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0595C74D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1cm"/>
    </style:style>
    <style:style style:name="co2" style:family="table-column">
      <style:table-column-properties fo:break-before="auto" style:column-width="7.066cm"/>
    </style:style>
    <style:style style:name="co3" style:family="table-column">
      <style:table-column-properties fo:break-before="auto" style:column-width="8.043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3.514cm"/>
    </style:style>
    <style:style style:name="co7" style:family="table-column">
      <style:table-column-properties fo:break-before="auto" style:column-width="9.082cm"/>
    </style:style>
    <style:style style:name="co8" style:family="table-column">
      <style:table-column-properties fo:break-before="auto" style:column-width="3.568cm"/>
    </style:style>
    <style:style style:name="co9" style:family="table-column">
      <style:table-column-properties fo:break-before="auto" style:column-width="3.822cm"/>
    </style:style>
    <style:style style:name="co10" style:family="table-column">
      <style:table-column-properties fo:break-before="auto" style:column-width="3.179cm"/>
    </style:style>
    <style:style style:name="co11" style:family="table-column">
      <style:table-column-properties fo:break-before="auto" style:column-width="3.877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7.033cm"/>
    </style:style>
    <style:style style:name="co15" style:family="table-column">
      <style:table-column-properties fo:break-before="auto" style:column-width="8.728cm"/>
    </style:style>
    <style:style style:name="co16" style:family="table-column">
      <style:table-column-properties fo:break-before="auto" style:column-width="3.533cm"/>
    </style:style>
    <style:style style:name="co17" style:family="table-column">
      <style:table-column-properties fo:break-before="auto" style:column-width="3.806cm"/>
    </style:style>
    <style:style style:name="co18" style:family="table-column">
      <style:table-column-properties fo:break-before="auto" style:column-width="5.147cm"/>
    </style:style>
    <style:style style:name="co19" style:family="table-column">
      <style:table-column-properties fo:break-before="auto" style:column-width="4.0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idden Terminal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Default"/>
        <table:table-row table:style-name="ro1">
          <table:table-cell table:number-columns-repeated="2"/>
          <table:table-cell office:value-type="string">
            <text:p>Received Packets with Hidden Terminal Problem</text:p>
          </table:table-cell>
          <table:table-cell table:number-columns-repeated="4"/>
          <table:table-cell office:value-type="string">
            <text:p>Last Packet Arrival Time with Hidden Terminal Problem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string">
            <text:p>Number Anchors</text:p>
          </table:table-cell>
          <table:table-cell office:value-type="string">
            <text:p>Max Random Time Between Transmisions</text:p>
          </table:table-cell>
          <table:table-cell office:value-type="string">
            <text:p>Average Packets received by Node</text:p>
          </table:table-cell>
          <table:table-cell office:value-type="string">
            <text:p>Desviación estandar</text:p>
          </table:table-cell>
          <table:table-cell office:value-type="string">
            <text:p>Intervalo de confianza</text:p>
          </table:table-cell>
          <table:table-cell office:value-type="string">
            <text:p>Interval 1</text:p>
          </table:table-cell>
          <table:table-cell office:value-type="string">
            <text:p>Interval 2</text:p>
          </table:table-cell>
          <table:table-cell office:value-type="string">
            <text:p>Tiempo llegada ultimo paquete</text:p>
          </table:table-cell>
          <table:table-cell office:value-type="string">
            <text:p>Desviación estandar</text:p>
          </table:table-cell>
          <table:table-cell office:value-type="string">
            <text:p>Intervalo de confianza</text:p>
          </table:table-cell>
          <table:table-cell office:value-type="string">
            <text:p>Interval 1</text:p>
          </table:table-cell>
          <table:table-cell office:value-type="string">
            <text:p>Interval 2</text:p>
          </table:table-cell>
          <table:table-cell/>
          <table:table-cell table:style-name="ce1" office:value-type="string">
            <text:p>Igual que antes pero en ms</text:p>
          </table:table-cell>
          <table:table-cell/>
          <table:table-cell office:value-type="string">
            <text:p>Int. Conf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 ms</text:p>
          </table:table-cell>
          <table:table-cell table:style-name="Default" office:value-type="float" office:value="0.726">
            <text:p>0.726</text:p>
          </table:table-cell>
          <table:table-cell table:style-name="Default" office:value-type="float" office:value="0.727635522396655">
            <text:p>0.727635522396655</text:p>
          </table:table-cell>
          <table:table-cell table:formula="of:=CONFIDENCE(0.05;[.D3];1000)" office:value-type="float" office:value="0.0450984882109781">
            <text:p>0.0450984882109781</text:p>
          </table:table-cell>
          <table:table-cell table:formula="of:=[.C3]-[.E3]" office:value-type="float" office:value="0.680901511789022">
            <text:p>0.680901511789022</text:p>
          </table:table-cell>
          <table:table-cell table:formula="of:=[.C3]+[.E3]" office:value-type="float" office:value="0.771098488210978">
            <text:p>0.771098488210978</text:p>
          </table:table-cell>
          <table:table-cell table:style-name="Default" office:value-type="float" office:value="0.011795483449548">
            <text:p>0.011795483449548</text:p>
          </table:table-cell>
          <table:table-cell table:style-name="Default" office:value-type="float" office:value="0.001154827747023">
            <text:p>0.001154827747023</text:p>
          </table:table-cell>
          <table:table-cell table:formula="of:=CONFIDENCE(0.05;[.I3];1000)" office:value-type="float" office:value="0.0000715756500772324">
            <text:p>0.0000715756500772324</text:p>
          </table:table-cell>
          <table:table-cell table:formula="of:=[.H3]-[.J3]" office:value-type="float" office:value="0.0117239077994708">
            <text:p>0.0117239077994708</text:p>
          </table:table-cell>
          <table:table-cell table:formula="of:=[.H3]+[.J3]" office:value-type="float" office:value="0.0118670590996252">
            <text:p>0.0118670590996252</text:p>
          </table:table-cell>
          <table:table-cell table:formula="of:=[.H3]*1000" office:value-type="float" office:value="11.795483449548">
            <text:p>11.795483449548</text:p>
          </table:table-cell>
          <table:table-cell table:formula="of:=[.K3]*1000" office:value-type="float" office:value="11.7239077994708">
            <text:p>11.7239077994708</text:p>
          </table:table-cell>
          <table:table-cell table:formula="of:=[.L3]*1000" office:value-type="float" office:value="11.8670590996252">
            <text:p>11.8670590996252</text:p>
          </table:table-cell>
          <table:table-cell table:formula="of:=[.J3]*1000" office:value-type="float" office:value="0.0715756500772324">
            <text:p>0.07157565007723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 ms</text:p>
          </table:table-cell>
          <table:table-cell table:style-name="Default" office:value-type="float" office:value="1.701">
            <text:p>1.701</text:p>
          </table:table-cell>
          <table:table-cell table:style-name="Default" office:value-type="float" office:value="1.21781857519176">
            <text:p>1.21781857519176</text:p>
          </table:table-cell>
          <table:table-cell table:formula="of:=CONFIDENCE(0.05;[.D4];1000)" office:value-type="float" office:value="0.0754797903152072">
            <text:p>0.0754797903152072</text:p>
          </table:table-cell>
          <table:table-cell table:formula="of:=[.C4]-[.E4]" office:value-type="float" office:value="1.62552020968479">
            <text:p>1.62552020968479</text:p>
          </table:table-cell>
          <table:table-cell table:formula="of:=[.C4]+[.E4]" office:value-type="float" office:value="1.77647979031521">
            <text:p>1.77647979031521</text:p>
          </table:table-cell>
          <table:table-cell table:style-name="Default" office:value-type="float" office:value="0.014274734808532">
            <text:p>0.014274734808532</text:p>
          </table:table-cell>
          <table:table-cell table:style-name="Default" office:value-type="float" office:value="0.003215102560663">
            <text:p>0.003215102560663</text:p>
          </table:table-cell>
          <table:table-cell table:formula="of:=CONFIDENCE(0.05;[.I4];1000)" office:value-type="float" office:value="0.00019927045954486">
            <text:p>0.00019927045954486</text:p>
          </table:table-cell>
          <table:table-cell table:formula="of:=[.H4]-[.J4]" office:value-type="float" office:value="0.0140754643489871">
            <text:p>0.0140754643489871</text:p>
          </table:table-cell>
          <table:table-cell table:formula="of:=[.H4]+[.J4]" office:value-type="float" office:value="0.0144740052680769">
            <text:p>0.0144740052680769</text:p>
          </table:table-cell>
          <table:table-cell table:formula="of:=[.H4]*1000" office:value-type="float" office:value="14.274734808532">
            <text:p>14.274734808532</text:p>
          </table:table-cell>
          <table:table-cell table:formula="of:=[.K4]*1000" office:value-type="float" office:value="14.0754643489871">
            <text:p>14.0754643489871</text:p>
          </table:table-cell>
          <table:table-cell table:formula="of:=[.L4]*1000" office:value-type="float" office:value="14.4740052680769">
            <text:p>14.4740052680769</text:p>
          </table:table-cell>
          <table:table-cell table:formula="of:=[.J4]*1000" office:value-type="float" office:value="0.19927045954486">
            <text:p>0.199270459544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 ms</text:p>
          </table:table-cell>
          <table:table-cell table:style-name="Default" office:value-type="float" office:value="2.845">
            <text:p>2.845</text:p>
          </table:table-cell>
          <table:table-cell table:style-name="Default" office:value-type="float" office:value="1.56570317315461">
            <text:p>1.56570317315461</text:p>
          </table:table-cell>
          <table:table-cell table:formula="of:=CONFIDENCE(0.05;[.D5];1000)" office:value-type="float" office:value="0.0970415048784716">
            <text:p>0.0970415048784716</text:p>
          </table:table-cell>
          <table:table-cell table:formula="of:=[.C5]-[.E5]" office:value-type="float" office:value="2.74795849512153">
            <text:p>2.74795849512153</text:p>
          </table:table-cell>
          <table:table-cell table:formula="of:=[.C5]+[.E5]" office:value-type="float" office:value="2.94204150487847">
            <text:p>2.94204150487847</text:p>
          </table:table-cell>
          <table:table-cell table:style-name="Default" office:value-type="float" office:value="0.017213151783687">
            <text:p>0.017213151783687</text:p>
          </table:table-cell>
          <table:table-cell table:style-name="Default" office:value-type="float" office:value="0.003892740283265">
            <text:p>0.003892740283265</text:p>
          </table:table-cell>
          <table:table-cell table:formula="of:=CONFIDENCE(0.05;[.I5];1000)" office:value-type="float" office:value="0.00024127010896195">
            <text:p>0.00024127010896195</text:p>
          </table:table-cell>
          <table:table-cell table:formula="of:=[.H5]-[.J5]" office:value-type="float" office:value="0.0169718816747251">
            <text:p>0.0169718816747251</text:p>
          </table:table-cell>
          <table:table-cell table:formula="of:=[.H5]+[.J5]" office:value-type="float" office:value="0.0174544218926489">
            <text:p>0.0174544218926489</text:p>
          </table:table-cell>
          <table:table-cell table:formula="of:=[.H5]*1000" office:value-type="float" office:value="17.213151783687">
            <text:p>17.213151783687</text:p>
          </table:table-cell>
          <table:table-cell table:formula="of:=[.K5]*1000" office:value-type="float" office:value="16.9718816747251">
            <text:p>16.9718816747251</text:p>
          </table:table-cell>
          <table:table-cell table:formula="of:=[.L5]*1000" office:value-type="float" office:value="17.4544218926489">
            <text:p>17.4544218926489</text:p>
          </table:table-cell>
          <table:table-cell table:formula="of:=[.J5]*1000" office:value-type="float" office:value="0.24127010896195">
            <text:p>0.241270108961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 ms</text:p>
          </table:table-cell>
          <table:table-cell table:style-name="Default" office:value-type="float" office:value="4.053">
            <text:p>4.053</text:p>
          </table:table-cell>
          <table:table-cell table:style-name="Default" office:value-type="float" office:value="1.85408431001091">
            <text:p>1.85408431001091</text:p>
          </table:table-cell>
          <table:table-cell table:formula="of:=CONFIDENCE(0.05;[.D6];1000)" office:value-type="float" office:value="0.114915224481859">
            <text:p>0.114915224481859</text:p>
          </table:table-cell>
          <table:table-cell table:formula="of:=[.C6]-[.E6]" office:value-type="float" office:value="3.93808477551814">
            <text:p>3.93808477551814</text:p>
          </table:table-cell>
          <table:table-cell table:formula="of:=[.C6]+[.E6]" office:value-type="float" office:value="4.16791522448186">
            <text:p>4.16791522448186</text:p>
          </table:table-cell>
          <table:table-cell table:style-name="Default" office:value-type="float" office:value="0.020296843688246">
            <text:p>0.020296843688246</text:p>
          </table:table-cell>
          <table:table-cell table:style-name="Default" office:value-type="float" office:value="0.004169570356451">
            <text:p>0.004169570356451</text:p>
          </table:table-cell>
          <table:table-cell table:formula="of:=CONFIDENCE(0.05;[.I6];1000)" office:value-type="float" office:value="0.000258427899377269">
            <text:p>0.000258427899377269</text:p>
          </table:table-cell>
          <table:table-cell table:formula="of:=[.H6]-[.J6]" office:value-type="float" office:value="0.0200384157888687">
            <text:p>0.0200384157888687</text:p>
          </table:table-cell>
          <table:table-cell table:formula="of:=[.H6]+[.J6]" office:value-type="float" office:value="0.0205552715876233">
            <text:p>0.0205552715876233</text:p>
          </table:table-cell>
          <table:table-cell table:formula="of:=[.H6]*1000" office:value-type="float" office:value="20.296843688246">
            <text:p>20.296843688246</text:p>
          </table:table-cell>
          <table:table-cell table:formula="of:=[.K6]*1000" office:value-type="float" office:value="20.0384157888687">
            <text:p>20.0384157888687</text:p>
          </table:table-cell>
          <table:table-cell table:formula="of:=[.L6]*1000" office:value-type="float" office:value="20.5552715876233">
            <text:p>20.5552715876233</text:p>
          </table:table-cell>
          <table:table-cell table:formula="of:=[.J6]*1000" office:value-type="float" office:value="0.258427899377269">
            <text:p>0.2584278993772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 ms</text:p>
          </table:table-cell>
          <table:table-cell table:style-name="Default" office:value-type="float" office:value="5.287">
            <text:p>5.287</text:p>
          </table:table-cell>
          <table:table-cell table:style-name="Default" office:value-type="float" office:value="2.15900261516569">
            <text:p>2.15900261516569</text:p>
          </table:table-cell>
          <table:table-cell table:formula="of:=CONFIDENCE(0.05;[.D7];1000)" office:value-type="float" office:value="0.133813909561225">
            <text:p>0.133813909561225</text:p>
          </table:table-cell>
          <table:table-cell table:formula="of:=[.C7]-[.E7]" office:value-type="float" office:value="5.15318609043877">
            <text:p>5.15318609043877</text:p>
          </table:table-cell>
          <table:table-cell table:formula="of:=[.C7]+[.E7]" office:value-type="float" office:value="5.42081390956123">
            <text:p>5.42081390956123</text:p>
          </table:table-cell>
          <table:table-cell table:style-name="Default" office:value-type="float" office:value="0.023251500115982">
            <text:p>0.023251500115982</text:p>
          </table:table-cell>
          <table:table-cell table:style-name="Default" office:value-type="float" office:value="0.004161972466125">
            <text:p>0.004161972466125</text:p>
          </table:table-cell>
          <table:table-cell table:formula="of:=CONFIDENCE(0.05;[.I7];1000)" office:value-type="float" office:value="0.000257956985909264">
            <text:p>0.000257956985909264</text:p>
          </table:table-cell>
          <table:table-cell table:formula="of:=[.H7]-[.J7]" office:value-type="float" office:value="0.0229935431300727">
            <text:p>0.0229935431300727</text:p>
          </table:table-cell>
          <table:table-cell table:formula="of:=[.H7]+[.J7]" office:value-type="float" office:value="0.0235094571018913">
            <text:p>0.0235094571018913</text:p>
          </table:table-cell>
          <table:table-cell table:formula="of:=[.H7]*1000" office:value-type="float" office:value="23.251500115982">
            <text:p>23.251500115982</text:p>
          </table:table-cell>
          <table:table-cell table:formula="of:=[.K7]*1000" office:value-type="float" office:value="22.9935431300727">
            <text:p>22.9935431300727</text:p>
          </table:table-cell>
          <table:table-cell table:formula="of:=[.L7]*1000" office:value-type="float" office:value="23.5094571018913">
            <text:p>23.5094571018913</text:p>
          </table:table-cell>
          <table:table-cell table:formula="of:=[.J7]*1000" office:value-type="float" office:value="0.257956985909264">
            <text:p>0.2579569859092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 ms</text:p>
          </table:table-cell>
          <table:table-cell table:style-name="Default" office:value-type="float" office:value="6.545">
            <text:p>6.545</text:p>
          </table:table-cell>
          <table:table-cell table:style-name="Default" office:value-type="float" office:value="2.29940476259885">
            <text:p>2.29940476259885</text:p>
          </table:table-cell>
          <table:table-cell table:formula="of:=CONFIDENCE(0.05;[.D8];1000)" office:value-type="float" office:value="0.142515964911622">
            <text:p>0.142515964911622</text:p>
          </table:table-cell>
          <table:table-cell table:formula="of:=[.C8]-[.E8]" office:value-type="float" office:value="6.40248403508838">
            <text:p>6.40248403508838</text:p>
          </table:table-cell>
          <table:table-cell table:formula="of:=[.C8]+[.E8]" office:value-type="float" office:value="6.68751596491162">
            <text:p>6.68751596491162</text:p>
          </table:table-cell>
          <table:table-cell table:style-name="Default" office:value-type="float" office:value="0.026002213718897">
            <text:p>0.026002213718897</text:p>
          </table:table-cell>
          <table:table-cell table:style-name="Default" office:value-type="float" office:value="0.004503168334447">
            <text:p>0.004503168334447</text:p>
          </table:table-cell>
          <table:table-cell table:formula="of:=CONFIDENCE(0.05;[.I8];1000)" office:value-type="float" office:value="0.000279104136332146">
            <text:p>0.000279104136332146</text:p>
          </table:table-cell>
          <table:table-cell table:formula="of:=[.H8]-[.J8]" office:value-type="float" office:value="0.0257231095825649">
            <text:p>0.0257231095825649</text:p>
          </table:table-cell>
          <table:table-cell table:formula="of:=[.H8]+[.J8]" office:value-type="float" office:value="0.0262813178552291">
            <text:p>0.0262813178552291</text:p>
          </table:table-cell>
          <table:table-cell table:formula="of:=[.H8]*1000" office:value-type="float" office:value="26.002213718897">
            <text:p>26.002213718897</text:p>
          </table:table-cell>
          <table:table-cell table:formula="of:=[.K8]*1000" office:value-type="float" office:value="25.7231095825649">
            <text:p>25.7231095825649</text:p>
          </table:table-cell>
          <table:table-cell table:formula="of:=[.L8]*1000" office:value-type="float" office:value="26.2813178552291">
            <text:p>26.2813178552291</text:p>
          </table:table-cell>
          <table:table-cell table:formula="of:=[.J8]*1000" office:value-type="float" office:value="0.279104136332146">
            <text:p>0.2791041363321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 ms</text:p>
          </table:table-cell>
          <table:table-cell table:style-name="Default" office:value-type="float" office:value="7.468">
            <text:p>7.468</text:p>
          </table:table-cell>
          <table:table-cell table:style-name="Default" office:value-type="float" office:value="2.41802043474054">
            <text:p>2.41802043474054</text:p>
          </table:table-cell>
          <table:table-cell table:formula="of:=CONFIDENCE(0.05;[.D9];1000)" office:value-type="float" office:value="0.14986770534631">
            <text:p>0.14986770534631</text:p>
          </table:table-cell>
          <table:table-cell table:formula="of:=[.C9]-[.E9]" office:value-type="float" office:value="7.31813229465369">
            <text:p>7.31813229465369</text:p>
          </table:table-cell>
          <table:table-cell table:formula="of:=[.C9]+[.E9]" office:value-type="float" office:value="7.61786770534631">
            <text:p>7.61786770534631</text:p>
          </table:table-cell>
          <table:table-cell table:style-name="Default" office:value-type="float" office:value="0.029167750421058">
            <text:p>0.029167750421058</text:p>
          </table:table-cell>
          <table:table-cell table:style-name="Default" office:value-type="float" office:value="0.004771533146252">
            <text:p>0.004771533146252</text:p>
          </table:table-cell>
          <table:table-cell table:formula="of:=CONFIDENCE(0.05;[.I9];1000)" office:value-type="float" office:value="0.000295737254052354">
            <text:p>0.000295737254052354</text:p>
          </table:table-cell>
          <table:table-cell table:formula="of:=[.H9]-[.J9]" office:value-type="float" office:value="0.0288720131670056">
            <text:p>0.0288720131670056</text:p>
          </table:table-cell>
          <table:table-cell table:formula="of:=[.H9]+[.J9]" office:value-type="float" office:value="0.0294634876751104">
            <text:p>0.0294634876751104</text:p>
          </table:table-cell>
          <table:table-cell table:formula="of:=[.H9]*1000" office:value-type="float" office:value="29.167750421058">
            <text:p>29.167750421058</text:p>
          </table:table-cell>
          <table:table-cell table:formula="of:=[.K9]*1000" office:value-type="float" office:value="28.8720131670056">
            <text:p>28.8720131670056</text:p>
          </table:table-cell>
          <table:table-cell table:formula="of:=[.L9]*1000" office:value-type="float" office:value="29.4634876751104">
            <text:p>29.4634876751104</text:p>
          </table:table-cell>
          <table:table-cell table:formula="of:=[.J9]*1000" office:value-type="float" office:value="0.295737254052354">
            <text:p>0.2957372540523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8 ms</text:p>
          </table:table-cell>
          <table:table-cell table:style-name="Default" office:value-type="float" office:value="8.326">
            <text:p>8.326</text:p>
          </table:table-cell>
          <table:table-cell table:style-name="Default" office:value-type="float" office:value="2.64740112803722">
            <text:p>2.64740112803722</text:p>
          </table:table-cell>
          <table:table-cell table:formula="of:=CONFIDENCE(0.05;[.D10];1000)" office:value-type="float" office:value="0.164084606767496">
            <text:p>0.164084606767496</text:p>
          </table:table-cell>
          <table:table-cell table:formula="of:=[.C10]-[.E10]" office:value-type="float" office:value="8.16191539323251">
            <text:p>8.16191539323251</text:p>
          </table:table-cell>
          <table:table-cell table:formula="of:=[.C10]+[.E10]" office:value-type="float" office:value="8.4900846067675">
            <text:p>8.4900846067675</text:p>
          </table:table-cell>
          <table:table-cell table:style-name="Default" office:value-type="float" office:value="0.031921382602704">
            <text:p>0.031921382602704</text:p>
          </table:table-cell>
          <table:table-cell table:style-name="Default" office:value-type="float" office:value="0.004810864501153">
            <text:p>0.004810864501153</text:p>
          </table:table-cell>
          <table:table-cell table:formula="of:=CONFIDENCE(0.05;[.I10];1000)" office:value-type="float" office:value="0.000298174991890499">
            <text:p>0.000298174991890499</text:p>
          </table:table-cell>
          <table:table-cell table:formula="of:=[.H10]-[.J10]" office:value-type="float" office:value="0.0316232076108135">
            <text:p>0.0316232076108135</text:p>
          </table:table-cell>
          <table:table-cell table:formula="of:=[.H10]+[.J10]" office:value-type="float" office:value="0.0322195575945945">
            <text:p>0.0322195575945945</text:p>
          </table:table-cell>
          <table:table-cell table:formula="of:=[.H10]*1000" office:value-type="float" office:value="31.921382602704">
            <text:p>31.921382602704</text:p>
          </table:table-cell>
          <table:table-cell table:formula="of:=[.K10]*1000" office:value-type="float" office:value="31.6232076108135">
            <text:p>31.6232076108135</text:p>
          </table:table-cell>
          <table:table-cell table:formula="of:=[.L10]*1000" office:value-type="float" office:value="32.2195575945945">
            <text:p>32.2195575945945</text:p>
          </table:table-cell>
          <table:table-cell table:formula="of:=[.J10]*1000" office:value-type="float" office:value="0.298174991890499">
            <text:p>0.2981749918904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9 ms</text:p>
          </table:table-cell>
          <table:table-cell table:style-name="Default" office:value-type="float" office:value="9.128">
            <text:p>9.128</text:p>
          </table:table-cell>
          <table:table-cell table:style-name="Default" office:value-type="float" office:value="2.75048744428714">
            <text:p>2.75048744428714</text:p>
          </table:table-cell>
          <table:table-cell table:formula="of:=CONFIDENCE(0.05;[.D11];1000)" office:value-type="float" office:value="0.170473845438524">
            <text:p>0.170473845438524</text:p>
          </table:table-cell>
          <table:table-cell table:formula="of:=[.C11]-[.E11]" office:value-type="float" office:value="8.95752615456148">
            <text:p>8.95752615456148</text:p>
          </table:table-cell>
          <table:table-cell table:formula="of:=[.C11]+[.E11]" office:value-type="float" office:value="9.29847384543852">
            <text:p>9.29847384543852</text:p>
          </table:table-cell>
          <table:table-cell table:style-name="Default" office:value-type="float" office:value="0.034677999165196">
            <text:p>0.034677999165196</text:p>
          </table:table-cell>
          <table:table-cell table:style-name="Default" office:value-type="float" office:value="0.005466906131352">
            <text:p>0.005466906131352</text:p>
          </table:table-cell>
          <table:table-cell table:formula="of:=CONFIDENCE(0.05;[.I11];1000)" office:value-type="float" office:value="0.000338836126228732">
            <text:p>0.000338836126228732</text:p>
          </table:table-cell>
          <table:table-cell table:formula="of:=[.H11]-[.J11]" office:value-type="float" office:value="0.0343391630389673">
            <text:p>0.0343391630389673</text:p>
          </table:table-cell>
          <table:table-cell table:formula="of:=[.H11]+[.J11]" office:value-type="float" office:value="0.0350168352914247">
            <text:p>0.0350168352914247</text:p>
          </table:table-cell>
          <table:table-cell table:formula="of:=[.H11]*1000" office:value-type="float" office:value="34.677999165196">
            <text:p>34.677999165196</text:p>
          </table:table-cell>
          <table:table-cell table:formula="of:=[.K11]*1000" office:value-type="float" office:value="34.3391630389673">
            <text:p>34.3391630389673</text:p>
          </table:table-cell>
          <table:table-cell table:formula="of:=[.L11]*1000" office:value-type="float" office:value="35.0168352914247">
            <text:p>35.0168352914247</text:p>
          </table:table-cell>
          <table:table-cell table:formula="of:=[.J11]*1000" office:value-type="float" office:value="0.338836126228732">
            <text:p>0.3388361262287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 ms</text:p>
          </table:table-cell>
          <table:table-cell table:style-name="Default" office:value-type="float" office:value="9.947">
            <text:p>9.947</text:p>
          </table:table-cell>
          <table:table-cell table:style-name="Default" office:value-type="float" office:value="2.64219079026708">
            <text:p>2.64219079026708</text:p>
          </table:table-cell>
          <table:table-cell table:formula="of:=CONFIDENCE(0.05;[.D12];1000)" office:value-type="float" office:value="0.16376167262084">
            <text:p>0.16376167262084</text:p>
          </table:table-cell>
          <table:table-cell table:formula="of:=[.C12]-[.E12]" office:value-type="float" office:value="9.78323832737916">
            <text:p>9.78323832737916</text:p>
          </table:table-cell>
          <table:table-cell table:formula="of:=[.C12]+[.E12]" office:value-type="float" office:value="10.1107616726208">
            <text:p>10.1107616726208</text:p>
          </table:table-cell>
          <table:table-cell table:style-name="Default" office:value-type="float" office:value="0.037456274932301">
            <text:p>0.037456274932301</text:p>
          </table:table-cell>
          <table:table-cell table:style-name="Default" office:value-type="float" office:value="0.005724222224114">
            <text:p>0.005724222224114</text:p>
          </table:table-cell>
          <table:table-cell table:formula="of:=CONFIDENCE(0.05;[.I12];1000)" office:value-type="float" office:value="0.000354784449831323">
            <text:p>0.000354784449831323</text:p>
          </table:table-cell>
          <table:table-cell table:formula="of:=[.H12]-[.J12]" office:value-type="float" office:value="0.0371014904824697">
            <text:p>0.0371014904824697</text:p>
          </table:table-cell>
          <table:table-cell table:formula="of:=[.H12]+[.J12]" office:value-type="float" office:value="0.0378110593821323">
            <text:p>0.0378110593821323</text:p>
          </table:table-cell>
          <table:table-cell table:formula="of:=[.H12]*1000" office:value-type="float" office:value="37.456274932301">
            <text:p>37.456274932301</text:p>
          </table:table-cell>
          <table:table-cell table:formula="of:=[.K12]*1000" office:value-type="float" office:value="37.1014904824697">
            <text:p>37.1014904824697</text:p>
          </table:table-cell>
          <table:table-cell table:formula="of:=[.L12]*1000" office:value-type="float" office:value="37.8110593821323">
            <text:p>37.8110593821323</text:p>
          </table:table-cell>
          <table:table-cell table:formula="of:=[.J12]*1000" office:value-type="float" office:value="0.354784449831323">
            <text:p>0.3547844498313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1 ms</text:p>
          </table:table-cell>
          <table:table-cell table:style-name="Default" office:value-type="float" office:value="10.896">
            <text:p>10.896</text:p>
          </table:table-cell>
          <table:table-cell table:style-name="Default" office:value-type="float" office:value="2.93867654222438">
            <text:p>2.93867654222438</text:p>
          </table:table-cell>
          <table:table-cell table:formula="of:=CONFIDENCE(0.05;[.D13];1000)" office:value-type="float" office:value="0.182137712242062">
            <text:p>0.182137712242062</text:p>
          </table:table-cell>
          <table:table-cell table:formula="of:=[.C13]-[.E13]" office:value-type="float" office:value="10.7138622877579">
            <text:p>10.7138622877579</text:p>
          </table:table-cell>
          <table:table-cell table:formula="of:=[.C13]+[.E13]" office:value-type="float" office:value="11.0781377122421">
            <text:p>11.0781377122421</text:p>
          </table:table-cell>
          <table:table-cell table:style-name="Default" office:value-type="float" office:value="0.041196505082369">
            <text:p>0.041196505082369</text:p>
          </table:table-cell>
          <table:table-cell table:style-name="Default" office:value-type="float" office:value="0.00633554297665">
            <text:p>0.00633554297665</text:p>
          </table:table-cell>
          <table:table-cell table:formula="of:=CONFIDENCE(0.05;[.I13];1000)" office:value-type="float" office:value="0.000392673806387972">
            <text:p>0.000392673806387972</text:p>
          </table:table-cell>
          <table:table-cell table:formula="of:=[.H13]-[.J13]" office:value-type="float" office:value="0.040803831275981">
            <text:p>0.040803831275981</text:p>
          </table:table-cell>
          <table:table-cell table:formula="of:=[.H13]+[.J13]" office:value-type="float" office:value="0.041589178888757">
            <text:p>0.041589178888757</text:p>
          </table:table-cell>
          <table:table-cell table:formula="of:=[.H13]*1000" office:value-type="float" office:value="41.196505082369">
            <text:p>41.196505082369</text:p>
          </table:table-cell>
          <table:table-cell table:formula="of:=[.K13]*1000" office:value-type="float" office:value="40.803831275981">
            <text:p>40.803831275981</text:p>
          </table:table-cell>
          <table:table-cell table:formula="of:=[.L13]*1000" office:value-type="float" office:value="41.589178888757">
            <text:p>41.589178888757</text:p>
          </table:table-cell>
          <table:table-cell table:formula="of:=[.J13]*1000" office:value-type="float" office:value="0.392673806387972">
            <text:p>0.3926738063879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2 ms</text:p>
          </table:table-cell>
          <table:table-cell table:style-name="Default" office:value-type="float" office:value="11.54">
            <text:p>11.54</text:p>
          </table:table-cell>
          <table:table-cell table:style-name="Default" office:value-type="float" office:value="2.80040037177584">
            <text:p>2.80040037177584</text:p>
          </table:table-cell>
          <table:table-cell table:formula="of:=CONFIDENCE(0.05;[.D14];1000)" office:value-type="float" office:value="0.173567423889051">
            <text:p>0.173567423889051</text:p>
          </table:table-cell>
          <table:table-cell table:formula="of:=[.C14]-[.E14]" office:value-type="float" office:value="11.3664325761109">
            <text:p>11.3664325761109</text:p>
          </table:table-cell>
          <table:table-cell table:formula="of:=[.C14]+[.E14]" office:value-type="float" office:value="11.7135674238891">
            <text:p>11.7135674238891</text:p>
          </table:table-cell>
          <table:table-cell table:style-name="Default" office:value-type="float" office:value="0.043498222897486">
            <text:p>0.043498222897486</text:p>
          </table:table-cell>
          <table:table-cell table:style-name="Default" office:value-type="float" office:value="0.006627830395253">
            <text:p>0.006627830395253</text:p>
          </table:table-cell>
          <table:table-cell table:formula="of:=CONFIDENCE(0.05;[.I14];1000)" office:value-type="float" office:value="0.000410789635393499">
            <text:p>0.000410789635393499</text:p>
          </table:table-cell>
          <table:table-cell table:formula="of:=[.H14]-[.J14]" office:value-type="float" office:value="0.0430874332620925">
            <text:p>0.0430874332620925</text:p>
          </table:table-cell>
          <table:table-cell table:formula="of:=[.H14]+[.J14]" office:value-type="float" office:value="0.0439090125328795">
            <text:p>0.0439090125328795</text:p>
          </table:table-cell>
          <table:table-cell table:formula="of:=[.H14]*1000" office:value-type="float" office:value="43.498222897486">
            <text:p>43.498222897486</text:p>
          </table:table-cell>
          <table:table-cell table:formula="of:=[.K14]*1000" office:value-type="float" office:value="43.0874332620925">
            <text:p>43.0874332620925</text:p>
          </table:table-cell>
          <table:table-cell table:formula="of:=[.L14]*1000" office:value-type="float" office:value="43.9090125328795">
            <text:p>43.9090125328795</text:p>
          </table:table-cell>
          <table:table-cell table:formula="of:=[.J14]*1000" office:value-type="float" office:value="0.410789635393499">
            <text:p>0.4107896353934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3 ms</text:p>
          </table:table-cell>
          <table:table-cell table:style-name="Default" office:value-type="float" office:value="11.899">
            <text:p>11.899</text:p>
          </table:table-cell>
          <table:table-cell table:style-name="Default" office:value-type="float" office:value="2.83599045164857">
            <text:p>2.83599045164857</text:p>
          </table:table-cell>
          <table:table-cell table:formula="of:=CONFIDENCE(0.05;[.D15];1000)" office:value-type="float" office:value="0.175773279359495">
            <text:p>0.175773279359495</text:p>
          </table:table-cell>
          <table:table-cell table:formula="of:=[.C15]-[.E15]" office:value-type="float" office:value="11.7232267206405">
            <text:p>11.7232267206405</text:p>
          </table:table-cell>
          <table:table-cell table:formula="of:=[.C15]+[.E15]" office:value-type="float" office:value="12.0747732793595">
            <text:p>12.0747732793595</text:p>
          </table:table-cell>
          <table:table-cell table:style-name="Default" office:value-type="float" office:value="0.046176824173669">
            <text:p>0.046176824173669</text:p>
          </table:table-cell>
          <table:table-cell table:style-name="Default" office:value-type="float" office:value="0.006709790267435">
            <text:p>0.006709790267435</text:p>
          </table:table-cell>
          <table:table-cell table:formula="of:=CONFIDENCE(0.05;[.I15];1000)" office:value-type="float" office:value="0.000415869467556171">
            <text:p>0.000415869467556171</text:p>
          </table:table-cell>
          <table:table-cell table:formula="of:=[.H15]-[.J15]" office:value-type="float" office:value="0.0457609547061128">
            <text:p>0.0457609547061128</text:p>
          </table:table-cell>
          <table:table-cell table:formula="of:=[.H15]+[.J15]" office:value-type="float" office:value="0.0465926936412252">
            <text:p>0.0465926936412252</text:p>
          </table:table-cell>
          <table:table-cell table:formula="of:=[.H15]*1000" office:value-type="float" office:value="46.176824173669">
            <text:p>46.176824173669</text:p>
          </table:table-cell>
          <table:table-cell table:formula="of:=[.K15]*1000" office:value-type="float" office:value="45.7609547061128">
            <text:p>45.7609547061128</text:p>
          </table:table-cell>
          <table:table-cell table:formula="of:=[.L15]*1000" office:value-type="float" office:value="46.5926936412252">
            <text:p>46.5926936412252</text:p>
          </table:table-cell>
          <table:table-cell table:formula="of:=[.J15]*1000" office:value-type="float" office:value="0.415869467556171">
            <text:p>0.4158694675561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4 ms</text:p>
          </table:table-cell>
          <table:table-cell table:style-name="Default" office:value-type="float" office:value="12.42">
            <text:p>12.42</text:p>
          </table:table-cell>
          <table:table-cell table:style-name="Default" office:value-type="float" office:value="2.87399719204105">
            <text:p>2.87399719204105</text:p>
          </table:table-cell>
          <table:table-cell table:formula="of:=CONFIDENCE(0.05;[.D16];1000)" office:value-type="float" office:value="0.17812891824843">
            <text:p>0.17812891824843</text:p>
          </table:table-cell>
          <table:table-cell table:formula="of:=[.C16]-[.E16]" office:value-type="float" office:value="12.2418710817516">
            <text:p>12.2418710817516</text:p>
          </table:table-cell>
          <table:table-cell table:formula="of:=[.C16]+[.E16]" office:value-type="float" office:value="12.5981289182484">
            <text:p>12.5981289182484</text:p>
          </table:table-cell>
          <table:table-cell table:style-name="Default" office:value-type="float" office:value="0.048973800346041">
            <text:p>0.048973800346041</text:p>
          </table:table-cell>
          <table:table-cell table:style-name="Default" office:value-type="float" office:value="0.007044260366973">
            <text:p>0.007044260366973</text:p>
          </table:table-cell>
          <table:table-cell table:formula="of:=CONFIDENCE(0.05;[.I16];1000)" office:value-type="float" office:value="0.000436599758170977">
            <text:p>0.000436599758170977</text:p>
          </table:table-cell>
          <table:table-cell table:formula="of:=[.H16]-[.J16]" office:value-type="float" office:value="0.04853720058787">
            <text:p>0.04853720058787</text:p>
          </table:table-cell>
          <table:table-cell table:formula="of:=[.H16]+[.J16]" office:value-type="float" office:value="0.049410400104212">
            <text:p>0.049410400104212</text:p>
          </table:table-cell>
          <table:table-cell table:formula="of:=[.H16]*1000" office:value-type="float" office:value="48.973800346041">
            <text:p>48.973800346041</text:p>
          </table:table-cell>
          <table:table-cell table:formula="of:=[.K16]*1000" office:value-type="float" office:value="48.53720058787">
            <text:p>48.53720058787</text:p>
          </table:table-cell>
          <table:table-cell table:formula="of:=[.L16]*1000" office:value-type="float" office:value="49.410400104212">
            <text:p>49.410400104212</text:p>
          </table:table-cell>
          <table:table-cell table:formula="of:=[.J16]*1000" office:value-type="float" office:value="0.436599758170977">
            <text:p>0.4365997581709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5 ms</text:p>
          </table:table-cell>
          <table:table-cell table:style-name="Default" office:value-type="float" office:value="13.003">
            <text:p>13.003</text:p>
          </table:table-cell>
          <table:table-cell table:style-name="Default" office:value-type="float" office:value="2.96036395646798">
            <text:p>2.96036395646798</text:p>
          </table:table-cell>
          <table:table-cell table:formula="of:=CONFIDENCE(0.05;[.D17];1000)" office:value-type="float" office:value="0.183481887403233">
            <text:p>0.183481887403233</text:p>
          </table:table-cell>
          <table:table-cell table:formula="of:=[.C17]-[.E17]" office:value-type="float" office:value="12.8195181125968">
            <text:p>12.8195181125968</text:p>
          </table:table-cell>
          <table:table-cell table:formula="of:=[.C17]+[.E17]" office:value-type="float" office:value="13.1864818874032">
            <text:p>13.1864818874032</text:p>
          </table:table-cell>
          <table:table-cell table:style-name="Default" office:value-type="float" office:value="0.052004903913109">
            <text:p>0.052004903913109</text:p>
          </table:table-cell>
          <table:table-cell table:style-name="Default" office:value-type="float" office:value="0.007516054734529">
            <text:p>0.007516054734529</text:p>
          </table:table-cell>
          <table:table-cell table:formula="of:=CONFIDENCE(0.05;[.I17];1000)" office:value-type="float" office:value="0.000465841338699025">
            <text:p>0.000465841338699025</text:p>
          </table:table-cell>
          <table:table-cell table:formula="of:=[.H17]-[.J17]" office:value-type="float" office:value="0.05153906257441">
            <text:p>0.05153906257441</text:p>
          </table:table-cell>
          <table:table-cell table:formula="of:=[.H17]+[.J17]" office:value-type="float" office:value="0.052470745251808">
            <text:p>0.052470745251808</text:p>
          </table:table-cell>
          <table:table-cell table:formula="of:=[.H17]*1000" office:value-type="float" office:value="52.004903913109">
            <text:p>52.004903913109</text:p>
          </table:table-cell>
          <table:table-cell table:formula="of:=[.K17]*1000" office:value-type="float" office:value="51.53906257441">
            <text:p>51.53906257441</text:p>
          </table:table-cell>
          <table:table-cell table:formula="of:=[.L17]*1000" office:value-type="float" office:value="52.470745251808">
            <text:p>52.470745251808</text:p>
          </table:table-cell>
          <table:table-cell table:formula="of:=[.J17]*1000" office:value-type="float" office:value="0.465841338699025">
            <text:p>0.46584133869902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6 ms</text:p>
          </table:table-cell>
          <table:table-cell table:style-name="Default" office:value-type="float" office:value="13.519">
            <text:p>13.519</text:p>
          </table:table-cell>
          <table:table-cell table:style-name="Default" office:value-type="float" office:value="2.82092123190219">
            <text:p>2.82092123190219</text:p>
          </table:table-cell>
          <table:table-cell table:formula="of:=CONFIDENCE(0.05;[.D18];1000)" office:value-type="float" office:value="0.174839296605544">
            <text:p>0.174839296605544</text:p>
          </table:table-cell>
          <table:table-cell table:formula="of:=[.C18]-[.E18]" office:value-type="float" office:value="13.3441607033945">
            <text:p>13.3441607033945</text:p>
          </table:table-cell>
          <table:table-cell table:formula="of:=[.C18]+[.E18]" office:value-type="float" office:value="13.6938392966055">
            <text:p>13.6938392966055</text:p>
          </table:table-cell>
          <table:table-cell table:style-name="Default" office:value-type="float" office:value="0.054793550426677">
            <text:p>0.054793550426677</text:p>
          </table:table-cell>
          <table:table-cell table:style-name="Default" office:value-type="float" office:value="0.008143897206255">
            <text:p>0.008143897206255</text:p>
          </table:table-cell>
          <table:table-cell table:formula="of:=CONFIDENCE(0.05;[.I18];1000)" office:value-type="float" office:value="0.000504754703203585">
            <text:p>0.000504754703203585</text:p>
          </table:table-cell>
          <table:table-cell table:formula="of:=[.H18]-[.J18]" office:value-type="float" office:value="0.0542887957234734">
            <text:p>0.0542887957234734</text:p>
          </table:table-cell>
          <table:table-cell table:formula="of:=[.H18]+[.J18]" office:value-type="float" office:value="0.0552983051298806">
            <text:p>0.0552983051298806</text:p>
          </table:table-cell>
          <table:table-cell table:formula="of:=[.H18]*1000" office:value-type="float" office:value="54.793550426677">
            <text:p>54.793550426677</text:p>
          </table:table-cell>
          <table:table-cell table:formula="of:=[.K18]*1000" office:value-type="float" office:value="54.2887957234734">
            <text:p>54.2887957234734</text:p>
          </table:table-cell>
          <table:table-cell table:formula="of:=[.L18]*1000" office:value-type="float" office:value="55.2983051298806">
            <text:p>55.2983051298806</text:p>
          </table:table-cell>
          <table:table-cell table:formula="of:=[.J18]*1000" office:value-type="float" office:value="0.504754703203585">
            <text:p>0.5047547032035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7 ms</text:p>
          </table:table-cell>
          <table:table-cell table:style-name="Default" office:value-type="float" office:value="13.947">
            <text:p>13.947</text:p>
          </table:table-cell>
          <table:table-cell table:style-name="Default" office:value-type="float" office:value="2.95650671095669">
            <text:p>2.95650671095669</text:p>
          </table:table-cell>
          <table:table-cell table:formula="of:=CONFIDENCE(0.05;[.D19];1000)" office:value-type="float" office:value="0.183242817242605">
            <text:p>0.183242817242605</text:p>
          </table:table-cell>
          <table:table-cell table:formula="of:=[.C19]-[.E19]" office:value-type="float" office:value="13.7637571827574">
            <text:p>13.7637571827574</text:p>
          </table:table-cell>
          <table:table-cell table:formula="of:=[.C19]+[.E19]" office:value-type="float" office:value="14.1302428172426">
            <text:p>14.1302428172426</text:p>
          </table:table-cell>
          <table:table-cell table:style-name="Default" office:value-type="float" office:value="0.057447792677479">
            <text:p>0.057447792677479</text:p>
          </table:table-cell>
          <table:table-cell table:style-name="Default" office:value-type="float" office:value="0.008461940591322">
            <text:p>0.008461940591322</text:p>
          </table:table-cell>
          <table:table-cell table:formula="of:=CONFIDENCE(0.05;[.I19];1000)" office:value-type="float" office:value="0.00052446687421577">
            <text:p>0.00052446687421577</text:p>
          </table:table-cell>
          <table:table-cell table:formula="of:=[.H19]-[.J19]" office:value-type="float" office:value="0.0569233258032632">
            <text:p>0.0569233258032632</text:p>
          </table:table-cell>
          <table:table-cell table:formula="of:=[.H19]+[.J19]" office:value-type="float" office:value="0.0579722595516948">
            <text:p>0.0579722595516948</text:p>
          </table:table-cell>
          <table:table-cell table:formula="of:=[.H19]*1000" office:value-type="float" office:value="57.447792677479">
            <text:p>57.447792677479</text:p>
          </table:table-cell>
          <table:table-cell table:formula="of:=[.K19]*1000" office:value-type="float" office:value="56.9233258032632">
            <text:p>56.9233258032632</text:p>
          </table:table-cell>
          <table:table-cell table:formula="of:=[.L19]*1000" office:value-type="float" office:value="57.9722595516948">
            <text:p>57.9722595516948</text:p>
          </table:table-cell>
          <table:table-cell table:formula="of:=[.J19]*1000" office:value-type="float" office:value="0.52446687421577">
            <text:p>0.524466874215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8 ms</text:p>
          </table:table-cell>
          <table:table-cell table:style-name="Default" office:value-type="float" office:value="14.282">
            <text:p>14.282</text:p>
          </table:table-cell>
          <table:table-cell table:style-name="Default" office:value-type="float" office:value="2.96534471339662">
            <text:p>2.96534471339662</text:p>
          </table:table-cell>
          <table:table-cell table:formula="of:=CONFIDENCE(0.05;[.D20];1000)" office:value-type="float" office:value="0.183790592243382">
            <text:p>0.183790592243382</text:p>
          </table:table-cell>
          <table:table-cell table:formula="of:=[.C20]-[.E20]" office:value-type="float" office:value="14.0982094077566">
            <text:p>14.0982094077566</text:p>
          </table:table-cell>
          <table:table-cell table:formula="of:=[.C20]+[.E20]" office:value-type="float" office:value="14.4657905922434">
            <text:p>14.4657905922434</text:p>
          </table:table-cell>
          <table:table-cell table:style-name="Default" office:value-type="float" office:value="0.060799008209148">
            <text:p>0.060799008209148</text:p>
          </table:table-cell>
          <table:table-cell table:style-name="Default" office:value-type="float" office:value="0.008918542183708">
            <text:p>0.008918542183708</text:p>
          </table:table-cell>
          <table:table-cell table:formula="of:=CONFIDENCE(0.05;[.I20];1000)" office:value-type="float" office:value="0.000552766814086089">
            <text:p>0.000552766814086089</text:p>
          </table:table-cell>
          <table:table-cell table:formula="of:=[.H20]-[.J20]" office:value-type="float" office:value="0.0602462413950619">
            <text:p>0.0602462413950619</text:p>
          </table:table-cell>
          <table:table-cell table:formula="of:=[.H20]+[.J20]" office:value-type="float" office:value="0.0613517750232341">
            <text:p>0.0613517750232341</text:p>
          </table:table-cell>
          <table:table-cell table:formula="of:=[.H20]*1000" office:value-type="float" office:value="60.799008209148">
            <text:p>60.799008209148</text:p>
          </table:table-cell>
          <table:table-cell table:formula="of:=[.K20]*1000" office:value-type="float" office:value="60.2462413950619">
            <text:p>60.2462413950619</text:p>
          </table:table-cell>
          <table:table-cell table:formula="of:=[.L20]*1000" office:value-type="float" office:value="61.3517750232341">
            <text:p>61.3517750232341</text:p>
          </table:table-cell>
          <table:table-cell table:formula="of:=[.J20]*1000" office:value-type="float" office:value="0.552766814086089">
            <text:p>0.5527668140860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9 ms</text:p>
          </table:table-cell>
          <table:table-cell table:style-name="Default" office:value-type="float" office:value="14.685">
            <text:p>14.685</text:p>
          </table:table-cell>
          <table:table-cell table:style-name="Default" office:value-type="float" office:value="2.95982018635179">
            <text:p>2.95982018635179</text:p>
          </table:table-cell>
          <table:table-cell table:formula="of:=CONFIDENCE(0.05;[.D21];1000)" office:value-type="float" office:value="0.18344818480156">
            <text:p>0.18344818480156</text:p>
          </table:table-cell>
          <table:table-cell table:formula="of:=[.C21]-[.E21]" office:value-type="float" office:value="14.5015518151984">
            <text:p>14.5015518151984</text:p>
          </table:table-cell>
          <table:table-cell table:formula="of:=[.C21]+[.E21]" office:value-type="float" office:value="14.8684481848016">
            <text:p>14.8684481848016</text:p>
          </table:table-cell>
          <table:table-cell table:style-name="Default" office:value-type="float" office:value="0.063197097702897">
            <text:p>0.063197097702897</text:p>
          </table:table-cell>
          <table:table-cell table:style-name="Default" office:value-type="float" office:value="0.009381114388685">
            <text:p>0.009381114388685</text:p>
          </table:table-cell>
          <table:table-cell table:formula="of:=CONFIDENCE(0.05;[.I21];1000)" office:value-type="float" office:value="0.000581436809558781">
            <text:p>0.000581436809558781</text:p>
          </table:table-cell>
          <table:table-cell table:formula="of:=[.H21]-[.J21]" office:value-type="float" office:value="0.0626156608933382">
            <text:p>0.0626156608933382</text:p>
          </table:table-cell>
          <table:table-cell table:formula="of:=[.H21]+[.J21]" office:value-type="float" office:value="0.0637785345124558">
            <text:p>0.0637785345124558</text:p>
          </table:table-cell>
          <table:table-cell table:formula="of:=[.H21]*1000" office:value-type="float" office:value="63.197097702897">
            <text:p>63.197097702897</text:p>
          </table:table-cell>
          <table:table-cell table:formula="of:=[.K21]*1000" office:value-type="float" office:value="62.6156608933382">
            <text:p>62.6156608933382</text:p>
          </table:table-cell>
          <table:table-cell table:formula="of:=[.L21]*1000" office:value-type="float" office:value="63.7785345124558">
            <text:p>63.7785345124558</text:p>
          </table:table-cell>
          <table:table-cell table:formula="of:=[.J21]*1000" office:value-type="float" office:value="0.581436809558781">
            <text:p>0.5814368095587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 ms</text:p>
          </table:table-cell>
          <table:table-cell table:style-name="Default" office:value-type="float" office:value="14.94">
            <text:p>14.94</text:p>
          </table:table-cell>
          <table:table-cell table:style-name="Default" office:value-type="float" office:value="2.96803120084834">
            <text:p>2.96803120084834</text:p>
          </table:table-cell>
          <table:table-cell table:formula="of:=CONFIDENCE(0.05;[.D22];1000)" office:value-type="float" office:value="0.183957099401074">
            <text:p>0.183957099401074</text:p>
          </table:table-cell>
          <table:table-cell table:formula="of:=[.C22]-[.E22]" office:value-type="float" office:value="14.7560429005989">
            <text:p>14.7560429005989</text:p>
          </table:table-cell>
          <table:table-cell table:formula="of:=[.C22]+[.E22]" office:value-type="float" office:value="15.1239570994011">
            <text:p>15.1239570994011</text:p>
          </table:table-cell>
          <table:table-cell table:style-name="Default" office:value-type="float" office:value="0.065805532794055">
            <text:p>0.065805532794055</text:p>
          </table:table-cell>
          <table:table-cell table:style-name="Default" office:value-type="float" office:value="0.009413089522507">
            <text:p>0.009413089522507</text:p>
          </table:table-cell>
          <table:table-cell table:formula="of:=CONFIDENCE(0.05;[.I22];1000)" office:value-type="float" office:value="0.000583418612468796">
            <text:p>0.000583418612468796</text:p>
          </table:table-cell>
          <table:table-cell table:formula="of:=[.H22]-[.J22]" office:value-type="float" office:value="0.0652221141815862">
            <text:p>0.0652221141815862</text:p>
          </table:table-cell>
          <table:table-cell table:formula="of:=[.H22]+[.J22]" office:value-type="float" office:value="0.0663889514065238">
            <text:p>0.0663889514065238</text:p>
          </table:table-cell>
          <table:table-cell table:formula="of:=[.H22]*1000" office:value-type="float" office:value="65.805532794055">
            <text:p>65.805532794055</text:p>
          </table:table-cell>
          <table:table-cell table:formula="of:=[.K22]*1000" office:value-type="float" office:value="65.2221141815862">
            <text:p>65.2221141815862</text:p>
          </table:table-cell>
          <table:table-cell table:formula="of:=[.L22]*1000" office:value-type="float" office:value="66.3889514065238">
            <text:p>66.3889514065238</text:p>
          </table:table-cell>
          <table:table-cell table:formula="of:=[.J22]*1000" office:value-type="float" office:value="0.583418612468796">
            <text:p>0.5834186124687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1 ms</text:p>
          </table:table-cell>
          <table:table-cell table:style-name="Default" office:value-type="float" office:value="15.287">
            <text:p>15.287</text:p>
          </table:table-cell>
          <table:table-cell table:style-name="Default" office:value-type="float" office:value="2.93278574604969">
            <text:p>2.93278574604969</text:p>
          </table:table-cell>
          <table:table-cell table:formula="of:=CONFIDENCE(0.05;[.D23];1000)" office:value-type="float" office:value="0.181772603621523">
            <text:p>0.181772603621523</text:p>
          </table:table-cell>
          <table:table-cell table:formula="of:=[.C23]-[.E23]" office:value-type="float" office:value="15.1052273963785">
            <text:p>15.1052273963785</text:p>
          </table:table-cell>
          <table:table-cell table:formula="of:=[.C23]+[.E23]" office:value-type="float" office:value="15.4687726036215">
            <text:p>15.4687726036215</text:p>
          </table:table-cell>
          <table:table-cell table:style-name="Default" office:value-type="float" office:value="0.068361164609033">
            <text:p>0.068361164609033</text:p>
          </table:table-cell>
          <table:table-cell table:style-name="Default" office:value-type="float" office:value="0.010467089384612">
            <text:p>0.010467089384612</text:p>
          </table:table-cell>
          <table:table-cell table:formula="of:=CONFIDENCE(0.05;[.I23];1000)" office:value-type="float" office:value="0.000648745000327033">
            <text:p>0.000648745000327033</text:p>
          </table:table-cell>
          <table:table-cell table:formula="of:=[.H23]-[.J23]" office:value-type="float" office:value="0.067712419608706">
            <text:p>0.067712419608706</text:p>
          </table:table-cell>
          <table:table-cell table:formula="of:=[.H23]+[.J23]" office:value-type="float" office:value="0.06900990960936">
            <text:p>0.06900990960936</text:p>
          </table:table-cell>
          <table:table-cell table:formula="of:=[.H23]*1000" office:value-type="float" office:value="68.361164609033">
            <text:p>68.361164609033</text:p>
          </table:table-cell>
          <table:table-cell table:formula="of:=[.K23]*1000" office:value-type="float" office:value="67.712419608706">
            <text:p>67.712419608706</text:p>
          </table:table-cell>
          <table:table-cell table:formula="of:=[.L23]*1000" office:value-type="float" office:value="69.00990960936">
            <text:p>69.00990960936</text:p>
          </table:table-cell>
          <table:table-cell table:formula="of:=[.J23]*1000" office:value-type="float" office:value="0.648745000327033">
            <text:p>0.6487450003270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2 ms</text:p>
          </table:table-cell>
          <table:table-cell table:style-name="Default" office:value-type="float" office:value="15.645">
            <text:p>15.645</text:p>
          </table:table-cell>
          <table:table-cell table:style-name="Default" office:value-type="float" office:value="2.97217240563343">
            <text:p>2.97217240563343</text:p>
          </table:table-cell>
          <table:table-cell table:formula="of:=CONFIDENCE(0.05;[.D24];1000)" office:value-type="float" office:value="0.18421376921643">
            <text:p>0.18421376921643</text:p>
          </table:table-cell>
          <table:table-cell table:formula="of:=[.C24]-[.E24]" office:value-type="float" office:value="15.4607862307836">
            <text:p>15.4607862307836</text:p>
          </table:table-cell>
          <table:table-cell table:formula="of:=[.C24]+[.E24]" office:value-type="float" office:value="15.8292137692164">
            <text:p>15.8292137692164</text:p>
          </table:table-cell>
          <table:table-cell table:style-name="Default" office:value-type="float" office:value="0.071104997164192">
            <text:p>0.071104997164192</text:p>
          </table:table-cell>
          <table:table-cell table:style-name="Default" office:value-type="float" office:value="0.010347571430249">
            <text:p>0.010347571430249</text:p>
          </table:table-cell>
          <table:table-cell table:formula="of:=CONFIDENCE(0.05;[.I24];1000)" office:value-type="float" office:value="0.000641337336888494">
            <text:p>0.000641337336888494</text:p>
          </table:table-cell>
          <table:table-cell table:formula="of:=[.H24]-[.J24]" office:value-type="float" office:value="0.0704636598273035">
            <text:p>0.0704636598273035</text:p>
          </table:table-cell>
          <table:table-cell table:formula="of:=[.H24]+[.J24]" office:value-type="float" office:value="0.0717463345010805">
            <text:p>0.0717463345010805</text:p>
          </table:table-cell>
          <table:table-cell table:formula="of:=[.H24]*1000" office:value-type="float" office:value="71.104997164192">
            <text:p>71.104997164192</text:p>
          </table:table-cell>
          <table:table-cell table:formula="of:=[.K24]*1000" office:value-type="float" office:value="70.4636598273035">
            <text:p>70.4636598273035</text:p>
          </table:table-cell>
          <table:table-cell table:formula="of:=[.L24]*1000" office:value-type="float" office:value="71.7463345010805">
            <text:p>71.7463345010805</text:p>
          </table:table-cell>
          <table:table-cell table:formula="of:=[.J24]*1000" office:value-type="float" office:value="0.641337336888494">
            <text:p>0.6413373368884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3 ms</text:p>
          </table:table-cell>
          <table:table-cell table:style-name="Default" office:value-type="float" office:value="15.815">
            <text:p>15.815</text:p>
          </table:table-cell>
          <table:table-cell table:style-name="Default" office:value-type="float" office:value="2.8040395214115">
            <text:p>2.8040395214115</text:p>
          </table:table-cell>
          <table:table-cell table:formula="of:=CONFIDENCE(0.05;[.D25];1000)" office:value-type="float" office:value="0.173792976575651">
            <text:p>0.173792976575651</text:p>
          </table:table-cell>
          <table:table-cell table:formula="of:=[.C25]-[.E25]" office:value-type="float" office:value="15.6412070234243">
            <text:p>15.6412070234243</text:p>
          </table:table-cell>
          <table:table-cell table:formula="of:=[.C25]+[.E25]" office:value-type="float" office:value="15.9887929765757">
            <text:p>15.9887929765757</text:p>
          </table:table-cell>
          <table:table-cell table:style-name="Default" office:value-type="float" office:value="0.073486335779444">
            <text:p>0.073486335779444</text:p>
          </table:table-cell>
          <table:table-cell table:style-name="Default" office:value-type="float" office:value="0.010743056521269">
            <text:p>0.010743056521269</text:p>
          </table:table-cell>
          <table:table-cell table:formula="of:=CONFIDENCE(0.05;[.I25];1000)" office:value-type="float" office:value="0.000665849306364965">
            <text:p>0.000665849306364965</text:p>
          </table:table-cell>
          <table:table-cell table:formula="of:=[.H25]-[.J25]" office:value-type="float" office:value="0.072820486473079">
            <text:p>0.072820486473079</text:p>
          </table:table-cell>
          <table:table-cell table:formula="of:=[.H25]+[.J25]" office:value-type="float" office:value="0.074152185085809">
            <text:p>0.074152185085809</text:p>
          </table:table-cell>
          <table:table-cell table:formula="of:=[.H25]*1000" office:value-type="float" office:value="73.486335779444">
            <text:p>73.486335779444</text:p>
          </table:table-cell>
          <table:table-cell table:formula="of:=[.K25]*1000" office:value-type="float" office:value="72.8204864730791">
            <text:p>72.8204864730791</text:p>
          </table:table-cell>
          <table:table-cell table:formula="of:=[.L25]*1000" office:value-type="float" office:value="74.152185085809">
            <text:p>74.152185085809</text:p>
          </table:table-cell>
          <table:table-cell table:formula="of:=[.J25]*1000" office:value-type="float" office:value="0.665849306364965">
            <text:p>0.6658493063649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4 ms</text:p>
          </table:table-cell>
          <table:table-cell table:style-name="Default" office:value-type="float" office:value="16.129">
            <text:p>16.129</text:p>
          </table:table-cell>
          <table:table-cell table:style-name="Default" office:value-type="float" office:value="2.84683393675561">
            <text:p>2.84683393675561</text:p>
          </table:table-cell>
          <table:table-cell table:formula="of:=CONFIDENCE(0.05;[.D26];1000)" office:value-type="float" office:value="0.176445353179717">
            <text:p>0.176445353179717</text:p>
          </table:table-cell>
          <table:table-cell table:formula="of:=[.C26]-[.E26]" office:value-type="float" office:value="15.9525546468203">
            <text:p>15.9525546468203</text:p>
          </table:table-cell>
          <table:table-cell table:formula="of:=[.C26]+[.E26]" office:value-type="float" office:value="16.3054453531797">
            <text:p>16.3054453531797</text:p>
          </table:table-cell>
          <table:table-cell table:style-name="Default" office:value-type="float" office:value="0.075937552018832">
            <text:p>0.075937552018832</text:p>
          </table:table-cell>
          <table:table-cell table:style-name="Default" office:value-type="float" office:value="0.010821732197534">
            <text:p>0.010821732197534</text:p>
          </table:table-cell>
          <table:table-cell table:formula="of:=CONFIDENCE(0.05;[.I26];1000)" office:value-type="float" office:value="0.00067072558569619">
            <text:p>0.00067072558569619</text:p>
          </table:table-cell>
          <table:table-cell table:formula="of:=[.H26]-[.J26]" office:value-type="float" office:value="0.0752668264331358">
            <text:p>0.0752668264331358</text:p>
          </table:table-cell>
          <table:table-cell table:formula="of:=[.H26]+[.J26]" office:value-type="float" office:value="0.0766082776045282">
            <text:p>0.0766082776045282</text:p>
          </table:table-cell>
          <table:table-cell table:formula="of:=[.H26]*1000" office:value-type="float" office:value="75.937552018832">
            <text:p>75.937552018832</text:p>
          </table:table-cell>
          <table:table-cell table:formula="of:=[.K26]*1000" office:value-type="float" office:value="75.2668264331358">
            <text:p>75.2668264331358</text:p>
          </table:table-cell>
          <table:table-cell table:formula="of:=[.L26]*1000" office:value-type="float" office:value="76.6082776045282">
            <text:p>76.6082776045282</text:p>
          </table:table-cell>
          <table:table-cell table:formula="of:=[.J26]*1000" office:value-type="float" office:value="0.67072558569619">
            <text:p>0.670725585696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5 ms</text:p>
          </table:table-cell>
          <table:table-cell table:style-name="Default" office:value-type="float" office:value="16.202">
            <text:p>16.202</text:p>
          </table:table-cell>
          <table:table-cell table:style-name="Default" office:value-type="float" office:value="2.90717176094699">
            <text:p>2.90717176094699</text:p>
          </table:table-cell>
          <table:table-cell table:formula="of:=CONFIDENCE(0.05;[.D27];1000)" office:value-type="float" office:value="0.180185061549105">
            <text:p>0.180185061549105</text:p>
          </table:table-cell>
          <table:table-cell table:formula="of:=[.C27]-[.E27]" office:value-type="float" office:value="16.0218149384509">
            <text:p>16.0218149384509</text:p>
          </table:table-cell>
          <table:table-cell table:formula="of:=[.C27]+[.E27]" office:value-type="float" office:value="16.3821850615491">
            <text:p>16.3821850615491</text:p>
          </table:table-cell>
          <table:table-cell table:style-name="Default" office:value-type="float" office:value="0.078635219482934">
            <text:p>0.078635219482934</text:p>
          </table:table-cell>
          <table:table-cell table:style-name="Default" office:value-type="float" office:value="0.011073982190992">
            <text:p>0.011073982190992</text:p>
          </table:table-cell>
          <table:table-cell table:formula="of:=CONFIDENCE(0.05;[.I27];1000)" office:value-type="float" office:value="0.000686359914980603">
            <text:p>0.000686359914980603</text:p>
          </table:table-cell>
          <table:table-cell table:formula="of:=[.H27]-[.J27]" office:value-type="float" office:value="0.0779488595679534">
            <text:p>0.0779488595679534</text:p>
          </table:table-cell>
          <table:table-cell table:formula="of:=[.H27]+[.J27]" office:value-type="float" office:value="0.0793215793979146">
            <text:p>0.0793215793979146</text:p>
          </table:table-cell>
          <table:table-cell table:formula="of:=[.H27]*1000" office:value-type="float" office:value="78.635219482934">
            <text:p>78.635219482934</text:p>
          </table:table-cell>
          <table:table-cell table:formula="of:=[.K27]*1000" office:value-type="float" office:value="77.9488595679534">
            <text:p>77.9488595679534</text:p>
          </table:table-cell>
          <table:table-cell table:formula="of:=[.L27]*1000" office:value-type="float" office:value="79.3215793979146">
            <text:p>79.3215793979146</text:p>
          </table:table-cell>
          <table:table-cell table:formula="of:=[.J27]*1000" office:value-type="float" office:value="0.686359914980603">
            <text:p>0.6863599149806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6 ms</text:p>
          </table:table-cell>
          <table:table-cell table:style-name="Default" office:value-type="float" office:value="16.563">
            <text:p>16.563</text:p>
          </table:table-cell>
          <table:table-cell table:style-name="Default" office:value-type="float" office:value="2.84114468183215">
            <text:p>2.84114468183215</text:p>
          </table:table-cell>
          <table:table-cell table:formula="of:=CONFIDENCE(0.05;[.D28];1000)" office:value-type="float" office:value="0.176092735985809">
            <text:p>0.176092735985809</text:p>
          </table:table-cell>
          <table:table-cell table:formula="of:=[.C28]-[.E28]" office:value-type="float" office:value="16.3869072640142">
            <text:p>16.3869072640142</text:p>
          </table:table-cell>
          <table:table-cell table:formula="of:=[.C28]+[.E28]" office:value-type="float" office:value="16.7390927359858">
            <text:p>16.7390927359858</text:p>
          </table:table-cell>
          <table:table-cell table:style-name="Default" office:value-type="float" office:value="0.081354482077943">
            <text:p>0.081354482077943</text:p>
          </table:table-cell>
          <table:table-cell table:style-name="Default" office:value-type="float" office:value="0.011411052930803">
            <text:p>0.011411052930803</text:p>
          </table:table-cell>
          <table:table-cell table:formula="of:=CONFIDENCE(0.05;[.I28];1000)" office:value-type="float" office:value="0.000707251391987611">
            <text:p>0.000707251391987611</text:p>
          </table:table-cell>
          <table:table-cell table:formula="of:=[.H28]-[.J28]" office:value-type="float" office:value="0.0806472306859554">
            <text:p>0.0806472306859554</text:p>
          </table:table-cell>
          <table:table-cell table:formula="of:=[.H28]+[.J28]" office:value-type="float" office:value="0.0820617334699306">
            <text:p>0.0820617334699306</text:p>
          </table:table-cell>
          <table:table-cell table:formula="of:=[.H28]*1000" office:value-type="float" office:value="81.354482077943">
            <text:p>81.354482077943</text:p>
          </table:table-cell>
          <table:table-cell table:formula="of:=[.K28]*1000" office:value-type="float" office:value="80.6472306859554">
            <text:p>80.6472306859554</text:p>
          </table:table-cell>
          <table:table-cell table:formula="of:=[.L28]*1000" office:value-type="float" office:value="82.0617334699306">
            <text:p>82.0617334699306</text:p>
          </table:table-cell>
          <table:table-cell table:formula="of:=[.J28]*1000" office:value-type="float" office:value="0.707251391987611">
            <text:p>0.7072513919876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7 ms</text:p>
          </table:table-cell>
          <table:table-cell table:style-name="Default" office:value-type="float" office:value="16.716">
            <text:p>16.716</text:p>
          </table:table-cell>
          <table:table-cell table:style-name="Default" office:value-type="float" office:value="2.84031889255615">
            <text:p>2.84031889255615</text:p>
          </table:table-cell>
          <table:table-cell table:formula="of:=CONFIDENCE(0.05;[.D29];1000)" office:value-type="float" office:value="0.17604155397671">
            <text:p>0.17604155397671</text:p>
          </table:table-cell>
          <table:table-cell table:formula="of:=[.C29]-[.E29]" office:value-type="float" office:value="16.5399584460233">
            <text:p>16.5399584460233</text:p>
          </table:table-cell>
          <table:table-cell table:formula="of:=[.C29]+[.E29]" office:value-type="float" office:value="16.8920415539767">
            <text:p>16.8920415539767</text:p>
          </table:table-cell>
          <table:table-cell table:style-name="Default" office:value-type="float" office:value="0.084998509713036">
            <text:p>0.084998509713036</text:p>
          </table:table-cell>
          <table:table-cell table:style-name="Default" office:value-type="float" office:value="0.011893348352097">
            <text:p>0.011893348352097</text:p>
          </table:table-cell>
          <table:table-cell table:formula="of:=CONFIDENCE(0.05;[.I29];1000)" office:value-type="float" office:value="0.000737143822609736">
            <text:p>0.000737143822609736</text:p>
          </table:table-cell>
          <table:table-cell table:formula="of:=[.H29]-[.J29]" office:value-type="float" office:value="0.0842613658904263">
            <text:p>0.0842613658904263</text:p>
          </table:table-cell>
          <table:table-cell table:formula="of:=[.H29]+[.J29]" office:value-type="float" office:value="0.0857356535356457">
            <text:p>0.0857356535356457</text:p>
          </table:table-cell>
          <table:table-cell table:formula="of:=[.H29]*1000" office:value-type="float" office:value="84.998509713036">
            <text:p>84.998509713036</text:p>
          </table:table-cell>
          <table:table-cell table:formula="of:=[.K29]*1000" office:value-type="float" office:value="84.2613658904263">
            <text:p>84.2613658904263</text:p>
          </table:table-cell>
          <table:table-cell table:formula="of:=[.L29]*1000" office:value-type="float" office:value="85.7356535356457">
            <text:p>85.7356535356457</text:p>
          </table:table-cell>
          <table:table-cell table:formula="of:=[.J29]*1000" office:value-type="float" office:value="0.737143822609736">
            <text:p>0.7371438226097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8 ms</text:p>
          </table:table-cell>
          <table:table-cell table:style-name="Default" office:value-type="float" office:value="16.971">
            <text:p>16.971</text:p>
          </table:table-cell>
          <table:table-cell table:style-name="Default" office:value-type="float" office:value="2.82101349112639">
            <text:p>2.82101349112639</text:p>
          </table:table-cell>
          <table:table-cell table:formula="of:=CONFIDENCE(0.05;[.D30];1000)" office:value-type="float" office:value="0.174845014786428">
            <text:p>0.174845014786428</text:p>
          </table:table-cell>
          <table:table-cell table:formula="of:=[.C30]-[.E30]" office:value-type="float" office:value="16.7961549852136">
            <text:p>16.7961549852136</text:p>
          </table:table-cell>
          <table:table-cell table:formula="of:=[.C30]+[.E30]" office:value-type="float" office:value="17.1458450147864">
            <text:p>17.1458450147864</text:p>
          </table:table-cell>
          <table:table-cell table:style-name="Default" office:value-type="float" office:value="0.087595704913706">
            <text:p>0.087595704913706</text:p>
          </table:table-cell>
          <table:table-cell table:style-name="Default" office:value-type="float" office:value="0.012074277154536">
            <text:p>0.012074277154536</text:p>
          </table:table-cell>
          <table:table-cell table:formula="of:=CONFIDENCE(0.05;[.I30];1000)" office:value-type="float" office:value="0.000748357699904987">
            <text:p>0.000748357699904987</text:p>
          </table:table-cell>
          <table:table-cell table:formula="of:=[.H30]-[.J30]" office:value-type="float" office:value="0.086847347213801">
            <text:p>0.086847347213801</text:p>
          </table:table-cell>
          <table:table-cell table:formula="of:=[.H30]+[.J30]" office:value-type="float" office:value="0.088344062613611">
            <text:p>0.088344062613611</text:p>
          </table:table-cell>
          <table:table-cell table:formula="of:=[.H30]*1000" office:value-type="float" office:value="87.595704913706">
            <text:p>87.595704913706</text:p>
          </table:table-cell>
          <table:table-cell table:formula="of:=[.K30]*1000" office:value-type="float" office:value="86.847347213801">
            <text:p>86.847347213801</text:p>
          </table:table-cell>
          <table:table-cell table:formula="of:=[.L30]*1000" office:value-type="float" office:value="88.344062613611">
            <text:p>88.344062613611</text:p>
          </table:table-cell>
          <table:table-cell table:formula="of:=[.J30]*1000" office:value-type="float" office:value="0.748357699904987">
            <text:p>0.7483576999049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9 ms</text:p>
          </table:table-cell>
          <table:table-cell table:style-name="Default" office:value-type="float" office:value="17.145">
            <text:p>17.145</text:p>
          </table:table-cell>
          <table:table-cell table:style-name="Default" office:value-type="float" office:value="2.81743019663539">
            <text:p>2.81743019663539</text:p>
          </table:table-cell>
          <table:table-cell table:formula="of:=CONFIDENCE(0.05;[.D31];1000)" office:value-type="float" office:value="0.174622923973948">
            <text:p>0.174622923973948</text:p>
          </table:table-cell>
          <table:table-cell table:formula="of:=[.C31]-[.E31]" office:value-type="float" office:value="16.9703770760261">
            <text:p>16.9703770760261</text:p>
          </table:table-cell>
          <table:table-cell table:formula="of:=[.C31]+[.E31]" office:value-type="float" office:value="17.319622923974">
            <text:p>17.319622923974</text:p>
          </table:table-cell>
          <table:table-cell table:style-name="Default" office:value-type="float" office:value="0.090500509875703">
            <text:p>0.090500509875703</text:p>
          </table:table-cell>
          <table:table-cell table:style-name="Default" office:value-type="float" office:value="0.012704959679485">
            <text:p>0.012704959679485</text:p>
          </table:table-cell>
          <table:table-cell table:formula="of:=CONFIDENCE(0.05;[.I31];1000)" office:value-type="float" office:value="0.000787447089497456">
            <text:p>0.000787447089497456</text:p>
          </table:table-cell>
          <table:table-cell table:formula="of:=[.H31]-[.J31]" office:value-type="float" office:value="0.0897130627862055">
            <text:p>0.0897130627862055</text:p>
          </table:table-cell>
          <table:table-cell table:formula="of:=[.H31]+[.J31]" office:value-type="float" office:value="0.0912879569652005">
            <text:p>0.0912879569652005</text:p>
          </table:table-cell>
          <table:table-cell table:formula="of:=[.H31]*1000" office:value-type="float" office:value="90.500509875703">
            <text:p>90.500509875703</text:p>
          </table:table-cell>
          <table:table-cell table:formula="of:=[.K31]*1000" office:value-type="float" office:value="89.7130627862055">
            <text:p>89.7130627862055</text:p>
          </table:table-cell>
          <table:table-cell table:formula="of:=[.L31]*1000" office:value-type="float" office:value="91.2879569652005">
            <text:p>91.2879569652005</text:p>
          </table:table-cell>
          <table:table-cell table:formula="of:=[.J31]*1000" office:value-type="float" office:value="0.787447089497456">
            <text:p>0.7874470894974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0 ms</text:p>
          </table:table-cell>
          <table:table-cell table:style-name="Default" office:value-type="float" office:value="17.309">
            <text:p>17.309</text:p>
          </table:table-cell>
          <table:table-cell table:style-name="Default" office:value-type="float" office:value="2.82160955493145">
            <text:p>2.82160955493145</text:p>
          </table:table-cell>
          <table:table-cell table:formula="of:=CONFIDENCE(0.05;[.D32];1000)" office:value-type="float" office:value="0.17488195852496">
            <text:p>0.17488195852496</text:p>
          </table:table-cell>
          <table:table-cell table:formula="of:=[.C32]-[.E32]" office:value-type="float" office:value="17.134118041475">
            <text:p>17.134118041475</text:p>
          </table:table-cell>
          <table:table-cell table:formula="of:=[.C32]+[.E32]" office:value-type="float" office:value="17.483881958525">
            <text:p>17.483881958525</text:p>
          </table:table-cell>
          <table:table-cell table:style-name="Default" office:value-type="float" office:value="0.092653984467333">
            <text:p>0.092653984467333</text:p>
          </table:table-cell>
          <table:table-cell table:style-name="Default" office:value-type="float" office:value="0.013084238179228">
            <text:p>0.013084238179228</text:p>
          </table:table-cell>
          <table:table-cell table:formula="of:=CONFIDENCE(0.05;[.I32];1000)" office:value-type="float" office:value="0.000810954582497519">
            <text:p>0.000810954582497519</text:p>
          </table:table-cell>
          <table:table-cell table:formula="of:=[.H32]-[.J32]" office:value-type="float" office:value="0.0918430298848355">
            <text:p>0.0918430298848355</text:p>
          </table:table-cell>
          <table:table-cell table:formula="of:=[.H32]+[.J32]" office:value-type="float" office:value="0.0934649390498305">
            <text:p>0.0934649390498305</text:p>
          </table:table-cell>
          <table:table-cell table:formula="of:=[.H32]*1000" office:value-type="float" office:value="92.653984467333">
            <text:p>92.653984467333</text:p>
          </table:table-cell>
          <table:table-cell table:formula="of:=[.K32]*1000" office:value-type="float" office:value="91.8430298848355">
            <text:p>91.8430298848355</text:p>
          </table:table-cell>
          <table:table-cell table:formula="of:=[.L32]*1000" office:value-type="float" office:value="93.4649390498305">
            <text:p>93.4649390498305</text:p>
          </table:table-cell>
          <table:table-cell table:formula="of:=[.J32]*1000" office:value-type="float" office:value="0.810954582497519">
            <text:p>0.81095458249751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>
            <text:p>Manda un total de 6*4 = 24 paquetes</text:p>
          </table:table-cell>
          <table:table-cell/>
          <table:table-cell table:style-name="Default" table:formula="of:=AVERAGE(c#ref!:[.C33])" office:value-type="string" office:string-value="Err:508">
            <text:p>Err:5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 table:formula="of:=SQRT(VAR(c#ref!:[.C33]))" office:value-type="string" office:string-value="Err:508">
            <text:p>Err:508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3"/>
          <table:table-cell table:number-columns-repeated="15"/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No Hidden Terminal" table:style-name="ta1" table:print="false"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2" table:number-columns-repeated="2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12" table:number-columns-repeated="2" table:default-cell-style-name="ce1"/>
        <table:table-column table:style-name="co12" table:number-columns-repeated="4" table:default-cell-style-name="Default"/>
        <table:table-row table:style-name="ro1">
          <table:table-cell table:number-columns-repeated="2"/>
          <table:table-cell table:style-name="ce1" office:value-type="string">
            <text:p>Received Packets avoiding Hidden Terminal Problem</text:p>
          </table:table-cell>
          <table:table-cell table:number-columns-repeated="4"/>
          <table:table-cell office:value-type="string">
            <text:p>Last Packet Arrival Time avoiding Hidden Terminal Problem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string">
            <text:p>Number Anchors</text:p>
          </table:table-cell>
          <table:table-cell office:value-type="string">
            <text:p>Max Random Time Between Transmisions</text:p>
          </table:table-cell>
          <table:table-cell table:style-name="ce1" office:value-type="string">
            <text:p>Average Packets received by Node</text:p>
          </table:table-cell>
          <table:table-cell office:value-type="string">
            <text:p>Desviación estandar</text:p>
          </table:table-cell>
          <table:table-cell office:value-type="string">
            <text:p>Intervalo de confianza</text:p>
          </table:table-cell>
          <table:table-cell office:value-type="string">
            <text:p>Interval 1</text:p>
          </table:table-cell>
          <table:table-cell office:value-type="string">
            <text:p>Interval 2</text:p>
          </table:table-cell>
          <table:table-cell office:value-type="string">
            <text:p>Tiempo llegada ultimo paquete</text:p>
          </table:table-cell>
          <table:table-cell office:value-type="string">
            <text:p>Desviación estandar</text:p>
          </table:table-cell>
          <table:table-cell office:value-type="string">
            <text:p>Intervalo de confianza</text:p>
          </table:table-cell>
          <table:table-cell office:value-type="string">
            <text:p>Interval 1</text:p>
          </table:table-cell>
          <table:table-cell office:value-type="string">
            <text:p>Interval 2</text:p>
          </table:table-cell>
          <table:table-cell/>
          <table:table-cell table:style-name="ce1" office:value-type="string">
            <text:p>Igual que antes pero en ms</text:p>
          </table:table-cell>
          <table:table-cell/>
          <table:table-cell office:value-type="string">
            <text:p>Int. Conf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 ms</text:p>
          </table:table-cell>
          <table:table-cell office:value-type="float" office:value="6.716">
            <text:p>6.716</text:p>
          </table:table-cell>
          <table:table-cell office:value-type="float" office:value="2.39480251358626">
            <text:p>2.39480251358626</text:p>
          </table:table-cell>
          <table:table-cell table:formula="of:=CONFIDENCE(0.05;[.D3];1000)" office:value-type="float" office:value="0.148428670127124">
            <text:p>0.148428670127124</text:p>
          </table:table-cell>
          <table:table-cell table:formula="of:=[.C3]-[.E3]" office:value-type="float" office:value="6.56757132987288">
            <text:p>6.56757132987288</text:p>
          </table:table-cell>
          <table:table-cell table:formula="of:=[.C3]+[.E3]" office:value-type="float" office:value="6.86442867012712">
            <text:p>6.86442867012712</text:p>
          </table:table-cell>
          <table:table-cell table:formula="of:=0.016850317195438" office:value-type="float" office:value="0.016850317195438">
            <text:p>0.016850317195438</text:p>
          </table:table-cell>
          <table:table-cell office:value-type="float" office:value="0.00247799335354">
            <text:p>0.00247799335354</text:p>
          </table:table-cell>
          <table:table-cell table:formula="of:=CONFIDENCE(0.05;[.I3];1000)" office:value-type="float" office:value="0.000153584797060781">
            <text:p>0.000153584797060781</text:p>
          </table:table-cell>
          <table:table-cell table:formula="of:=[.H3]-[.J3]" office:value-type="float" office:value="0.0166967323983772">
            <text:p>0.0166967323983772</text:p>
          </table:table-cell>
          <table:table-cell table:formula="of:=[.H3]+[.J3]" office:value-type="float" office:value="0.0170039019924988">
            <text:p>0.0170039019924988</text:p>
          </table:table-cell>
          <table:table-cell table:formula="of:=[.H3]*1000" office:value-type="float" office:value="16.850317195438">
            <text:p>16.850317195438</text:p>
          </table:table-cell>
          <table:table-cell table:formula="of:=[.K3]*1000" office:value-type="float" office:value="16.6967323983772">
            <text:p>16.6967323983772</text:p>
          </table:table-cell>
          <table:table-cell table:formula="of:=[.L3]*1000" office:value-type="float" office:value="17.0039019924988">
            <text:p>17.0039019924988</text:p>
          </table:table-cell>
          <table:table-cell table:formula="of:=[.J3]*1000" office:value-type="float" office:value="0.153584797060781">
            <text:p>0.15358479706078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 ms</text:p>
          </table:table-cell>
          <table:table-cell office:value-type="float" office:value="9.927">
            <text:p>9.927</text:p>
          </table:table-cell>
          <table:table-cell office:value-type="float" office:value="2.67634710638098">
            <text:p>2.67634710638098</text:p>
          </table:table-cell>
          <table:table-cell table:formula="of:=CONFIDENCE(0.05;[.D4];1000)" office:value-type="float" office:value="0.165878664125762">
            <text:p>0.165878664125762</text:p>
          </table:table-cell>
          <table:table-cell table:formula="of:=[.C4]-[.E4]" office:value-type="float" office:value="9.76112133587424">
            <text:p>9.76112133587424</text:p>
          </table:table-cell>
          <table:table-cell table:formula="of:=[.C4]+[.E4]" office:value-type="float" office:value="10.0928786641258">
            <text:p>10.0928786641258</text:p>
          </table:table-cell>
          <table:table-cell table:formula="of:=0.021811623773356" office:value-type="float" office:value="0.021811623773356">
            <text:p>0.021811623773356</text:p>
          </table:table-cell>
          <table:table-cell office:value-type="float" office:value="0.002754651887867">
            <text:p>0.002754651887867</text:p>
          </table:table-cell>
          <table:table-cell table:formula="of:=CONFIDENCE(0.05;[.I4];1000)" office:value-type="float" office:value="0.000170731955582835">
            <text:p>0.000170731955582835</text:p>
          </table:table-cell>
          <table:table-cell table:formula="of:=[.H4]-[.J4]" office:value-type="float" office:value="0.0216408918177732">
            <text:p>0.0216408918177732</text:p>
          </table:table-cell>
          <table:table-cell table:formula="of:=[.H4]+[.J4]" office:value-type="float" office:value="0.0219823557289388">
            <text:p>0.0219823557289388</text:p>
          </table:table-cell>
          <table:table-cell table:formula="of:=[.H4]*1000" office:value-type="float" office:value="21.811623773356">
            <text:p>21.811623773356</text:p>
          </table:table-cell>
          <table:table-cell table:formula="of:=[.K4]*1000" office:value-type="float" office:value="21.6408918177732">
            <text:p>21.6408918177732</text:p>
          </table:table-cell>
          <table:table-cell table:formula="of:=[.L4]*1000" office:value-type="float" office:value="21.9823557289388">
            <text:p>21.9823557289388</text:p>
          </table:table-cell>
          <table:table-cell table:formula="of:=[.J4]*1000" office:value-type="float" office:value="0.170731955582835">
            <text:p>0.1707319555828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 ms</text:p>
          </table:table-cell>
          <table:table-cell office:value-type="float" office:value="12.468">
            <text:p>12.468</text:p>
          </table:table-cell>
          <table:table-cell office:value-type="float" office:value="2.83990159002756">
            <text:p>2.83990159002756</text:p>
          </table:table-cell>
          <table:table-cell table:formula="of:=CONFIDENCE(0.05;[.D5];1000)" office:value-type="float" office:value="0.176015689773291">
            <text:p>0.176015689773291</text:p>
          </table:table-cell>
          <table:table-cell table:formula="of:=[.C5]-[.E5]" office:value-type="float" office:value="12.2919843102267">
            <text:p>12.2919843102267</text:p>
          </table:table-cell>
          <table:table-cell table:formula="of:=[.C5]+[.E5]" office:value-type="float" office:value="12.6440156897733">
            <text:p>12.6440156897733</text:p>
          </table:table-cell>
          <table:table-cell table:formula="of:=0.026276179685131" office:value-type="float" office:value="0.026276179685131">
            <text:p>0.026276179685131</text:p>
          </table:table-cell>
          <table:table-cell office:value-type="float" office:value="0.003182997635345">
            <text:p>0.003182997635345</text:p>
          </table:table-cell>
          <table:table-cell table:formula="of:=CONFIDENCE(0.05;[.I5];1000)" office:value-type="float" office:value="0.0001972806122224">
            <text:p>0.0001972806122224</text:p>
          </table:table-cell>
          <table:table-cell table:formula="of:=[.H5]-[.J5]" office:value-type="float" office:value="0.0260788990729086">
            <text:p>0.0260788990729086</text:p>
          </table:table-cell>
          <table:table-cell table:formula="of:=[.H5]+[.J5]" office:value-type="float" office:value="0.0264734602973534">
            <text:p>0.0264734602973534</text:p>
          </table:table-cell>
          <table:table-cell table:formula="of:=[.H5]*1000" office:value-type="float" office:value="26.276179685131">
            <text:p>26.276179685131</text:p>
          </table:table-cell>
          <table:table-cell table:formula="of:=[.K5]*1000" office:value-type="float" office:value="26.0788990729086">
            <text:p>26.0788990729086</text:p>
          </table:table-cell>
          <table:table-cell table:formula="of:=[.L5]*1000" office:value-type="float" office:value="26.4734602973534">
            <text:p>26.4734602973534</text:p>
          </table:table-cell>
          <table:table-cell table:formula="of:=[.J5]*1000" office:value-type="float" office:value="0.1972806122224">
            <text:p>0.19728061222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 ms</text:p>
          </table:table-cell>
          <table:table-cell office:value-type="float" office:value="14.161">
            <text:p>14.161</text:p>
          </table:table-cell>
          <table:table-cell office:value-type="float" office:value="2.97656495627744">
            <text:p>2.97656495627744</text:p>
          </table:table-cell>
          <table:table-cell table:formula="of:=CONFIDENCE(0.05;[.D6];1000)" office:value-type="float" office:value="0.18448601732326">
            <text:p>0.18448601732326</text:p>
          </table:table-cell>
          <table:table-cell table:formula="of:=[.C6]-[.E6]" office:value-type="float" office:value="13.9765139826767">
            <text:p>13.9765139826767</text:p>
          </table:table-cell>
          <table:table-cell table:formula="of:=[.C6]+[.E6]" office:value-type="float" office:value="14.3454860173233">
            <text:p>14.3454860173233</text:p>
          </table:table-cell>
          <table:table-cell table:formula="of:=0.030227409113877" office:value-type="float" office:value="0.030227409113877">
            <text:p>0.030227409113877</text:p>
          </table:table-cell>
          <table:table-cell office:value-type="float" office:value="0.003859251299994">
            <text:p>0.003859251299994</text:p>
          </table:table-cell>
          <table:table-cell table:formula="of:=CONFIDENCE(0.05;[.I6];1000)" office:value-type="float" office:value="0.00023919447841512">
            <text:p>0.00023919447841512</text:p>
          </table:table-cell>
          <table:table-cell table:formula="of:=[.H6]-[.J6]" office:value-type="float" office:value="0.0299882146354619">
            <text:p>0.0299882146354619</text:p>
          </table:table-cell>
          <table:table-cell table:formula="of:=[.H6]+[.J6]" office:value-type="float" office:value="0.0304666035922921">
            <text:p>0.0304666035922921</text:p>
          </table:table-cell>
          <table:table-cell table:formula="of:=[.H6]*1000" office:value-type="float" office:value="30.227409113877">
            <text:p>30.227409113877</text:p>
          </table:table-cell>
          <table:table-cell table:formula="of:=[.K6]*1000" office:value-type="float" office:value="29.9882146354619">
            <text:p>29.9882146354619</text:p>
          </table:table-cell>
          <table:table-cell table:formula="of:=[.L6]*1000" office:value-type="float" office:value="30.4666035922921">
            <text:p>30.4666035922921</text:p>
          </table:table-cell>
          <table:table-cell table:formula="of:=[.J6]*1000" office:value-type="float" office:value="0.23919447841512">
            <text:p>0.239194478415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 ms</text:p>
          </table:table-cell>
          <table:table-cell office:value-type="float" office:value="15.271">
            <text:p>15.271</text:p>
          </table:table-cell>
          <table:table-cell office:value-type="float" office:value="2.84070917705925">
            <text:p>2.84070917705925</text:p>
          </table:table-cell>
          <table:table-cell table:formula="of:=CONFIDENCE(0.05;[.D7];1000)" office:value-type="float" office:value="0.17606574361633">
            <text:p>0.17606574361633</text:p>
          </table:table-cell>
          <table:table-cell table:formula="of:=[.C7]-[.E7]" office:value-type="float" office:value="15.0949342563837">
            <text:p>15.0949342563837</text:p>
          </table:table-cell>
          <table:table-cell table:formula="of:=[.C7]+[.E7]" office:value-type="float" office:value="15.4470657436163">
            <text:p>15.4470657436163</text:p>
          </table:table-cell>
          <table:table-cell table:formula="of:=0.033638303395755" office:value-type="float" office:value="0.033638303395755">
            <text:p>0.033638303395755</text:p>
          </table:table-cell>
          <table:table-cell office:value-type="float" office:value="0.004033502099699">
            <text:p>0.004033502099699</text:p>
          </table:table-cell>
          <table:table-cell table:formula="of:=CONFIDENCE(0.05;[.I7];1000)" office:value-type="float" office:value="0.000249994456418346">
            <text:p>0.000249994456418346</text:p>
          </table:table-cell>
          <table:table-cell table:formula="of:=[.H7]-[.J7]" office:value-type="float" office:value="0.0333883089393367">
            <text:p>0.0333883089393367</text:p>
          </table:table-cell>
          <table:table-cell table:formula="of:=[.H7]+[.J7]" office:value-type="float" office:value="0.0338882978521733">
            <text:p>0.0338882978521733</text:p>
          </table:table-cell>
          <table:table-cell table:formula="of:=[.H7]*1000" office:value-type="float" office:value="33.638303395755">
            <text:p>33.638303395755</text:p>
          </table:table-cell>
          <table:table-cell table:formula="of:=[.K7]*1000" office:value-type="float" office:value="33.3883089393367">
            <text:p>33.3883089393367</text:p>
          </table:table-cell>
          <table:table-cell table:formula="of:=[.L7]*1000" office:value-type="float" office:value="33.8882978521733">
            <text:p>33.8882978521733</text:p>
          </table:table-cell>
          <table:table-cell table:formula="of:=[.J7]*1000" office:value-type="float" office:value="0.249994456418346">
            <text:p>0.2499944564183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 ms</text:p>
          </table:table-cell>
          <table:table-cell office:value-type="float" office:value="16.305">
            <text:p>16.305</text:p>
          </table:table-cell>
          <table:table-cell office:value-type="float" office:value="2.93574412944889">
            <text:p>2.93574412944889</text:p>
          </table:table-cell>
          <table:table-cell table:formula="of:=CONFIDENCE(0.05;[.D8];1000)" office:value-type="float" office:value="0.18195596275497">
            <text:p>0.18195596275497</text:p>
          </table:table-cell>
          <table:table-cell table:formula="of:=[.C8]-[.E8]" office:value-type="float" office:value="16.123044037245">
            <text:p>16.123044037245</text:p>
          </table:table-cell>
          <table:table-cell table:formula="of:=[.C8]+[.E8]" office:value-type="float" office:value="16.486955962755">
            <text:p>16.486955962755</text:p>
          </table:table-cell>
          <table:table-cell table:formula="of:=0.03693441660925" office:value-type="float" office:value="0.03693441660925">
            <text:p>0.03693441660925</text:p>
          </table:table-cell>
          <table:table-cell office:value-type="float" office:value="0.004518938431088">
            <text:p>0.004518938431088</text:p>
          </table:table-cell>
          <table:table-cell table:formula="of:=CONFIDENCE(0.05;[.I8];1000)" office:value-type="float" office:value="0.000280081559087851">
            <text:p>0.000280081559087851</text:p>
          </table:table-cell>
          <table:table-cell table:formula="of:=[.H8]-[.J8]" office:value-type="float" office:value="0.0366543350501621">
            <text:p>0.0366543350501621</text:p>
          </table:table-cell>
          <table:table-cell table:formula="of:=[.H8]+[.J8]" office:value-type="float" office:value="0.0372144981683379">
            <text:p>0.0372144981683379</text:p>
          </table:table-cell>
          <table:table-cell table:formula="of:=[.H8]*1000" office:value-type="float" office:value="36.93441660925">
            <text:p>36.93441660925</text:p>
          </table:table-cell>
          <table:table-cell table:formula="of:=[.K8]*1000" office:value-type="float" office:value="36.6543350501621">
            <text:p>36.6543350501621</text:p>
          </table:table-cell>
          <table:table-cell table:formula="of:=[.L8]*1000" office:value-type="float" office:value="37.2144981683379">
            <text:p>37.2144981683379</text:p>
          </table:table-cell>
          <table:table-cell table:formula="of:=[.J8]*1000" office:value-type="float" office:value="0.280081559087851">
            <text:p>0.2800815590878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 ms</text:p>
          </table:table-cell>
          <table:table-cell office:value-type="float" office:value="17.125">
            <text:p>17.125</text:p>
          </table:table-cell>
          <table:table-cell office:value-type="float" office:value="2.8375035553152">
            <text:p>2.8375035553152</text:p>
          </table:table-cell>
          <table:table-cell table:formula="of:=CONFIDENCE(0.05;[.D9];1000)" office:value-type="float" office:value="0.175867060773089">
            <text:p>0.175867060773089</text:p>
          </table:table-cell>
          <table:table-cell table:formula="of:=[.C9]-[.E9]" office:value-type="float" office:value="16.9491329392269">
            <text:p>16.9491329392269</text:p>
          </table:table-cell>
          <table:table-cell table:formula="of:=[.C9]+[.E9]" office:value-type="float" office:value="17.3008670607731">
            <text:p>17.3008670607731</text:p>
          </table:table-cell>
          <table:table-cell table:formula="of:=0.040492072987971" office:value-type="float" office:value="0.040492072987971">
            <text:p>0.040492072987971</text:p>
          </table:table-cell>
          <table:table-cell office:value-type="float" office:value="0.005137547891838">
            <text:p>0.005137547891838</text:p>
          </table:table-cell>
          <table:table-cell table:formula="of:=CONFIDENCE(0.05;[.I9];1000)" office:value-type="float" office:value="0.000318422666158796">
            <text:p>0.000318422666158796</text:p>
          </table:table-cell>
          <table:table-cell table:formula="of:=[.H9]-[.J9]" office:value-type="float" office:value="0.0401736503218122">
            <text:p>0.0401736503218122</text:p>
          </table:table-cell>
          <table:table-cell table:formula="of:=[.H9]+[.J9]" office:value-type="float" office:value="0.0408104956541298">
            <text:p>0.0408104956541298</text:p>
          </table:table-cell>
          <table:table-cell table:formula="of:=[.H9]*1000" office:value-type="float" office:value="40.492072987971">
            <text:p>40.492072987971</text:p>
          </table:table-cell>
          <table:table-cell table:formula="of:=[.K9]*1000" office:value-type="float" office:value="40.1736503218122">
            <text:p>40.1736503218122</text:p>
          </table:table-cell>
          <table:table-cell table:formula="of:=[.L9]*1000" office:value-type="float" office:value="40.8104956541298">
            <text:p>40.8104956541298</text:p>
          </table:table-cell>
          <table:table-cell table:formula="of:=[.J9]*1000" office:value-type="float" office:value="0.318422666158796">
            <text:p>0.3184226661587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8 ms</text:p>
          </table:table-cell>
          <table:table-cell office:value-type="float" office:value="17.749">
            <text:p>17.749</text:p>
          </table:table-cell>
          <table:table-cell office:value-type="float" office:value="2.8263027061847">
            <text:p>2.8263027061847</text:p>
          </table:table-cell>
          <table:table-cell table:formula="of:=CONFIDENCE(0.05;[.D10];1000)" office:value-type="float" office:value="0.175172837708222">
            <text:p>0.175172837708222</text:p>
          </table:table-cell>
          <table:table-cell table:formula="of:=[.C10]-[.E10]" office:value-type="float" office:value="17.5738271622918">
            <text:p>17.5738271622918</text:p>
          </table:table-cell>
          <table:table-cell table:formula="of:=[.C10]+[.E10]" office:value-type="float" office:value="17.9241728377082">
            <text:p>17.9241728377082</text:p>
          </table:table-cell>
          <table:table-cell office:value-type="float" office:value="0.043611938432571">
            <text:p>0.043611938432571</text:p>
          </table:table-cell>
          <table:table-cell office:value-type="float" office:value="0.005597899846655">
            <text:p>0.005597899846655</text:p>
          </table:table-cell>
          <table:table-cell table:formula="of:=CONFIDENCE(0.05;[.I10];1000)" office:value-type="float" office:value="0.000346955051629524">
            <text:p>0.000346955051629524</text:p>
          </table:table-cell>
          <table:table-cell table:formula="of:=[.H10]-[.J10]" office:value-type="float" office:value="0.0432649833809415">
            <text:p>0.0432649833809415</text:p>
          </table:table-cell>
          <table:table-cell table:formula="of:=[.H10]+[.J10]" office:value-type="float" office:value="0.0439588934842005">
            <text:p>0.0439588934842005</text:p>
          </table:table-cell>
          <table:table-cell table:formula="of:=[.H10]*1000" office:value-type="float" office:value="43.611938432571">
            <text:p>43.611938432571</text:p>
          </table:table-cell>
          <table:table-cell table:formula="of:=[.K10]*1000" office:value-type="float" office:value="43.2649833809415">
            <text:p>43.2649833809415</text:p>
          </table:table-cell>
          <table:table-cell table:formula="of:=[.L10]*1000" office:value-type="float" office:value="43.9588934842005">
            <text:p>43.9588934842005</text:p>
          </table:table-cell>
          <table:table-cell table:formula="of:=[.J10]*1000" office:value-type="float" office:value="0.346955051629524">
            <text:p>0.3469550516295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9 ms</text:p>
          </table:table-cell>
          <table:table-cell office:value-type="float" office:value="18.215">
            <text:p>18.215</text:p>
          </table:table-cell>
          <table:table-cell office:value-type="float" office:value="2.64305897791948">
            <text:p>2.64305897791948</text:p>
          </table:table-cell>
          <table:table-cell table:formula="of:=CONFIDENCE(0.05;[.D11];1000)" office:value-type="float" office:value="0.163815482460247">
            <text:p>0.163815482460247</text:p>
          </table:table-cell>
          <table:table-cell table:formula="of:=[.C11]-[.E11]" office:value-type="float" office:value="18.0511845175398">
            <text:p>18.0511845175398</text:p>
          </table:table-cell>
          <table:table-cell table:formula="of:=[.C11]+[.E11]" office:value-type="float" office:value="18.3788154824602">
            <text:p>18.3788154824602</text:p>
          </table:table-cell>
          <table:table-cell office:value-type="float" office:value="0.04664077272361">
            <text:p>0.04664077272361</text:p>
          </table:table-cell>
          <table:table-cell office:value-type="float" office:value="0.00620335808922">
            <text:p>0.00620335808922</text:p>
          </table:table-cell>
          <table:table-cell table:formula="of:=CONFIDENCE(0.05;[.I11];1000)" office:value-type="float" office:value="0.000384481052730487">
            <text:p>0.000384481052730487</text:p>
          </table:table-cell>
          <table:table-cell table:formula="of:=[.H11]-[.J11]" office:value-type="float" office:value="0.0462562916708795">
            <text:p>0.0462562916708795</text:p>
          </table:table-cell>
          <table:table-cell table:formula="of:=[.H11]+[.J11]" office:value-type="float" office:value="0.0470252537763405">
            <text:p>0.0470252537763405</text:p>
          </table:table-cell>
          <table:table-cell table:formula="of:=[.H11]*1000" office:value-type="float" office:value="46.64077272361">
            <text:p>46.64077272361</text:p>
          </table:table-cell>
          <table:table-cell table:formula="of:=[.K11]*1000" office:value-type="float" office:value="46.2562916708795">
            <text:p>46.2562916708795</text:p>
          </table:table-cell>
          <table:table-cell table:formula="of:=[.L11]*1000" office:value-type="float" office:value="47.0252537763405">
            <text:p>47.0252537763405</text:p>
          </table:table-cell>
          <table:table-cell table:formula="of:=[.J11]*1000" office:value-type="float" office:value="0.384481052730487">
            <text:p>0.3844810527304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 ms</text:p>
          </table:table-cell>
          <table:table-cell office:value-type="float" office:value="18.621">
            <text:p>18.621</text:p>
          </table:table-cell>
          <table:table-cell office:value-type="float" office:value="2.55222900086824">
            <text:p>2.55222900086824</text:p>
          </table:table-cell>
          <table:table-cell table:formula="of:=CONFIDENCE(0.05;[.D12];1000)" office:value-type="float" office:value="0.158185885604177">
            <text:p>0.158185885604177</text:p>
          </table:table-cell>
          <table:table-cell table:formula="of:=[.C12]-[.E12]" office:value-type="float" office:value="18.4628141143958">
            <text:p>18.4628141143958</text:p>
          </table:table-cell>
          <table:table-cell table:formula="of:=[.C12]+[.E12]" office:value-type="float" office:value="18.7791858856042">
            <text:p>18.7791858856042</text:p>
          </table:table-cell>
          <table:table-cell office:value-type="float" office:value="0.049760945622119">
            <text:p>0.049760945622119</text:p>
          </table:table-cell>
          <table:table-cell office:value-type="float" office:value="0.00646308444282">
            <text:p>0.00646308444282</text:p>
          </table:table-cell>
          <table:table-cell table:formula="of:=CONFIDENCE(0.05;[.I12];1000)" office:value-type="float" office:value="0.000400578763102473">
            <text:p>0.000400578763102473</text:p>
          </table:table-cell>
          <table:table-cell table:formula="of:=[.H12]-[.J12]" office:value-type="float" office:value="0.0493603668590165">
            <text:p>0.0493603668590165</text:p>
          </table:table-cell>
          <table:table-cell table:formula="of:=[.H12]+[.J12]" office:value-type="float" office:value="0.0501615243852215">
            <text:p>0.0501615243852215</text:p>
          </table:table-cell>
          <table:table-cell table:formula="of:=[.H12]*1000" office:value-type="float" office:value="49.760945622119">
            <text:p>49.760945622119</text:p>
          </table:table-cell>
          <table:table-cell table:formula="of:=[.K12]*1000" office:value-type="float" office:value="49.3603668590165">
            <text:p>49.3603668590165</text:p>
          </table:table-cell>
          <table:table-cell table:formula="of:=[.L12]*1000" office:value-type="float" office:value="50.1615243852215">
            <text:p>50.1615243852215</text:p>
          </table:table-cell>
          <table:table-cell table:formula="of:=[.J12]*1000" office:value-type="float" office:value="0.400578763102473">
            <text:p>0.4005787631024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1 ms</text:p>
          </table:table-cell>
          <table:table-cell office:value-type="float" office:value="19.153">
            <text:p>19.153</text:p>
          </table:table-cell>
          <table:table-cell office:value-type="float" office:value="2.62725969281559">
            <text:p>2.62725969281559</text:p>
          </table:table-cell>
          <table:table-cell table:formula="of:=CONFIDENCE(0.05;[.D13];1000)" office:value-type="float" office:value="0.162836250618111">
            <text:p>0.162836250618111</text:p>
          </table:table-cell>
          <table:table-cell table:formula="of:=[.C13]-[.E13]" office:value-type="float" office:value="18.9901637493819">
            <text:p>18.9901637493819</text:p>
          </table:table-cell>
          <table:table-cell table:formula="of:=[.C13]+[.E13]" office:value-type="float" office:value="19.3158362506181">
            <text:p>19.3158362506181</text:p>
          </table:table-cell>
          <table:table-cell office:value-type="float" office:value="0.052931123314429">
            <text:p>0.052931123314429</text:p>
          </table:table-cell>
          <table:table-cell office:value-type="float" office:value="0.006952310035568">
            <text:p>0.006952310035568</text:p>
          </table:table-cell>
          <table:table-cell table:formula="of:=CONFIDENCE(0.05;[.I13];1000)" office:value-type="float" office:value="0.00043090072230862">
            <text:p>0.00043090072230862</text:p>
          </table:table-cell>
          <table:table-cell table:formula="of:=[.H13]-[.J13]" office:value-type="float" office:value="0.0525002225921204">
            <text:p>0.0525002225921204</text:p>
          </table:table-cell>
          <table:table-cell table:formula="of:=[.H13]+[.J13]" office:value-type="float" office:value="0.0533620240367376">
            <text:p>0.0533620240367376</text:p>
          </table:table-cell>
          <table:table-cell table:formula="of:=[.H13]*1000" office:value-type="float" office:value="52.931123314429">
            <text:p>52.931123314429</text:p>
          </table:table-cell>
          <table:table-cell table:formula="of:=[.K13]*1000" office:value-type="float" office:value="52.5002225921204">
            <text:p>52.5002225921204</text:p>
          </table:table-cell>
          <table:table-cell table:formula="of:=[.L13]*1000" office:value-type="float" office:value="53.3620240367376">
            <text:p>53.3620240367376</text:p>
          </table:table-cell>
          <table:table-cell table:formula="of:=[.J13]*1000" office:value-type="float" office:value="0.43090072230862">
            <text:p>0.430900722308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2 ms</text:p>
          </table:table-cell>
          <table:table-cell office:value-type="float" office:value="19.452">
            <text:p>19.452</text:p>
          </table:table-cell>
          <table:table-cell office:value-type="float" office:value="2.47342147920928">
            <text:p>2.47342147920928</text:p>
          </table:table-cell>
          <table:table-cell table:formula="of:=CONFIDENCE(0.05;[.D14];1000)" office:value-type="float" office:value="0.153301434560931">
            <text:p>0.153301434560931</text:p>
          </table:table-cell>
          <table:table-cell table:formula="of:=[.C14]-[.E14]" office:value-type="float" office:value="19.2986985654391">
            <text:p>19.2986985654391</text:p>
          </table:table-cell>
          <table:table-cell table:formula="of:=[.C14]+[.E14]" office:value-type="float" office:value="19.6053014345609">
            <text:p>19.6053014345609</text:p>
          </table:table-cell>
          <table:table-cell office:value-type="float" office:value="0.055802755324739">
            <text:p>0.055802755324739</text:p>
          </table:table-cell>
          <table:table-cell office:value-type="float" office:value="0.007342795291243">
            <text:p>0.007342795291243</text:p>
          </table:table-cell>
          <table:table-cell table:formula="of:=CONFIDENCE(0.05;[.I14];1000)" office:value-type="float" office:value="0.000455102804474174">
            <text:p>0.000455102804474174</text:p>
          </table:table-cell>
          <table:table-cell table:formula="of:=[.H14]-[.J14]" office:value-type="float" office:value="0.0553476525202648">
            <text:p>0.0553476525202648</text:p>
          </table:table-cell>
          <table:table-cell table:formula="of:=[.H14]+[.J14]" office:value-type="float" office:value="0.0562578581292132">
            <text:p>0.0562578581292132</text:p>
          </table:table-cell>
          <table:table-cell table:formula="of:=[.H14]*1000" office:value-type="float" office:value="55.802755324739">
            <text:p>55.802755324739</text:p>
          </table:table-cell>
          <table:table-cell table:formula="of:=[.K14]*1000" office:value-type="float" office:value="55.3476525202648">
            <text:p>55.3476525202648</text:p>
          </table:table-cell>
          <table:table-cell table:formula="of:=[.L14]*1000" office:value-type="float" office:value="56.2578581292132">
            <text:p>56.2578581292132</text:p>
          </table:table-cell>
          <table:table-cell table:formula="of:=[.J14]*1000" office:value-type="float" office:value="0.455102804474174">
            <text:p>0.4551028044741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3 ms</text:p>
          </table:table-cell>
          <table:table-cell office:value-type="float" office:value="19.746">
            <text:p>19.746</text:p>
          </table:table-cell>
          <table:table-cell office:value-type="float" office:value="2.3721532646756">
            <text:p>2.3721532646756</text:p>
          </table:table-cell>
          <table:table-cell table:formula="of:=CONFIDENCE(0.05;[.D15];1000)" office:value-type="float" office:value="0.147024880931098">
            <text:p>0.147024880931098</text:p>
          </table:table-cell>
          <table:table-cell table:formula="of:=[.C15]-[.E15]" office:value-type="float" office:value="19.5989751190689">
            <text:p>19.5989751190689</text:p>
          </table:table-cell>
          <table:table-cell table:formula="of:=[.C15]+[.E15]" office:value-type="float" office:value="19.8930248809311">
            <text:p>19.8930248809311</text:p>
          </table:table-cell>
          <table:table-cell office:value-type="float" office:value="0.059039716245549">
            <text:p>0.059039716245549</text:p>
          </table:table-cell>
          <table:table-cell table:style-name="ce3" office:value-type="float" office:value="0.007762569903251">
            <text:p>0.007762569903251</text:p>
          </table:table-cell>
          <table:table-cell table:formula="of:=CONFIDENCE(0.05;[.I15];1000)" office:value-type="float" office:value="0.000481120226395187">
            <text:p>0.000481120226395187</text:p>
          </table:table-cell>
          <table:table-cell table:formula="of:=[.H15]-[.J15]" office:value-type="float" office:value="0.0585585960191538">
            <text:p>0.0585585960191538</text:p>
          </table:table-cell>
          <table:table-cell table:formula="of:=[.H15]+[.J15]" office:value-type="float" office:value="0.0595208364719442">
            <text:p>0.0595208364719442</text:p>
          </table:table-cell>
          <table:table-cell table:formula="of:=[.H15]*1000" office:value-type="float" office:value="59.039716245549">
            <text:p>59.039716245549</text:p>
          </table:table-cell>
          <table:table-cell table:formula="of:=[.K15]*1000" office:value-type="float" office:value="58.5585960191538">
            <text:p>58.5585960191538</text:p>
          </table:table-cell>
          <table:table-cell table:formula="of:=[.L15]*1000" office:value-type="float" office:value="59.5208364719442">
            <text:p>59.5208364719442</text:p>
          </table:table-cell>
          <table:table-cell table:formula="of:=[.J15]*1000" office:value-type="float" office:value="0.481120226395187">
            <text:p>0.4811202263951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4 ms</text:p>
          </table:table-cell>
          <table:table-cell office:value-type="float" office:value="20.059">
            <text:p>20.059</text:p>
          </table:table-cell>
          <table:table-cell office:value-type="float" office:value="2.38604530808034">
            <text:p>2.38604530808034</text:p>
          </table:table-cell>
          <table:table-cell table:formula="of:=CONFIDENCE(0.05;[.D16];1000)" office:value-type="float" office:value="0.14788590288018">
            <text:p>0.14788590288018</text:p>
          </table:table-cell>
          <table:table-cell table:formula="of:=[.C16]-[.E16]" office:value-type="float" office:value="19.9111140971198">
            <text:p>19.9111140971198</text:p>
          </table:table-cell>
          <table:table-cell table:formula="of:=[.C16]+[.E16]" office:value-type="float" office:value="20.2068859028802">
            <text:p>20.2068859028802</text:p>
          </table:table-cell>
          <table:table-cell office:value-type="float" office:value="0.061258313784998">
            <text:p>0.061258313784998</text:p>
          </table:table-cell>
          <table:table-cell office:value-type="float" office:value="0.008109180496575">
            <text:p>0.008109180496575</text:p>
          </table:table-cell>
          <table:table-cell table:formula="of:=CONFIDENCE(0.05;[.I16];1000)" office:value-type="float" office:value="0.000502602978783822">
            <text:p>0.000502602978783822</text:p>
          </table:table-cell>
          <table:table-cell table:formula="of:=[.H16]-[.J16]" office:value-type="float" office:value="0.0607557108062142">
            <text:p>0.0607557108062142</text:p>
          </table:table-cell>
          <table:table-cell table:formula="of:=[.H16]+[.J16]" office:value-type="float" office:value="0.0617609167637818">
            <text:p>0.0617609167637818</text:p>
          </table:table-cell>
          <table:table-cell table:formula="of:=[.H16]*1000" office:value-type="float" office:value="61.258313784998">
            <text:p>61.258313784998</text:p>
          </table:table-cell>
          <table:table-cell table:formula="of:=[.K16]*1000" office:value-type="float" office:value="60.7557108062142">
            <text:p>60.7557108062142</text:p>
          </table:table-cell>
          <table:table-cell table:formula="of:=[.L16]*1000" office:value-type="float" office:value="61.7609167637818">
            <text:p>61.7609167637818</text:p>
          </table:table-cell>
          <table:table-cell table:formula="of:=[.J16]*1000" office:value-type="float" office:value="0.502602978783822">
            <text:p>0.502602978783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5 ms</text:p>
          </table:table-cell>
          <table:table-cell office:value-type="float" office:value="20.157">
            <text:p>20.157</text:p>
          </table:table-cell>
          <table:table-cell office:value-type="float" office:value="2.33833676334672">
            <text:p>2.33833676334672</text:p>
          </table:table-cell>
          <table:table-cell table:formula="of:=CONFIDENCE(0.05;[.D17];1000)" office:value-type="float" office:value="0.144928950977742">
            <text:p>0.144928950977742</text:p>
          </table:table-cell>
          <table:table-cell table:formula="of:=[.C17]-[.E17]" office:value-type="float" office:value="20.0120710490223">
            <text:p>20.0120710490223</text:p>
          </table:table-cell>
          <table:table-cell table:formula="of:=[.C17]+[.E17]" office:value-type="float" office:value="20.3019289509777">
            <text:p>20.3019289509777</text:p>
          </table:table-cell>
          <table:table-cell office:value-type="float" office:value="0.064555444848128">
            <text:p>0.064555444848128</text:p>
          </table:table-cell>
          <table:table-cell office:value-type="float" office:value="0.008678293243262">
            <text:p>0.008678293243262</text:p>
          </table:table-cell>
          <table:table-cell table:formula="of:=CONFIDENCE(0.05;[.I17];1000)" office:value-type="float" office:value="0.000537876304105603">
            <text:p>0.000537876304105603</text:p>
          </table:table-cell>
          <table:table-cell table:formula="of:=[.H17]-[.J17]" office:value-type="float" office:value="0.0640175685440224">
            <text:p>0.0640175685440224</text:p>
          </table:table-cell>
          <table:table-cell table:formula="of:=[.H17]+[.J17]" office:value-type="float" office:value="0.0650933211522336">
            <text:p>0.0650933211522336</text:p>
          </table:table-cell>
          <table:table-cell table:formula="of:=[.H17]*1000" office:value-type="float" office:value="64.555444848128">
            <text:p>64.555444848128</text:p>
          </table:table-cell>
          <table:table-cell table:formula="of:=[.K17]*1000" office:value-type="float" office:value="64.0175685440224">
            <text:p>64.0175685440224</text:p>
          </table:table-cell>
          <table:table-cell table:formula="of:=[.L17]*1000" office:value-type="float" office:value="65.0933211522336">
            <text:p>65.0933211522336</text:p>
          </table:table-cell>
          <table:table-cell table:formula="of:=[.J17]*1000" office:value-type="float" office:value="0.537876304105603">
            <text:p>0.5378763041056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6 ms</text:p>
          </table:table-cell>
          <table:table-cell office:value-type="float" office:value="20.404">
            <text:p>20.404</text:p>
          </table:table-cell>
          <table:table-cell office:value-type="float" office:value="2.33285795243221">
            <text:p>2.33285795243221</text:p>
          </table:table-cell>
          <table:table-cell table:formula="of:=CONFIDENCE(0.05;[.D18];1000)" office:value-type="float" office:value="0.144589376998967">
            <text:p>0.144589376998967</text:p>
          </table:table-cell>
          <table:table-cell table:formula="of:=[.C18]-[.E18]" office:value-type="float" office:value="20.259410623001">
            <text:p>20.259410623001</text:p>
          </table:table-cell>
          <table:table-cell table:formula="of:=[.C18]+[.E18]" office:value-type="float" office:value="20.548589376999">
            <text:p>20.548589376999</text:p>
          </table:table-cell>
          <table:table-cell office:value-type="float" office:value="0.067600065676163">
            <text:p>0.067600065676163</text:p>
          </table:table-cell>
          <table:table-cell office:value-type="float" office:value="0.009870570883394">
            <text:p>0.009870570883394</text:p>
          </table:table-cell>
          <table:table-cell table:formula="of:=CONFIDENCE(0.05;[.I18];1000)" office:value-type="float" office:value="0.000611773079953765">
            <text:p>0.000611773079953765</text:p>
          </table:table-cell>
          <table:table-cell table:formula="of:=[.H18]-[.J18]" office:value-type="float" office:value="0.0669882925962092">
            <text:p>0.0669882925962092</text:p>
          </table:table-cell>
          <table:table-cell table:formula="of:=[.H18]+[.J18]" office:value-type="float" office:value="0.0682118387561168">
            <text:p>0.0682118387561168</text:p>
          </table:table-cell>
          <table:table-cell table:formula="of:=[.H18]*1000" office:value-type="float" office:value="67.600065676163">
            <text:p>67.600065676163</text:p>
          </table:table-cell>
          <table:table-cell table:formula="of:=[.K18]*1000" office:value-type="float" office:value="66.9882925962092">
            <text:p>66.9882925962092</text:p>
          </table:table-cell>
          <table:table-cell table:formula="of:=[.L18]*1000" office:value-type="float" office:value="68.2118387561168">
            <text:p>68.2118387561168</text:p>
          </table:table-cell>
          <table:table-cell table:formula="of:=[.J18]*1000" office:value-type="float" office:value="0.611773079953765">
            <text:p>0.6117730799537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7 ms</text:p>
          </table:table-cell>
          <table:table-cell office:value-type="float" office:value="20.599">
            <text:p>20.599</text:p>
          </table:table-cell>
          <table:table-cell office:value-type="float" office:value="2.27670428083719">
            <text:p>2.27670428083719</text:p>
          </table:table-cell>
          <table:table-cell table:formula="of:=CONFIDENCE(0.05;[.D19];1000)" office:value-type="float" office:value="0.141109000328942">
            <text:p>0.141109000328942</text:p>
          </table:table-cell>
          <table:table-cell table:formula="of:=[.C19]-[.E19]" office:value-type="float" office:value="20.4578909996711">
            <text:p>20.4578909996711</text:p>
          </table:table-cell>
          <table:table-cell table:formula="of:=[.C19]+[.E19]" office:value-type="float" office:value="20.7401090003289">
            <text:p>20.7401090003289</text:p>
          </table:table-cell>
          <table:table-cell office:value-type="float" office:value="0.070615867596921">
            <text:p>0.070615867596921</text:p>
          </table:table-cell>
          <table:table-cell office:value-type="float" office:value="0.009854209354947">
            <text:p>0.009854209354947</text:p>
          </table:table-cell>
          <table:table-cell table:formula="of:=CONFIDENCE(0.05;[.I19];1000)" office:value-type="float" office:value="0.000610759000548529">
            <text:p>0.000610759000548529</text:p>
          </table:table-cell>
          <table:table-cell table:formula="of:=[.H19]-[.J19]" office:value-type="float" office:value="0.0700051085963725">
            <text:p>0.0700051085963725</text:p>
          </table:table-cell>
          <table:table-cell table:formula="of:=[.H19]+[.J19]" office:value-type="float" office:value="0.0712266265974695">
            <text:p>0.0712266265974695</text:p>
          </table:table-cell>
          <table:table-cell table:formula="of:=[.H19]*1000" office:value-type="float" office:value="70.615867596921">
            <text:p>70.615867596921</text:p>
          </table:table-cell>
          <table:table-cell table:formula="of:=[.K19]*1000" office:value-type="float" office:value="70.0051085963725">
            <text:p>70.0051085963725</text:p>
          </table:table-cell>
          <table:table-cell table:formula="of:=[.L19]*1000" office:value-type="float" office:value="71.2266265974695">
            <text:p>71.2266265974695</text:p>
          </table:table-cell>
          <table:table-cell table:formula="of:=[.J19]*1000" office:value-type="float" office:value="0.610759000548529">
            <text:p>0.61075900054852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8 ms</text:p>
          </table:table-cell>
          <table:table-cell office:value-type="float" office:value="20.719">
            <text:p>20.719</text:p>
          </table:table-cell>
          <table:table-cell office:value-type="float" office:value="2.13086357601316">
            <text:p>2.13086357601316</text:p>
          </table:table-cell>
          <table:table-cell table:formula="of:=CONFIDENCE(0.05;[.D20];1000)" office:value-type="float" office:value="0.132069865893169">
            <text:p>0.132069865893169</text:p>
          </table:table-cell>
          <table:table-cell table:formula="of:=[.C20]-[.E20]" office:value-type="float" office:value="20.5869301341068">
            <text:p>20.5869301341068</text:p>
          </table:table-cell>
          <table:table-cell table:formula="of:=[.C20]+[.E20]" office:value-type="float" office:value="20.8510698658932">
            <text:p>20.8510698658932</text:p>
          </table:table-cell>
          <table:table-cell office:value-type="float" office:value="0.07406448635178">
            <text:p>0.07406448635178</text:p>
          </table:table-cell>
          <table:table-cell office:value-type="float" office:value="0.010863935330187">
            <text:p>0.010863935330187</text:p>
          </table:table-cell>
          <table:table-cell table:formula="of:=CONFIDENCE(0.05;[.I20];1000)" office:value-type="float" office:value="0.000673341314892792">
            <text:p>0.000673341314892792</text:p>
          </table:table-cell>
          <table:table-cell table:formula="of:=[.H20]-[.J20]" office:value-type="float" office:value="0.0733911450368872">
            <text:p>0.0733911450368872</text:p>
          </table:table-cell>
          <table:table-cell table:formula="of:=[.H20]+[.J20]" office:value-type="float" office:value="0.0747378276666728">
            <text:p>0.0747378276666728</text:p>
          </table:table-cell>
          <table:table-cell table:formula="of:=[.H20]*1000" office:value-type="float" office:value="74.06448635178">
            <text:p>74.06448635178</text:p>
          </table:table-cell>
          <table:table-cell table:formula="of:=[.K20]*1000" office:value-type="float" office:value="73.3911450368872">
            <text:p>73.3911450368872</text:p>
          </table:table-cell>
          <table:table-cell table:formula="of:=[.L20]*1000" office:value-type="float" office:value="74.7378276666728">
            <text:p>74.7378276666728</text:p>
          </table:table-cell>
          <table:table-cell table:formula="of:=[.J20]*1000" office:value-type="float" office:value="0.673341314892792">
            <text:p>0.67334131489279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9 ms</text:p>
          </table:table-cell>
          <table:table-cell office:value-type="float" office:value="20.967">
            <text:p>20.967</text:p>
          </table:table-cell>
          <table:table-cell office:value-type="float" office:value="2.08716728300998">
            <text:p>2.08716728300998</text:p>
          </table:table-cell>
          <table:table-cell table:formula="of:=CONFIDENCE(0.05;[.D21];1000)" office:value-type="float" office:value="0.129361591359819">
            <text:p>0.129361591359819</text:p>
          </table:table-cell>
          <table:table-cell table:formula="of:=[.C21]-[.E21]" office:value-type="float" office:value="20.8376384086402">
            <text:p>20.8376384086402</text:p>
          </table:table-cell>
          <table:table-cell table:formula="of:=[.C21]+[.E21]" office:value-type="float" office:value="21.0963615913598">
            <text:p>21.0963615913598</text:p>
          </table:table-cell>
          <table:table-cell office:value-type="float" office:value="0.076207432338272">
            <text:p>0.076207432338272</text:p>
          </table:table-cell>
          <table:table-cell office:value-type="float" office:value="0.010925237179257">
            <text:p>0.010925237179257</text:p>
          </table:table-cell>
          <table:table-cell table:formula="of:=CONFIDENCE(0.05;[.I21];1000)" office:value-type="float" office:value="0.000677140773045259">
            <text:p>0.000677140773045259</text:p>
          </table:table-cell>
          <table:table-cell table:formula="of:=[.H21]-[.J21]" office:value-type="float" office:value="0.0755302915652267">
            <text:p>0.0755302915652267</text:p>
          </table:table-cell>
          <table:table-cell table:formula="of:=[.H21]+[.J21]" office:value-type="float" office:value="0.0768845731113173">
            <text:p>0.0768845731113173</text:p>
          </table:table-cell>
          <table:table-cell table:formula="of:=[.H21]*1000" office:value-type="float" office:value="76.207432338272">
            <text:p>76.207432338272</text:p>
          </table:table-cell>
          <table:table-cell table:formula="of:=[.K21]*1000" office:value-type="float" office:value="75.5302915652267">
            <text:p>75.5302915652267</text:p>
          </table:table-cell>
          <table:table-cell table:formula="of:=[.L21]*1000" office:value-type="float" office:value="76.8845731113173">
            <text:p>76.8845731113173</text:p>
          </table:table-cell>
          <table:table-cell table:formula="of:=[.J21]*1000" office:value-type="float" office:value="0.677140773045259">
            <text:p>0.67714077304525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 ms</text:p>
          </table:table-cell>
          <table:table-cell office:value-type="float" office:value="21.12">
            <text:p>21.12</text:p>
          </table:table-cell>
          <table:table-cell office:value-type="float" office:value="2.06975454677212">
            <text:p>2.06975454677212</text:p>
          </table:table-cell>
          <table:table-cell table:formula="of:=CONFIDENCE(0.05;[.D22];1000)" office:value-type="float" office:value="0.128282358617914">
            <text:p>0.128282358617914</text:p>
          </table:table-cell>
          <table:table-cell table:formula="of:=[.C22]-[.E22]" office:value-type="float" office:value="20.9917176413821">
            <text:p>20.9917176413821</text:p>
          </table:table-cell>
          <table:table-cell table:formula="of:=[.C22]+[.E22]" office:value-type="float" office:value="21.2482823586179">
            <text:p>21.2482823586179</text:p>
          </table:table-cell>
          <table:table-cell office:value-type="float" office:value="0.078655798713759">
            <text:p>0.078655798713759</text:p>
          </table:table-cell>
          <table:table-cell office:value-type="float" office:value="0.010378168666147">
            <text:p>0.010378168666147</text:p>
          </table:table-cell>
          <table:table-cell table:formula="of:=CONFIDENCE(0.05;[.I22];1000)" office:value-type="float" office:value="0.000643233738369677">
            <text:p>0.000643233738369677</text:p>
          </table:table-cell>
          <table:table-cell table:formula="of:=[.H22]-[.J22]" office:value-type="float" office:value="0.0780125649753893">
            <text:p>0.0780125649753893</text:p>
          </table:table-cell>
          <table:table-cell table:formula="of:=[.H22]+[.J22]" office:value-type="float" office:value="0.0792990324521287">
            <text:p>0.0792990324521287</text:p>
          </table:table-cell>
          <table:table-cell table:formula="of:=[.H22]*1000" office:value-type="float" office:value="78.655798713759">
            <text:p>78.655798713759</text:p>
          </table:table-cell>
          <table:table-cell table:formula="of:=[.K22]*1000" office:value-type="float" office:value="78.0125649753893">
            <text:p>78.0125649753893</text:p>
          </table:table-cell>
          <table:table-cell table:formula="of:=[.L22]*1000" office:value-type="float" office:value="79.2990324521287">
            <text:p>79.2990324521287</text:p>
          </table:table-cell>
          <table:table-cell table:formula="of:=[.J22]*1000" office:value-type="float" office:value="0.643233738369677">
            <text:p>0.6432337383696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1 ms</text:p>
          </table:table-cell>
          <table:table-cell office:value-type="float" office:value="21.171">
            <text:p>21.171</text:p>
          </table:table-cell>
          <table:table-cell office:value-type="float" office:value="2.04253052141968">
            <text:p>2.04253052141968</text:p>
          </table:table-cell>
          <table:table-cell table:formula="of:=CONFIDENCE(0.05;[.D23];1000)" office:value-type="float" office:value="0.126595027050636">
            <text:p>0.126595027050636</text:p>
          </table:table-cell>
          <table:table-cell table:formula="of:=[.C23]-[.E23]" office:value-type="float" office:value="21.0444049729494">
            <text:p>21.0444049729494</text:p>
          </table:table-cell>
          <table:table-cell table:formula="of:=[.C23]+[.E23]" office:value-type="float" office:value="21.2975950270506">
            <text:p>21.2975950270506</text:p>
          </table:table-cell>
          <table:table-cell office:value-type="float" office:value="0.081880180111065">
            <text:p>0.081880180111065</text:p>
          </table:table-cell>
          <table:table-cell office:value-type="float" office:value="0.011130793195399">
            <text:p>0.011130793195399</text:p>
          </table:table-cell>
          <table:table-cell table:formula="of:=CONFIDENCE(0.05;[.I23];1000)" office:value-type="float" office:value="0.000689881032811772">
            <text:p>0.000689881032811772</text:p>
          </table:table-cell>
          <table:table-cell table:formula="of:=[.H23]-[.J23]" office:value-type="float" office:value="0.0811902990782532">
            <text:p>0.0811902990782532</text:p>
          </table:table-cell>
          <table:table-cell table:formula="of:=[.H23]+[.J23]" office:value-type="float" office:value="0.0825700611438768">
            <text:p>0.0825700611438768</text:p>
          </table:table-cell>
          <table:table-cell table:formula="of:=[.H23]*1000" office:value-type="float" office:value="81.880180111065">
            <text:p>81.880180111065</text:p>
          </table:table-cell>
          <table:table-cell table:formula="of:=[.K23]*1000" office:value-type="float" office:value="81.1902990782532">
            <text:p>81.1902990782532</text:p>
          </table:table-cell>
          <table:table-cell table:formula="of:=[.L23]*1000" office:value-type="float" office:value="82.5700611438768">
            <text:p>82.5700611438768</text:p>
          </table:table-cell>
          <table:table-cell table:formula="of:=[.J23]*1000" office:value-type="float" office:value="0.689881032811772">
            <text:p>0.6898810328117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2 ms</text:p>
          </table:table-cell>
          <table:table-cell office:value-type="float" office:value="21.269">
            <text:p>21.269</text:p>
          </table:table-cell>
          <table:table-cell office:value-type="float" office:value="2.05398584655734">
            <text:p>2.05398584655734</text:p>
          </table:table-cell>
          <table:table-cell table:formula="of:=CONFIDENCE(0.05;[.D24];1000)" office:value-type="float" office:value="0.127305022412012">
            <text:p>0.127305022412012</text:p>
          </table:table-cell>
          <table:table-cell table:formula="of:=[.C24]-[.E24]" office:value-type="float" office:value="21.141694977588">
            <text:p>21.141694977588</text:p>
          </table:table-cell>
          <table:table-cell table:formula="of:=[.C24]+[.E24]" office:value-type="float" office:value="21.396305022412">
            <text:p>21.396305022412</text:p>
          </table:table-cell>
          <table:table-cell office:value-type="float" office:value="0.084584831768747">
            <text:p>0.084584831768747</text:p>
          </table:table-cell>
          <table:table-cell office:value-type="float" office:value="0.01224238321086">
            <text:p>0.01224238321086</text:p>
          </table:table-cell>
          <table:table-cell table:formula="of:=CONFIDENCE(0.05;[.I24];1000)" office:value-type="float" office:value="0.000758776829765979">
            <text:p>0.000758776829765979</text:p>
          </table:table-cell>
          <table:table-cell table:formula="of:=[.H24]-[.J24]" office:value-type="float" office:value="0.083826054938981">
            <text:p>0.083826054938981</text:p>
          </table:table-cell>
          <table:table-cell table:formula="of:=[.H24]+[.J24]" office:value-type="float" office:value="0.085343608598513">
            <text:p>0.085343608598513</text:p>
          </table:table-cell>
          <table:table-cell table:formula="of:=[.H24]*1000" office:value-type="float" office:value="84.584831768747">
            <text:p>84.584831768747</text:p>
          </table:table-cell>
          <table:table-cell table:formula="of:=[.K24]*1000" office:value-type="float" office:value="83.826054938981">
            <text:p>83.826054938981</text:p>
          </table:table-cell>
          <table:table-cell table:formula="of:=[.L24]*1000" office:value-type="float" office:value="85.343608598513">
            <text:p>85.343608598513</text:p>
          </table:table-cell>
          <table:table-cell table:formula="of:=[.J24]*1000" office:value-type="float" office:value="0.758776829765979">
            <text:p>0.7587768297659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3 ms</text:p>
          </table:table-cell>
          <table:table-cell office:value-type="float" office:value="21.334">
            <text:p>21.334</text:p>
          </table:table-cell>
          <table:table-cell office:value-type="float" office:value="2.07719973973587">
            <text:p>2.07719973973587</text:p>
          </table:table-cell>
          <table:table-cell table:formula="of:=CONFIDENCE(0.05;[.D25];1000)" office:value-type="float" office:value="0.128743807979262">
            <text:p>0.128743807979262</text:p>
          </table:table-cell>
          <table:table-cell table:formula="of:=[.C25]-[.E25]" office:value-type="float" office:value="21.2052561920207">
            <text:p>21.2052561920207</text:p>
          </table:table-cell>
          <table:table-cell table:formula="of:=[.C25]+[.E25]" office:value-type="float" office:value="21.4627438079793">
            <text:p>21.4627438079793</text:p>
          </table:table-cell>
          <table:table-cell office:value-type="float" office:value="0.087526152938807">
            <text:p>0.087526152938807</text:p>
          </table:table-cell>
          <table:table-cell office:value-type="float" office:value="0.012094943507569">
            <text:p>0.012094943507569</text:p>
          </table:table-cell>
          <table:table-cell table:formula="of:=CONFIDENCE(0.05;[.I25];1000)" office:value-type="float" office:value="0.000749638590199557">
            <text:p>0.000749638590199557</text:p>
          </table:table-cell>
          <table:table-cell table:formula="of:=[.H25]-[.J25]" office:value-type="float" office:value="0.0867765143486074">
            <text:p>0.0867765143486074</text:p>
          </table:table-cell>
          <table:table-cell table:formula="of:=[.H25]+[.J25]" office:value-type="float" office:value="0.0882757915290066">
            <text:p>0.0882757915290066</text:p>
          </table:table-cell>
          <table:table-cell table:formula="of:=[.H25]*1000" office:value-type="float" office:value="87.526152938807">
            <text:p>87.526152938807</text:p>
          </table:table-cell>
          <table:table-cell table:formula="of:=[.K25]*1000" office:value-type="float" office:value="86.7765143486075">
            <text:p>86.7765143486075</text:p>
          </table:table-cell>
          <table:table-cell table:formula="of:=[.L25]*1000" office:value-type="float" office:value="88.2757915290066">
            <text:p>88.2757915290066</text:p>
          </table:table-cell>
          <table:table-cell table:formula="of:=[.J25]*1000" office:value-type="float" office:value="0.749638590199557">
            <text:p>0.7496385901995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4 ms</text:p>
          </table:table-cell>
          <table:table-cell office:value-type="float" office:value="21.41">
            <text:p>21.41</text:p>
          </table:table-cell>
          <table:table-cell office:value-type="float" office:value="2.10958535033555">
            <text:p>2.10958535033555</text:p>
          </table:table-cell>
          <table:table-cell table:formula="of:=CONFIDENCE(0.05;[.D26];1000)" office:value-type="float" office:value="0.130751052036045">
            <text:p>0.130751052036045</text:p>
          </table:table-cell>
          <table:table-cell table:formula="of:=[.C26]-[.E26]" office:value-type="float" office:value="21.279248947964">
            <text:p>21.279248947964</text:p>
          </table:table-cell>
          <table:table-cell table:formula="of:=[.C26]+[.E26]" office:value-type="float" office:value="21.540751052036">
            <text:p>21.540751052036</text:p>
          </table:table-cell>
          <table:table-cell office:value-type="float" office:value="0.090136589422389">
            <text:p>0.090136589422389</text:p>
          </table:table-cell>
          <table:table-cell office:value-type="float" office:value="0.012552420606553">
            <text:p>0.012552420606553</text:p>
          </table:table-cell>
          <table:table-cell table:formula="of:=CONFIDENCE(0.05;[.I26];1000)" office:value-type="float" office:value="0.000777992793533896">
            <text:p>0.000777992793533896</text:p>
          </table:table-cell>
          <table:table-cell table:formula="of:=[.H26]-[.J26]" office:value-type="float" office:value="0.0893585966288551">
            <text:p>0.0893585966288551</text:p>
          </table:table-cell>
          <table:table-cell table:formula="of:=[.H26]+[.J26]" office:value-type="float" office:value="0.0909145822159229">
            <text:p>0.0909145822159229</text:p>
          </table:table-cell>
          <table:table-cell table:formula="of:=[.H26]*1000" office:value-type="float" office:value="90.136589422389">
            <text:p>90.136589422389</text:p>
          </table:table-cell>
          <table:table-cell table:formula="of:=[.K26]*1000" office:value-type="float" office:value="89.3585966288551">
            <text:p>89.3585966288551</text:p>
          </table:table-cell>
          <table:table-cell table:formula="of:=[.L26]*1000" office:value-type="float" office:value="90.9145822159229">
            <text:p>90.9145822159229</text:p>
          </table:table-cell>
          <table:table-cell table:formula="of:=[.J26]*1000" office:value-type="float" office:value="0.777992793533896">
            <text:p>0.7779927935338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5 ms</text:p>
          </table:table-cell>
          <table:table-cell office:value-type="float" office:value="21.52">
            <text:p>21.52</text:p>
          </table:table-cell>
          <table:table-cell office:value-type="float" office:value="2.11283318415441">
            <text:p>2.11283318415441</text:p>
          </table:table-cell>
          <table:table-cell table:formula="of:=CONFIDENCE(0.05;[.D27];1000)" office:value-type="float" office:value="0.130952351162713">
            <text:p>0.130952351162713</text:p>
          </table:table-cell>
          <table:table-cell table:formula="of:=[.C27]-[.E27]" office:value-type="float" office:value="21.3890476488373">
            <text:p>21.3890476488373</text:p>
          </table:table-cell>
          <table:table-cell table:formula="of:=[.C27]+[.E27]" office:value-type="float" office:value="21.6509523511627">
            <text:p>21.6509523511627</text:p>
          </table:table-cell>
          <table:table-cell office:value-type="float" office:value="0.093280251206354">
            <text:p>0.093280251206354</text:p>
          </table:table-cell>
          <table:table-cell office:value-type="float" office:value="0.013298089044574">
            <text:p>0.013298089044574</text:p>
          </table:table-cell>
          <table:table-cell table:formula="of:=CONFIDENCE(0.05;[.I27];1000)" office:value-type="float" office:value="0.000824208952897068">
            <text:p>0.000824208952897068</text:p>
          </table:table-cell>
          <table:table-cell table:formula="of:=[.H27]-[.J27]" office:value-type="float" office:value="0.0924560422534569">
            <text:p>0.0924560422534569</text:p>
          </table:table-cell>
          <table:table-cell table:formula="of:=[.H27]+[.J27]" office:value-type="float" office:value="0.0941044601592511">
            <text:p>0.0941044601592511</text:p>
          </table:table-cell>
          <table:table-cell table:formula="of:=[.H27]*1000" office:value-type="float" office:value="93.280251206354">
            <text:p>93.280251206354</text:p>
          </table:table-cell>
          <table:table-cell table:formula="of:=[.K27]*1000" office:value-type="float" office:value="92.4560422534569">
            <text:p>92.4560422534569</text:p>
          </table:table-cell>
          <table:table-cell table:formula="of:=[.L27]*1000" office:value-type="float" office:value="94.1044601592511">
            <text:p>94.1044601592511</text:p>
          </table:table-cell>
          <table:table-cell table:formula="of:=[.J27]*1000" office:value-type="float" office:value="0.824208952897068">
            <text:p>0.8242089528970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6 ms</text:p>
          </table:table-cell>
          <table:table-cell office:value-type="float" office:value="21.715">
            <text:p>21.715</text:p>
          </table:table-cell>
          <table:table-cell office:value-type="float" office:value="1.97678594761362">
            <text:p>1.97678594761362</text:p>
          </table:table-cell>
          <table:table-cell table:formula="of:=CONFIDENCE(0.05;[.D28];1000)" office:value-type="float" office:value="0.122520211026039">
            <text:p>0.122520211026039</text:p>
          </table:table-cell>
          <table:table-cell table:formula="of:=[.C28]-[.E28]" office:value-type="float" office:value="21.592479788974">
            <text:p>21.592479788974</text:p>
          </table:table-cell>
          <table:table-cell table:formula="of:=[.C28]+[.E28]" office:value-type="float" office:value="21.837520211026">
            <text:p>21.837520211026</text:p>
          </table:table-cell>
          <table:table-cell office:value-type="float" office:value="0.09571163592706">
            <text:p>0.09571163592706</text:p>
          </table:table-cell>
          <table:table-cell office:value-type="float" office:value="0.013829372675739">
            <text:p>0.013829372675739</text:p>
          </table:table-cell>
          <table:table-cell table:formula="of:=CONFIDENCE(0.05;[.I28];1000)" office:value-type="float" office:value="0.000857137648431147">
            <text:p>0.000857137648431147</text:p>
          </table:table-cell>
          <table:table-cell table:formula="of:=[.H28]-[.J28]" office:value-type="float" office:value="0.0948544982786289">
            <text:p>0.0948544982786289</text:p>
          </table:table-cell>
          <table:table-cell table:formula="of:=[.H28]+[.J28]" office:value-type="float" office:value="0.0965687735754912">
            <text:p>0.0965687735754912</text:p>
          </table:table-cell>
          <table:table-cell table:formula="of:=[.H28]*1000" office:value-type="float" office:value="95.71163592706">
            <text:p>95.71163592706</text:p>
          </table:table-cell>
          <table:table-cell table:formula="of:=[.K28]*1000" office:value-type="float" office:value="94.8544982786289">
            <text:p>94.8544982786289</text:p>
          </table:table-cell>
          <table:table-cell table:formula="of:=[.L28]*1000" office:value-type="float" office:value="96.5687735754912">
            <text:p>96.5687735754912</text:p>
          </table:table-cell>
          <table:table-cell table:formula="of:=[.J28]*1000" office:value-type="float" office:value="0.857137648431147">
            <text:p>0.8571376484311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7 ms</text:p>
          </table:table-cell>
          <table:table-cell office:value-type="float" office:value="21.677">
            <text:p>21.677</text:p>
          </table:table-cell>
          <table:table-cell office:value-type="float" office:value="1.95767808985632">
            <text:p>1.95767808985632</text:p>
          </table:table-cell>
          <table:table-cell table:formula="of:=CONFIDENCE(0.05;[.D29];1000)" office:value-type="float" office:value="0.121335915494443">
            <text:p>0.121335915494443</text:p>
          </table:table-cell>
          <table:table-cell table:formula="of:=[.C29]-[.E29]" office:value-type="float" office:value="21.5556640845056">
            <text:p>21.5556640845056</text:p>
          </table:table-cell>
          <table:table-cell table:formula="of:=[.C29]+[.E29]" office:value-type="float" office:value="21.7983359154944">
            <text:p>21.7983359154944</text:p>
          </table:table-cell>
          <table:table-cell office:value-type="float" office:value="0.09902015283456">
            <text:p>0.09902015283456</text:p>
          </table:table-cell>
          <table:table-cell office:value-type="float" office:value="0.014311292850871">
            <text:p>0.014311292850871</text:p>
          </table:table-cell>
          <table:table-cell table:formula="of:=CONFIDENCE(0.05;[.I29];1000)" office:value-type="float" office:value="0.000887006821482563">
            <text:p>0.000887006821482563</text:p>
          </table:table-cell>
          <table:table-cell table:formula="of:=[.H29]-[.J29]" office:value-type="float" office:value="0.0981331460130775">
            <text:p>0.0981331460130775</text:p>
          </table:table-cell>
          <table:table-cell table:formula="of:=[.H29]+[.J29]" office:value-type="float" office:value="0.0999071596560426">
            <text:p>0.0999071596560426</text:p>
          </table:table-cell>
          <table:table-cell table:formula="of:=[.H29]*1000" office:value-type="float" office:value="99.02015283456">
            <text:p>99.02015283456</text:p>
          </table:table-cell>
          <table:table-cell table:formula="of:=[.K29]*1000" office:value-type="float" office:value="98.1331460130775">
            <text:p>98.1331460130775</text:p>
          </table:table-cell>
          <table:table-cell table:formula="of:=[.L29]*1000" office:value-type="float" office:value="99.9071596560426">
            <text:p>99.9071596560426</text:p>
          </table:table-cell>
          <table:table-cell table:formula="of:=[.J29]*1000" office:value-type="float" office:value="0.887006821482563">
            <text:p>0.88700682148256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8 ms</text:p>
          </table:table-cell>
          <table:table-cell office:value-type="float" office:value="21.775">
            <text:p>21.775</text:p>
          </table:table-cell>
          <table:table-cell office:value-type="float" office:value="1.8862483751969">
            <text:p>1.8862483751969</text:p>
          </table:table-cell>
          <table:table-cell table:formula="of:=CONFIDENCE(0.05;[.D30];1000)" office:value-type="float" office:value="0.116908737263959">
            <text:p>0.116908737263959</text:p>
          </table:table-cell>
          <table:table-cell table:formula="of:=[.C30]-[.E30]" office:value-type="float" office:value="21.658091262736">
            <text:p>21.658091262736</text:p>
          </table:table-cell>
          <table:table-cell table:formula="of:=[.C30]+[.E30]" office:value-type="float" office:value="21.891908737264">
            <text:p>21.891908737264</text:p>
          </table:table-cell>
          <table:table-cell office:value-type="float" office:value="0.101699058637197">
            <text:p>0.101699058637197</text:p>
          </table:table-cell>
          <table:table-cell office:value-type="float" office:value="0.014668904467145">
            <text:p>0.014668904467145</text:p>
          </table:table-cell>
          <table:table-cell table:formula="of:=CONFIDENCE(0.05;[.I30];1000)" office:value-type="float" office:value="0.000909171411808666">
            <text:p>0.000909171411808666</text:p>
          </table:table-cell>
          <table:table-cell table:formula="of:=[.H30]-[.J30]" office:value-type="float" office:value="0.100789887225388">
            <text:p>0.100789887225388</text:p>
          </table:table-cell>
          <table:table-cell table:formula="of:=[.H30]+[.J30]" office:value-type="float" office:value="0.102608230049006">
            <text:p>0.102608230049006</text:p>
          </table:table-cell>
          <table:table-cell table:formula="of:=[.H30]*1000" office:value-type="float" office:value="101.699058637197">
            <text:p>101.699058637197</text:p>
          </table:table-cell>
          <table:table-cell table:formula="of:=[.K30]*1000" office:value-type="float" office:value="100.789887225388">
            <text:p>100.789887225388</text:p>
          </table:table-cell>
          <table:table-cell table:formula="of:=[.L30]*1000" office:value-type="float" office:value="102.608230049006">
            <text:p>102.608230049006</text:p>
          </table:table-cell>
          <table:table-cell table:formula="of:=[.J30]*1000" office:value-type="float" office:value="0.909171411808666">
            <text:p>0.9091714118086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9 ms</text:p>
          </table:table-cell>
          <table:table-cell office:value-type="float" office:value="21.882">
            <text:p>21.882</text:p>
          </table:table-cell>
          <table:table-cell office:value-type="float" office:value="1.88032220951932">
            <text:p>1.88032220951932</text:p>
          </table:table-cell>
          <table:table-cell table:formula="of:=CONFIDENCE(0.05;[.D31];1000)" office:value-type="float" office:value="0.116541436459201">
            <text:p>0.116541436459201</text:p>
          </table:table-cell>
          <table:table-cell table:formula="of:=[.C31]-[.E31]" office:value-type="float" office:value="21.7654585635408">
            <text:p>21.7654585635408</text:p>
          </table:table-cell>
          <table:table-cell table:formula="of:=[.C31]+[.E31]" office:value-type="float" office:value="21.9985414364592">
            <text:p>21.9985414364592</text:p>
          </table:table-cell>
          <table:table-cell office:value-type="float" office:value="0.10456566184268">
            <text:p>0.10456566184268</text:p>
          </table:table-cell>
          <table:table-cell office:value-type="float" office:value="0.01519102424457">
            <text:p>0.01519102424457</text:p>
          </table:table-cell>
          <table:table-cell table:formula="of:=CONFIDENCE(0.05;[.I31];1000)" office:value-type="float" office:value="0.000941532136240264">
            <text:p>0.000941532136240264</text:p>
          </table:table-cell>
          <table:table-cell table:formula="of:=[.H31]-[.J31]" office:value-type="float" office:value="0.10362412970644">
            <text:p>0.10362412970644</text:p>
          </table:table-cell>
          <table:table-cell table:formula="of:=[.H31]+[.J31]" office:value-type="float" office:value="0.10550719397892">
            <text:p>0.10550719397892</text:p>
          </table:table-cell>
          <table:table-cell table:formula="of:=[.H31]*1000" office:value-type="float" office:value="104.56566184268">
            <text:p>104.56566184268</text:p>
          </table:table-cell>
          <table:table-cell table:formula="of:=[.K31]*1000" office:value-type="float" office:value="103.62412970644">
            <text:p>103.62412970644</text:p>
          </table:table-cell>
          <table:table-cell table:formula="of:=[.L31]*1000" office:value-type="float" office:value="105.50719397892">
            <text:p>105.50719397892</text:p>
          </table:table-cell>
          <table:table-cell table:formula="of:=[.J31]*1000" office:value-type="float" office:value="0.941532136240264">
            <text:p>0.9415321362402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0 ms</text:p>
          </table:table-cell>
          <table:table-cell office:value-type="float" office:value="21.886">
            <text:p>21.886</text:p>
          </table:table-cell>
          <table:table-cell office:value-type="float" office:value="1.8271131170079">
            <text:p>1.8271131170079</text:p>
          </table:table-cell>
          <table:table-cell table:formula="of:=CONFIDENCE(0.05;[.D32];1000)" office:value-type="float" office:value="0.113243563338">
            <text:p>0.113243563338</text:p>
          </table:table-cell>
          <table:table-cell table:formula="of:=[.C32]-[.E32]" office:value-type="float" office:value="21.772756436662">
            <text:p>21.772756436662</text:p>
          </table:table-cell>
          <table:table-cell table:formula="of:=[.C32]+[.E32]" office:value-type="float" office:value="21.999243563338">
            <text:p>21.999243563338</text:p>
          </table:table-cell>
          <table:table-cell office:value-type="float" office:value="0.107583105582513">
            <text:p>0.107583105582513</text:p>
          </table:table-cell>
          <table:table-cell office:value-type="float" office:value="0.01632397712221">
            <text:p>0.01632397712221</text:p>
          </table:table-cell>
          <table:table-cell table:formula="of:=CONFIDENCE(0.05;[.I32];1000)" office:value-type="float" office:value="0.00101175199277991">
            <text:p>0.00101175199277991</text:p>
          </table:table-cell>
          <table:table-cell table:formula="of:=[.H32]-[.J32]" office:value-type="float" office:value="0.106571353589733">
            <text:p>0.106571353589733</text:p>
          </table:table-cell>
          <table:table-cell table:formula="of:=[.H32]+[.J32]" office:value-type="float" office:value="0.108594857575293">
            <text:p>0.108594857575293</text:p>
          </table:table-cell>
          <table:table-cell table:formula="of:=[.H32]*1000" office:value-type="float" office:value="107.583105582513">
            <text:p>107.583105582513</text:p>
          </table:table-cell>
          <table:table-cell table:formula="of:=[.K32]*1000" office:value-type="float" office:value="106.571353589733">
            <text:p>106.571353589733</text:p>
          </table:table-cell>
          <table:table-cell table:formula="of:=[.L32]*1000" office:value-type="float" office:value="108.594857575293">
            <text:p>108.594857575293</text:p>
          </table:table-cell>
          <table:table-cell table:formula="of:=[.J32]*1000" office:value-type="float" office:value="1.01175199277991">
            <text:p>1.01175199277991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3"/>
        </table:table-row>
        <table:table-row table:style-name="ro1">
          <table:table-cell table:style-name="ce2" office:value-type="string">
            <text:p>Manda un total de 6*4 = 24 paquetes</text:p>
          </table:table-cell>
          <table:table-cell/>
          <table:table-cell table:formula="of:=AVERAGE(c#ref!:[.C33])" office:value-type="string" office:string-value="Err:508">
            <text:p>Err:508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SQRT(VAR(c#ref!:[.C33]))" office:value-type="string" office:string-value="Err:508">
            <text:p>Err:508</text:p>
          </table:table-cell>
          <table:table-cell table:number-columns-repeated="13"/>
        </table:table-row>
      </table:table>
      <table:table table:name="Grafica" table:style-name="ta1" table:print="false">
        <table:table-column table:style-name="co12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Grafica.L35" table:end-x="2.219cm" table:end-y="0.371cm" draw:z-index="0" draw:style-name="gr1" svg:width="25.157cm" svg:height="14.502cm" svg:x="1.901cm" svg:y="0.265cm">
              <draw:object draw:notify-on-update-of-ranges="'No Hidden Terminal'.B3:'No Hidden Terminal'.B32 'No Hidden Terminal'.C1:'No Hidden Terminal'.C1 'No Hidden Terminal'.C3:'No Hidden Terminal'.C32 'No Hidden Terminal'.E3:'No Hidden Terminal'.E32 'No Hidden Terminal'.E3:'No Hidden Terminal'.E32 'Hidden Terminal'.C1:'Hidden Terminal'.C1 'Hidden Terminal'.C3:'Hidden Terminal'.C32 'Hidden Terminal'.E3:'Hidden Terminal'.E32 'Hidden Terminal'.E3:'Hidden Terminal'.E32 'No Hidden Terminal'.H1:'No Hidden Terminal'.H1 'No Hidden Terminal'.M3:'No Hidden Terminal'.M32 'No Hidden Terminal'.P3:'No Hidden Terminal'.P32 'No Hidden Terminal'.P3:'No Hidden Terminal'.P32 'Hidden Terminal'.H1:'Hidden Terminal'.H1 'Hidden Terminal'.M3:'Hidden Terminal'.M32 'Hidden Terminal'.P3:'Hidden Terminal'.P32 'Hidden Terminal'.P3:'Hidden Terminal'.P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03/23/2011</text:date>, <text:time>16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23T16:24:48</dc:date>
    <dc:creator>entcpi </dc:creator>
    <meta:generator>OpenOffice.org/3.2$Linux OpenOffice.org_project/320m12$Build-9483</meta:generator>
    <meta:editing-duration>PT13H17M45S</meta:editing-duration>
    <meta:editing-cycles>29</meta:editing-cycles>
    <meta:document-statistic meta:table-count="3" meta:cell-count="9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fill="solid" draw:fill-color="#d9d9d9"/>
      <style:text-properties fo:font-size="8pt" style:font-size-asian="8pt" style:font-size-complex="8pt"/>
    </style:style>
    <style:style style:name="ch3" style:family="chart">
      <style:chart-properties chart:interpolation="cubic-spline" chart:treat-empty-cells="leave-gap" chart:spline-order="3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chart:axis-position="0" style:rotation-angle="45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4" chart:origin="0" chart:interval-major="1" chart:reverse-direction="false" text:line-break="false" chart:axis-position="1"/>
      <style:graphic-properties svg:stroke-width="0.09cm" svg:stroke-color="#ff420e"/>
      <style:text-properties fo:color="#ff420e" fo:font-size="12pt" fo:font-weight="bold" style:font-size-asian="8pt" style:font-size-complex="8pt"/>
    </style:style>
    <style:style style:name="ch7" style:family="chart">
      <style:chart-properties style:rotation-angle="90"/>
      <style:text-properties fo:color="#ff420e"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10" chart:maximum="160" chart:interval-major="5" chart:reverse-direction="false" text:line-break="false" chart:axis-position="end"/>
      <style:graphic-properties svg:stroke-width="0.09cm" svg:stroke-color="#0084d1"/>
      <style:text-properties fo:color="#0084d1" fo:font-size="12pt" fo:font-weight="bold" style:font-size-asian="8pt" style:font-size-complex="8pt"/>
    </style:style>
    <style:style style:name="ch10" style:family="chart">
      <style:chart-properties style:rotation-angle="270"/>
      <style:text-properties fo:color="#0084d1" fo:font-size="12pt" fo:font-weight="bold" style:font-size-asian="9pt" style:font-size-complex="9pt"/>
    </style:style>
    <style:style style:name="ch11" style:family="chart" style:data-style-name="N0">
      <style:chart-properties chart:symbol-type="none" chart:error-upper-indicator="true" chart:error-lower-indicator="true" chart:error-category="cell-range" chart:error-upper-range="'No Hidden Terminal'.E3:'No Hidden Terminal'.E32" chart:error-lower-range="'No Hidden Terminal'.E3:'No Hidden Terminal'.E32">
        <chart:symbol-image xlink:href="Pictures/2000000D000000DD000000DD0595C74D.svm" xlink:type="simple" xlink:actuate="onLoad"/>
      </style:chart-properties>
      <style:graphic-properties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error-category="cell-range"/>
      <style:graphic-properties svg:stroke-width="0.02cm"/>
    </style:style>
    <style:style style:name="ch13" style:family="chart" style:data-style-name="N0">
      <style:chart-properties chart:symbol-type="none" chart:error-upper-indicator="true" chart:error-lower-indicator="true" chart:error-category="cell-range" chart:error-upper-range="'Hidden Terminal'.E3:'Hidden Terminal'.E32" chart:error-lower-range="'Hidden Terminal'.E3:'Hidden Terminal'.E32"/>
      <style:graphic-properties svg:stroke-width="0.088cm" svg:stroke-color="#ff950e" draw:fill-color="#ff950e"/>
      <style:text-properties fo:font-size="6pt" style:font-size-asian="6pt" style:font-size-complex="6pt"/>
    </style:style>
    <style:style style:name="ch14" style:family="chart" style:data-style-name="N0">
      <style:chart-properties chart:symbol-type="none" chart:error-upper-indicator="true" chart:error-lower-indicator="true" chart:error-category="cell-range" chart:error-upper-range="'No Hidden Terminal'.P3:'No Hidden Terminal'.P32" chart:error-lower-range="'No Hidden Terminal'.P3:'No Hidden Terminal'.P32">
        <chart:symbol-image xlink:href="Pictures/2000000D000000DD000000DD0595C74D.svm" xlink:type="simple" xlink:actuate="onLoad"/>
      </style:chart-properties>
      <style:graphic-properties draw:stroke-dash="Fine_20_Dashed_20__28_var_29_" svg:stroke-width="0.088cm" svg:stroke-color="#0084d1" draw:fill-color="#0084d1"/>
      <style:text-properties fo:font-size="6pt" style:font-size-asian="6pt" style:font-size-complex="6pt"/>
    </style:style>
    <style:style style:name="ch15" style:family="chart" style:data-style-name="N0">
      <style:chart-properties chart:symbol-type="none" chart:error-upper-indicator="true" chart:error-lower-indicator="true" chart:error-category="cell-range" chart:error-upper-range="'Hidden Terminal'.P3:'Hidden Terminal'.P32" chart:error-lower-range="'Hidden Terminal'.P3:'Hidden Terminal'.P32"/>
      <style:graphic-properties svg:stroke-width="0.088cm" svg:stroke-color="#83caff"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158cm" svg:height="14.503cm" xlink:href=".." chart:class="chart:line" chart:style-name="ch1">
        <chart:legend chart:legend-position="end" svg:x="16.88cm" svg:y="8.823cm" chart:style-name="ch2"/>
        <chart:plot-area chart:style-name="ch3" table:cell-range-address="'No Hidden Terminal'.B3:'No Hidden Terminal'.C32 'No Hidden Terminal'.C1:'No Hidden Terminal'.C1 'Hidden Terminal'.C1:'Hidden Terminal'.C1 'Hidden Terminal'.C3:'Hidden Terminal'.C32 'No Hidden Terminal'.H1:'No Hidden Terminal'.H1 'No Hidden Terminal'.M3:'No Hidden Terminal'.M32 'Hidden Terminal'.H1:'Hidden Terminal'.H1 'Hidden Terminal'.M3:'Hidden Terminal'.M32" chart:data-source-has-labels="both" svg:x="0.394cm" svg:y="0.439cm" svg:width="24.271cm" svg:height="13.632cm">
          <chart:axis chart:dimension="x" chart:name="primary-x" chart:style-name="ch4">
            <chart:title svg:x="8.534cm" svg:y="13.71cm" chart:style-name="ch5">
              <text:p>Max Random Time between transmissions</text:p>
            </chart:title>
            <chart:categories table:cell-range-address="'No Hidden Terminal'.B3:'No Hidden Terminal'.B32"/>
          </chart:axis>
          <chart:axis chart:dimension="y" chart:name="primary-y" chart:style-name="ch6">
            <chart:title svg:x="0.335cm" svg:y="8.283cm" chart:style-name="ch7">
              <text:p>Received Packets</text:p>
            </chart:title>
            <chart:grid chart:style-name="ch8" chart:class="major"/>
          </chart:axis>
          <chart:axis chart:dimension="y" chart:name="secondary-y" chart:style-name="ch9">
            <chart:title svg:x="24.91cm" svg:y="4.049cm" chart:style-name="ch10">
              <text:p>Last Packet Arrival Time (ms)</text:p>
            </chart:title>
          </chart:axis>
          <chart:series chart:attached-axis="primary-y" chart:style-name="ch11" chart:values-cell-range-address="'No Hidden Terminal'.C3:'No Hidden Terminal'.C32" chart:label-cell-address="'No Hidden Terminal'.C1:'No Hidden Terminal'.C1" chart:class="chart:line">
            <chart:error-indicator chart:style-name="ch12"/>
            <chart:data-point chart:repeated="30"/>
          </chart:series>
          <chart:series chart:attached-axis="primary-y" chart:style-name="ch13" chart:values-cell-range-address="'Hidden Terminal'.C3:'Hidden Terminal'.C32" chart:label-cell-address="'Hidden Terminal'.C1:'Hidden Terminal'.C1" chart:class="chart:line">
            <chart:error-indicator chart:style-name="ch12"/>
            <chart:data-point chart:repeated="30"/>
          </chart:series>
          <chart:series chart:attached-axis="secondary-y" chart:style-name="ch14" chart:values-cell-range-address="'No Hidden Terminal'.M3:'No Hidden Terminal'.M32" chart:label-cell-address="'No Hidden Terminal'.H1:'No Hidden Terminal'.H1" chart:class="chart:line">
            <chart:error-indicator chart:style-name="ch12"/>
            <chart:data-point chart:repeated="30"/>
          </chart:series>
          <chart:series chart:attached-axis="secondary-y" chart:style-name="ch15" chart:values-cell-range-address="'Hidden Terminal'.M3:'Hidden Terminal'.M32" chart:label-cell-address="'Hidden Terminal'.H1:'Hidden Terminal'.H1" chart:class="chart:line">
            <chart:error-indicator chart:style-name="ch12"/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Hidden Terminal'.C1:'No Hidden Terminal'.C1">Received Packets avoiding Hidden Terminal Problem</text:p>
              </table:table-cell>
              <table:table-cell office:value-type="string">
                <text:p>Columna E</text:p>
              </table:table-cell>
              <table:table-cell office:value-type="string">
                <text:p>Columna E</text:p>
              </table:table-cell>
              <table:table-cell office:value-type="string">
                <text:p text:id="'Hidden Terminal'.C1:'Hidden Terminal'.C1">Received Packets with Hidden Terminal Problem</text:p>
              </table:table-cell>
              <table:table-cell office:value-type="string">
                <text:p>Columna E</text:p>
              </table:table-cell>
              <table:table-cell office:value-type="string">
                <text:p>Columna E</text:p>
              </table:table-cell>
              <table:table-cell office:value-type="string">
                <text:p text:id="'No Hidden Terminal'.H1:'No Hidden Terminal'.H1">Last Packet Arrival Time avoiding Hidden Terminal Problem</text:p>
              </table:table-cell>
              <table:table-cell office:value-type="string">
                <text:p>Columna P</text:p>
              </table:table-cell>
              <table:table-cell office:value-type="string">
                <text:p>Columna P</text:p>
              </table:table-cell>
              <table:table-cell office:value-type="string">
                <text:p text:id="'Hidden Terminal'.H1:'Hidden Terminal'.H1">Last Packet Arrival Time with Hidden Terminal Problem</text:p>
              </table:table-cell>
              <table:table-cell office:value-type="string">
                <text:p>Columna P</text:p>
              </table:table-cell>
              <table:table-cell office:value-type="string">
                <text:p>Columna P</text:p>
              </table:table-cell>
            </table:table-row>
          </table:table-header-rows>
          <table:table-rows>
            <table:table-row>
              <table:table-cell office:value-type="string">
                <text:p text:id="'No Hidden Terminal'.B3:'No Hidden Terminal'.B32">1 ms</text:p>
              </table:table-cell>
              <table:table-cell office:value-type="float" office:value="6.716">
                <text:p text:id="'No Hidden Terminal'.C3:'No Hidden Terminal'.C32">6.716</text:p>
              </table:table-cell>
              <table:table-cell office:value-type="float" office:value="0.148428670127124">
                <text:p text:id="'No Hidden Terminal'.E3:'No Hidden Terminal'.E32">0.148428670127124</text:p>
              </table:table-cell>
              <table:table-cell office:value-type="float" office:value="0.148428670127124">
                <text:p text:id="'No Hidden Terminal'.E3:'No Hidden Terminal'.E32">0.148428670127124</text:p>
              </table:table-cell>
              <table:table-cell office:value-type="float" office:value="0.726">
                <text:p text:id="'Hidden Terminal'.C3:'Hidden Terminal'.C32">0.726</text:p>
              </table:table-cell>
              <table:table-cell office:value-type="float" office:value="0.0450984882109781">
                <text:p text:id="'Hidden Terminal'.E3:'Hidden Terminal'.E32">0.0450984882109781</text:p>
              </table:table-cell>
              <table:table-cell office:value-type="float" office:value="0.0450984882109781">
                <text:p text:id="'Hidden Terminal'.E3:'Hidden Terminal'.E32">0.0450984882109781</text:p>
              </table:table-cell>
              <table:table-cell office:value-type="float" office:value="16.850317195438">
                <text:p text:id="'No Hidden Terminal'.M3:'No Hidden Terminal'.M32">16.850317195438</text:p>
              </table:table-cell>
              <table:table-cell office:value-type="float" office:value="0.153584797060781">
                <text:p text:id="'No Hidden Terminal'.P3:'No Hidden Terminal'.P32">0.153584797060781</text:p>
              </table:table-cell>
              <table:table-cell office:value-type="float" office:value="0.153584797060781">
                <text:p text:id="'No Hidden Terminal'.P3:'No Hidden Terminal'.P32">0.153584797060781</text:p>
              </table:table-cell>
              <table:table-cell office:value-type="float" office:value="11.795483449548">
                <text:p text:id="'Hidden Terminal'.M3:'Hidden Terminal'.M32">11.795483449548</text:p>
              </table:table-cell>
              <table:table-cell office:value-type="float" office:value="0.0715756500772324">
                <text:p text:id="'Hidden Terminal'.P3:'Hidden Terminal'.P32">0.0715756500772324</text:p>
              </table:table-cell>
              <table:table-cell office:value-type="float" office:value="0.0715756500772324">
                <text:p text:id="'Hidden Terminal'.P3:'Hidden Terminal'.P32">0.0715756500772324</text:p>
              </table:table-cell>
            </table:table-row>
            <table:table-row>
              <table:table-cell office:value-type="string">
                <text:p>2 ms</text:p>
              </table:table-cell>
              <table:table-cell office:value-type="float" office:value="9.927">
                <text:p>9.927</text:p>
              </table:table-cell>
              <table:table-cell office:value-type="float" office:value="0.165878664125762">
                <text:p>0.165878664125762</text:p>
              </table:table-cell>
              <table:table-cell office:value-type="float" office:value="0.165878664125762">
                <text:p>0.165878664125762</text:p>
              </table:table-cell>
              <table:table-cell office:value-type="float" office:value="1.701">
                <text:p>1.701</text:p>
              </table:table-cell>
              <table:table-cell office:value-type="float" office:value="0.0754797903152072">
                <text:p>0.0754797903152072</text:p>
              </table:table-cell>
              <table:table-cell office:value-type="float" office:value="0.0754797903152072">
                <text:p>0.0754797903152072</text:p>
              </table:table-cell>
              <table:table-cell office:value-type="float" office:value="21.811623773356">
                <text:p>21.811623773356</text:p>
              </table:table-cell>
              <table:table-cell office:value-type="float" office:value="0.170731955582835">
                <text:p>0.170731955582835</text:p>
              </table:table-cell>
              <table:table-cell office:value-type="float" office:value="0.170731955582835">
                <text:p>0.170731955582835</text:p>
              </table:table-cell>
              <table:table-cell office:value-type="float" office:value="14.274734808532">
                <text:p>14.274734808532</text:p>
              </table:table-cell>
              <table:table-cell office:value-type="float" office:value="0.19927045954486">
                <text:p>0.19927045954486</text:p>
              </table:table-cell>
              <table:table-cell office:value-type="float" office:value="0.19927045954486">
                <text:p>0.19927045954486</text:p>
              </table:table-cell>
            </table:table-row>
            <table:table-row>
              <table:table-cell office:value-type="string">
                <text:p>3 ms</text:p>
              </table:table-cell>
              <table:table-cell office:value-type="float" office:value="12.468">
                <text:p>12.468</text:p>
              </table:table-cell>
              <table:table-cell office:value-type="float" office:value="0.176015689773291">
                <text:p>0.176015689773291</text:p>
              </table:table-cell>
              <table:table-cell office:value-type="float" office:value="0.176015689773291">
                <text:p>0.176015689773291</text:p>
              </table:table-cell>
              <table:table-cell office:value-type="float" office:value="2.845">
                <text:p>2.845</text:p>
              </table:table-cell>
              <table:table-cell office:value-type="float" office:value="0.0970415048784716">
                <text:p>0.0970415048784716</text:p>
              </table:table-cell>
              <table:table-cell office:value-type="float" office:value="0.0970415048784716">
                <text:p>0.0970415048784716</text:p>
              </table:table-cell>
              <table:table-cell office:value-type="float" office:value="26.276179685131">
                <text:p>26.276179685131</text:p>
              </table:table-cell>
              <table:table-cell office:value-type="float" office:value="0.1972806122224">
                <text:p>0.1972806122224</text:p>
              </table:table-cell>
              <table:table-cell office:value-type="float" office:value="0.1972806122224">
                <text:p>0.1972806122224</text:p>
              </table:table-cell>
              <table:table-cell office:value-type="float" office:value="17.213151783687">
                <text:p>17.213151783687</text:p>
              </table:table-cell>
              <table:table-cell office:value-type="float" office:value="0.24127010896195">
                <text:p>0.24127010896195</text:p>
              </table:table-cell>
              <table:table-cell office:value-type="float" office:value="0.24127010896195">
                <text:p>0.24127010896195</text:p>
              </table:table-cell>
            </table:table-row>
            <table:table-row>
              <table:table-cell office:value-type="string">
                <text:p>4 ms</text:p>
              </table:table-cell>
              <table:table-cell office:value-type="float" office:value="14.161">
                <text:p>14.161</text:p>
              </table:table-cell>
              <table:table-cell office:value-type="float" office:value="0.18448601732326">
                <text:p>0.18448601732326</text:p>
              </table:table-cell>
              <table:table-cell office:value-type="float" office:value="0.18448601732326">
                <text:p>0.18448601732326</text:p>
              </table:table-cell>
              <table:table-cell office:value-type="float" office:value="4.053">
                <text:p>4.053</text:p>
              </table:table-cell>
              <table:table-cell office:value-type="float" office:value="0.114915224481859">
                <text:p>0.114915224481859</text:p>
              </table:table-cell>
              <table:table-cell office:value-type="float" office:value="0.114915224481859">
                <text:p>0.114915224481859</text:p>
              </table:table-cell>
              <table:table-cell office:value-type="float" office:value="30.227409113877">
                <text:p>30.227409113877</text:p>
              </table:table-cell>
              <table:table-cell office:value-type="float" office:value="0.23919447841512">
                <text:p>0.23919447841512</text:p>
              </table:table-cell>
              <table:table-cell office:value-type="float" office:value="0.23919447841512">
                <text:p>0.23919447841512</text:p>
              </table:table-cell>
              <table:table-cell office:value-type="float" office:value="20.296843688246">
                <text:p>20.296843688246</text:p>
              </table:table-cell>
              <table:table-cell office:value-type="float" office:value="0.258427899377269">
                <text:p>0.258427899377269</text:p>
              </table:table-cell>
              <table:table-cell office:value-type="float" office:value="0.258427899377269">
                <text:p>0.258427899377269</text:p>
              </table:table-cell>
            </table:table-row>
            <table:table-row>
              <table:table-cell office:value-type="string">
                <text:p>5 ms</text:p>
              </table:table-cell>
              <table:table-cell office:value-type="float" office:value="15.271">
                <text:p>15.271</text:p>
              </table:table-cell>
              <table:table-cell office:value-type="float" office:value="0.17606574361633">
                <text:p>0.17606574361633</text:p>
              </table:table-cell>
              <table:table-cell office:value-type="float" office:value="0.17606574361633">
                <text:p>0.17606574361633</text:p>
              </table:table-cell>
              <table:table-cell office:value-type="float" office:value="5.287">
                <text:p>5.287</text:p>
              </table:table-cell>
              <table:table-cell office:value-type="float" office:value="0.133813909561225">
                <text:p>0.133813909561225</text:p>
              </table:table-cell>
              <table:table-cell office:value-type="float" office:value="0.133813909561225">
                <text:p>0.133813909561225</text:p>
              </table:table-cell>
              <table:table-cell office:value-type="float" office:value="33.638303395755">
                <text:p>33.638303395755</text:p>
              </table:table-cell>
              <table:table-cell office:value-type="float" office:value="0.249994456418346">
                <text:p>0.249994456418346</text:p>
              </table:table-cell>
              <table:table-cell office:value-type="float" office:value="0.249994456418346">
                <text:p>0.249994456418346</text:p>
              </table:table-cell>
              <table:table-cell office:value-type="float" office:value="23.251500115982">
                <text:p>23.251500115982</text:p>
              </table:table-cell>
              <table:table-cell office:value-type="float" office:value="0.257956985909264">
                <text:p>0.257956985909264</text:p>
              </table:table-cell>
              <table:table-cell office:value-type="float" office:value="0.257956985909264">
                <text:p>0.257956985909264</text:p>
              </table:table-cell>
            </table:table-row>
            <table:table-row>
              <table:table-cell office:value-type="string">
                <text:p>6 ms</text:p>
              </table:table-cell>
              <table:table-cell office:value-type="float" office:value="16.305">
                <text:p>16.305</text:p>
              </table:table-cell>
              <table:table-cell office:value-type="float" office:value="0.18195596275497">
                <text:p>0.18195596275497</text:p>
              </table:table-cell>
              <table:table-cell office:value-type="float" office:value="0.18195596275497">
                <text:p>0.18195596275497</text:p>
              </table:table-cell>
              <table:table-cell office:value-type="float" office:value="6.545">
                <text:p>6.545</text:p>
              </table:table-cell>
              <table:table-cell office:value-type="float" office:value="0.142515964911622">
                <text:p>0.142515964911622</text:p>
              </table:table-cell>
              <table:table-cell office:value-type="float" office:value="0.142515964911622">
                <text:p>0.142515964911622</text:p>
              </table:table-cell>
              <table:table-cell office:value-type="float" office:value="36.93441660925">
                <text:p>36.93441660925</text:p>
              </table:table-cell>
              <table:table-cell office:value-type="float" office:value="0.280081559087851">
                <text:p>0.280081559087851</text:p>
              </table:table-cell>
              <table:table-cell office:value-type="float" office:value="0.280081559087851">
                <text:p>0.280081559087851</text:p>
              </table:table-cell>
              <table:table-cell office:value-type="float" office:value="26.002213718897">
                <text:p>26.002213718897</text:p>
              </table:table-cell>
              <table:table-cell office:value-type="float" office:value="0.279104136332146">
                <text:p>0.279104136332146</text:p>
              </table:table-cell>
              <table:table-cell office:value-type="float" office:value="0.279104136332146">
                <text:p>0.279104136332146</text:p>
              </table:table-cell>
            </table:table-row>
            <table:table-row>
              <table:table-cell office:value-type="string">
                <text:p>7 ms</text:p>
              </table:table-cell>
              <table:table-cell office:value-type="float" office:value="17.125">
                <text:p>17.125</text:p>
              </table:table-cell>
              <table:table-cell office:value-type="float" office:value="0.175867060773089">
                <text:p>0.175867060773089</text:p>
              </table:table-cell>
              <table:table-cell office:value-type="float" office:value="0.175867060773089">
                <text:p>0.175867060773089</text:p>
              </table:table-cell>
              <table:table-cell office:value-type="float" office:value="7.468">
                <text:p>7.468</text:p>
              </table:table-cell>
              <table:table-cell office:value-type="float" office:value="0.14986770534631">
                <text:p>0.14986770534631</text:p>
              </table:table-cell>
              <table:table-cell office:value-type="float" office:value="0.14986770534631">
                <text:p>0.14986770534631</text:p>
              </table:table-cell>
              <table:table-cell office:value-type="float" office:value="40.492072987971">
                <text:p>40.492072987971</text:p>
              </table:table-cell>
              <table:table-cell office:value-type="float" office:value="0.318422666158796">
                <text:p>0.318422666158796</text:p>
              </table:table-cell>
              <table:table-cell office:value-type="float" office:value="0.318422666158796">
                <text:p>0.318422666158796</text:p>
              </table:table-cell>
              <table:table-cell office:value-type="float" office:value="29.167750421058">
                <text:p>29.167750421058</text:p>
              </table:table-cell>
              <table:table-cell office:value-type="float" office:value="0.295737254052354">
                <text:p>0.295737254052354</text:p>
              </table:table-cell>
              <table:table-cell office:value-type="float" office:value="0.295737254052354">
                <text:p>0.295737254052354</text:p>
              </table:table-cell>
            </table:table-row>
            <table:table-row>
              <table:table-cell office:value-type="string">
                <text:p>8 ms</text:p>
              </table:table-cell>
              <table:table-cell office:value-type="float" office:value="17.749">
                <text:p>17.749</text:p>
              </table:table-cell>
              <table:table-cell office:value-type="float" office:value="0.175172837708222">
                <text:p>0.175172837708222</text:p>
              </table:table-cell>
              <table:table-cell office:value-type="float" office:value="0.175172837708222">
                <text:p>0.175172837708222</text:p>
              </table:table-cell>
              <table:table-cell office:value-type="float" office:value="8.326">
                <text:p>8.326</text:p>
              </table:table-cell>
              <table:table-cell office:value-type="float" office:value="0.164084606767496">
                <text:p>0.164084606767496</text:p>
              </table:table-cell>
              <table:table-cell office:value-type="float" office:value="0.164084606767496">
                <text:p>0.164084606767496</text:p>
              </table:table-cell>
              <table:table-cell office:value-type="float" office:value="43.611938432571">
                <text:p>43.611938432571</text:p>
              </table:table-cell>
              <table:table-cell office:value-type="float" office:value="0.346955051629524">
                <text:p>0.346955051629524</text:p>
              </table:table-cell>
              <table:table-cell office:value-type="float" office:value="0.346955051629524">
                <text:p>0.346955051629524</text:p>
              </table:table-cell>
              <table:table-cell office:value-type="float" office:value="31.921382602704">
                <text:p>31.921382602704</text:p>
              </table:table-cell>
              <table:table-cell office:value-type="float" office:value="0.298174991890499">
                <text:p>0.298174991890499</text:p>
              </table:table-cell>
              <table:table-cell office:value-type="float" office:value="0.298174991890499">
                <text:p>0.298174991890499</text:p>
              </table:table-cell>
            </table:table-row>
            <table:table-row>
              <table:table-cell office:value-type="string">
                <text:p>9 ms</text:p>
              </table:table-cell>
              <table:table-cell office:value-type="float" office:value="18.215">
                <text:p>18.215</text:p>
              </table:table-cell>
              <table:table-cell office:value-type="float" office:value="0.163815482460247">
                <text:p>0.163815482460247</text:p>
              </table:table-cell>
              <table:table-cell office:value-type="float" office:value="0.163815482460247">
                <text:p>0.163815482460247</text:p>
              </table:table-cell>
              <table:table-cell office:value-type="float" office:value="9.128">
                <text:p>9.128</text:p>
              </table:table-cell>
              <table:table-cell office:value-type="float" office:value="0.170473845438524">
                <text:p>0.170473845438524</text:p>
              </table:table-cell>
              <table:table-cell office:value-type="float" office:value="0.170473845438524">
                <text:p>0.170473845438524</text:p>
              </table:table-cell>
              <table:table-cell office:value-type="float" office:value="46.64077272361">
                <text:p>46.64077272361</text:p>
              </table:table-cell>
              <table:table-cell office:value-type="float" office:value="0.384481052730487">
                <text:p>0.384481052730487</text:p>
              </table:table-cell>
              <table:table-cell office:value-type="float" office:value="0.384481052730487">
                <text:p>0.384481052730487</text:p>
              </table:table-cell>
              <table:table-cell office:value-type="float" office:value="34.677999165196">
                <text:p>34.677999165196</text:p>
              </table:table-cell>
              <table:table-cell office:value-type="float" office:value="0.338836126228732">
                <text:p>0.338836126228732</text:p>
              </table:table-cell>
              <table:table-cell office:value-type="float" office:value="0.338836126228732">
                <text:p>0.338836126228732</text:p>
              </table:table-cell>
            </table:table-row>
            <table:table-row>
              <table:table-cell office:value-type="string">
                <text:p>10 ms</text:p>
              </table:table-cell>
              <table:table-cell office:value-type="float" office:value="18.621">
                <text:p>18.621</text:p>
              </table:table-cell>
              <table:table-cell office:value-type="float" office:value="0.158185885604177">
                <text:p>0.158185885604177</text:p>
              </table:table-cell>
              <table:table-cell office:value-type="float" office:value="0.158185885604177">
                <text:p>0.158185885604177</text:p>
              </table:table-cell>
              <table:table-cell office:value-type="float" office:value="9.947">
                <text:p>9.947</text:p>
              </table:table-cell>
              <table:table-cell office:value-type="float" office:value="0.16376167262084">
                <text:p>0.16376167262084</text:p>
              </table:table-cell>
              <table:table-cell office:value-type="float" office:value="0.16376167262084">
                <text:p>0.16376167262084</text:p>
              </table:table-cell>
              <table:table-cell office:value-type="float" office:value="49.760945622119">
                <text:p>49.760945622119</text:p>
              </table:table-cell>
              <table:table-cell office:value-type="float" office:value="0.400578763102473">
                <text:p>0.400578763102473</text:p>
              </table:table-cell>
              <table:table-cell office:value-type="float" office:value="0.400578763102473">
                <text:p>0.400578763102473</text:p>
              </table:table-cell>
              <table:table-cell office:value-type="float" office:value="37.456274932301">
                <text:p>37.456274932301</text:p>
              </table:table-cell>
              <table:table-cell office:value-type="float" office:value="0.354784449831323">
                <text:p>0.354784449831323</text:p>
              </table:table-cell>
              <table:table-cell office:value-type="float" office:value="0.354784449831323">
                <text:p>0.354784449831323</text:p>
              </table:table-cell>
            </table:table-row>
            <table:table-row>
              <table:table-cell office:value-type="string">
                <text:p>11 ms</text:p>
              </table:table-cell>
              <table:table-cell office:value-type="float" office:value="19.153">
                <text:p>19.153</text:p>
              </table:table-cell>
              <table:table-cell office:value-type="float" office:value="0.162836250618111">
                <text:p>0.162836250618111</text:p>
              </table:table-cell>
              <table:table-cell office:value-type="float" office:value="0.162836250618111">
                <text:p>0.162836250618111</text:p>
              </table:table-cell>
              <table:table-cell office:value-type="float" office:value="10.896">
                <text:p>10.896</text:p>
              </table:table-cell>
              <table:table-cell office:value-type="float" office:value="0.182137712242062">
                <text:p>0.182137712242062</text:p>
              </table:table-cell>
              <table:table-cell office:value-type="float" office:value="0.182137712242062">
                <text:p>0.182137712242062</text:p>
              </table:table-cell>
              <table:table-cell office:value-type="float" office:value="52.931123314429">
                <text:p>52.931123314429</text:p>
              </table:table-cell>
              <table:table-cell office:value-type="float" office:value="0.43090072230862">
                <text:p>0.43090072230862</text:p>
              </table:table-cell>
              <table:table-cell office:value-type="float" office:value="0.43090072230862">
                <text:p>0.43090072230862</text:p>
              </table:table-cell>
              <table:table-cell office:value-type="float" office:value="41.196505082369">
                <text:p>41.196505082369</text:p>
              </table:table-cell>
              <table:table-cell office:value-type="float" office:value="0.392673806387972">
                <text:p>0.392673806387972</text:p>
              </table:table-cell>
              <table:table-cell office:value-type="float" office:value="0.392673806387972">
                <text:p>0.392673806387972</text:p>
              </table:table-cell>
            </table:table-row>
            <table:table-row>
              <table:table-cell office:value-type="string">
                <text:p>12 ms</text:p>
              </table:table-cell>
              <table:table-cell office:value-type="float" office:value="19.452">
                <text:p>19.452</text:p>
              </table:table-cell>
              <table:table-cell office:value-type="float" office:value="0.153301434560931">
                <text:p>0.153301434560931</text:p>
              </table:table-cell>
              <table:table-cell office:value-type="float" office:value="0.153301434560931">
                <text:p>0.153301434560931</text:p>
              </table:table-cell>
              <table:table-cell office:value-type="float" office:value="11.54">
                <text:p>11.54</text:p>
              </table:table-cell>
              <table:table-cell office:value-type="float" office:value="0.173567423889051">
                <text:p>0.173567423889051</text:p>
              </table:table-cell>
              <table:table-cell office:value-type="float" office:value="0.173567423889051">
                <text:p>0.173567423889051</text:p>
              </table:table-cell>
              <table:table-cell office:value-type="float" office:value="55.802755324739">
                <text:p>55.802755324739</text:p>
              </table:table-cell>
              <table:table-cell office:value-type="float" office:value="0.455102804474174">
                <text:p>0.455102804474174</text:p>
              </table:table-cell>
              <table:table-cell office:value-type="float" office:value="0.455102804474174">
                <text:p>0.455102804474174</text:p>
              </table:table-cell>
              <table:table-cell office:value-type="float" office:value="43.498222897486">
                <text:p>43.498222897486</text:p>
              </table:table-cell>
              <table:table-cell office:value-type="float" office:value="0.410789635393499">
                <text:p>0.410789635393499</text:p>
              </table:table-cell>
              <table:table-cell office:value-type="float" office:value="0.410789635393499">
                <text:p>0.410789635393499</text:p>
              </table:table-cell>
            </table:table-row>
            <table:table-row>
              <table:table-cell office:value-type="string">
                <text:p>13 ms</text:p>
              </table:table-cell>
              <table:table-cell office:value-type="float" office:value="19.746">
                <text:p>19.746</text:p>
              </table:table-cell>
              <table:table-cell office:value-type="float" office:value="0.147024880931098">
                <text:p>0.147024880931098</text:p>
              </table:table-cell>
              <table:table-cell office:value-type="float" office:value="0.147024880931098">
                <text:p>0.147024880931098</text:p>
              </table:table-cell>
              <table:table-cell office:value-type="float" office:value="11.899">
                <text:p>11.899</text:p>
              </table:table-cell>
              <table:table-cell office:value-type="float" office:value="0.175773279359495">
                <text:p>0.175773279359495</text:p>
              </table:table-cell>
              <table:table-cell office:value-type="float" office:value="0.175773279359495">
                <text:p>0.175773279359495</text:p>
              </table:table-cell>
              <table:table-cell office:value-type="float" office:value="59.039716245549">
                <text:p>59.039716245549</text:p>
              </table:table-cell>
              <table:table-cell office:value-type="float" office:value="0.481120226395187">
                <text:p>0.481120226395187</text:p>
              </table:table-cell>
              <table:table-cell office:value-type="float" office:value="0.481120226395187">
                <text:p>0.481120226395187</text:p>
              </table:table-cell>
              <table:table-cell office:value-type="float" office:value="46.176824173669">
                <text:p>46.176824173669</text:p>
              </table:table-cell>
              <table:table-cell office:value-type="float" office:value="0.415869467556171">
                <text:p>0.415869467556171</text:p>
              </table:table-cell>
              <table:table-cell office:value-type="float" office:value="0.415869467556171">
                <text:p>0.415869467556171</text:p>
              </table:table-cell>
            </table:table-row>
            <table:table-row>
              <table:table-cell office:value-type="string">
                <text:p>14 ms</text:p>
              </table:table-cell>
              <table:table-cell office:value-type="float" office:value="20.059">
                <text:p>20.059</text:p>
              </table:table-cell>
              <table:table-cell office:value-type="float" office:value="0.14788590288018">
                <text:p>0.14788590288018</text:p>
              </table:table-cell>
              <table:table-cell office:value-type="float" office:value="0.14788590288018">
                <text:p>0.14788590288018</text:p>
              </table:table-cell>
              <table:table-cell office:value-type="float" office:value="12.42">
                <text:p>12.42</text:p>
              </table:table-cell>
              <table:table-cell office:value-type="float" office:value="0.17812891824843">
                <text:p>0.17812891824843</text:p>
              </table:table-cell>
              <table:table-cell office:value-type="float" office:value="0.17812891824843">
                <text:p>0.17812891824843</text:p>
              </table:table-cell>
              <table:table-cell office:value-type="float" office:value="61.258313784998">
                <text:p>61.258313784998</text:p>
              </table:table-cell>
              <table:table-cell office:value-type="float" office:value="0.502602978783822">
                <text:p>0.502602978783822</text:p>
              </table:table-cell>
              <table:table-cell office:value-type="float" office:value="0.502602978783822">
                <text:p>0.502602978783822</text:p>
              </table:table-cell>
              <table:table-cell office:value-type="float" office:value="48.973800346041">
                <text:p>48.973800346041</text:p>
              </table:table-cell>
              <table:table-cell office:value-type="float" office:value="0.436599758170977">
                <text:p>0.436599758170977</text:p>
              </table:table-cell>
              <table:table-cell office:value-type="float" office:value="0.436599758170977">
                <text:p>0.436599758170977</text:p>
              </table:table-cell>
            </table:table-row>
            <table:table-row>
              <table:table-cell office:value-type="string">
                <text:p>15 ms</text:p>
              </table:table-cell>
              <table:table-cell office:value-type="float" office:value="20.157">
                <text:p>20.157</text:p>
              </table:table-cell>
              <table:table-cell office:value-type="float" office:value="0.144928950977742">
                <text:p>0.144928950977742</text:p>
              </table:table-cell>
              <table:table-cell office:value-type="float" office:value="0.144928950977742">
                <text:p>0.144928950977742</text:p>
              </table:table-cell>
              <table:table-cell office:value-type="float" office:value="13.003">
                <text:p>13.003</text:p>
              </table:table-cell>
              <table:table-cell office:value-type="float" office:value="0.183481887403233">
                <text:p>0.183481887403233</text:p>
              </table:table-cell>
              <table:table-cell office:value-type="float" office:value="0.183481887403233">
                <text:p>0.183481887403233</text:p>
              </table:table-cell>
              <table:table-cell office:value-type="float" office:value="64.555444848128">
                <text:p>64.555444848128</text:p>
              </table:table-cell>
              <table:table-cell office:value-type="float" office:value="0.537876304105603">
                <text:p>0.537876304105603</text:p>
              </table:table-cell>
              <table:table-cell office:value-type="float" office:value="0.537876304105603">
                <text:p>0.537876304105603</text:p>
              </table:table-cell>
              <table:table-cell office:value-type="float" office:value="52.004903913109">
                <text:p>52.004903913109</text:p>
              </table:table-cell>
              <table:table-cell office:value-type="float" office:value="0.465841338699025">
                <text:p>0.465841338699025</text:p>
              </table:table-cell>
              <table:table-cell office:value-type="float" office:value="0.465841338699025">
                <text:p>0.465841338699025</text:p>
              </table:table-cell>
            </table:table-row>
            <table:table-row>
              <table:table-cell office:value-type="string">
                <text:p>16 ms</text:p>
              </table:table-cell>
              <table:table-cell office:value-type="float" office:value="20.404">
                <text:p>20.404</text:p>
              </table:table-cell>
              <table:table-cell office:value-type="float" office:value="0.144589376998967">
                <text:p>0.144589376998967</text:p>
              </table:table-cell>
              <table:table-cell office:value-type="float" office:value="0.144589376998967">
                <text:p>0.144589376998967</text:p>
              </table:table-cell>
              <table:table-cell office:value-type="float" office:value="13.519">
                <text:p>13.519</text:p>
              </table:table-cell>
              <table:table-cell office:value-type="float" office:value="0.174839296605544">
                <text:p>0.174839296605544</text:p>
              </table:table-cell>
              <table:table-cell office:value-type="float" office:value="0.174839296605544">
                <text:p>0.174839296605544</text:p>
              </table:table-cell>
              <table:table-cell office:value-type="float" office:value="67.600065676163">
                <text:p>67.600065676163</text:p>
              </table:table-cell>
              <table:table-cell office:value-type="float" office:value="0.611773079953765">
                <text:p>0.611773079953765</text:p>
              </table:table-cell>
              <table:table-cell office:value-type="float" office:value="0.611773079953765">
                <text:p>0.611773079953765</text:p>
              </table:table-cell>
              <table:table-cell office:value-type="float" office:value="54.793550426677">
                <text:p>54.793550426677</text:p>
              </table:table-cell>
              <table:table-cell office:value-type="float" office:value="0.504754703203585">
                <text:p>0.504754703203585</text:p>
              </table:table-cell>
              <table:table-cell office:value-type="float" office:value="0.504754703203585">
                <text:p>0.504754703203585</text:p>
              </table:table-cell>
            </table:table-row>
            <table:table-row>
              <table:table-cell office:value-type="string">
                <text:p>17 ms</text:p>
              </table:table-cell>
              <table:table-cell office:value-type="float" office:value="20.599">
                <text:p>20.599</text:p>
              </table:table-cell>
              <table:table-cell office:value-type="float" office:value="0.141109000328942">
                <text:p>0.141109000328942</text:p>
              </table:table-cell>
              <table:table-cell office:value-type="float" office:value="0.141109000328942">
                <text:p>0.141109000328942</text:p>
              </table:table-cell>
              <table:table-cell office:value-type="float" office:value="13.947">
                <text:p>13.947</text:p>
              </table:table-cell>
              <table:table-cell office:value-type="float" office:value="0.183242817242605">
                <text:p>0.183242817242605</text:p>
              </table:table-cell>
              <table:table-cell office:value-type="float" office:value="0.183242817242605">
                <text:p>0.183242817242605</text:p>
              </table:table-cell>
              <table:table-cell office:value-type="float" office:value="70.615867596921">
                <text:p>70.615867596921</text:p>
              </table:table-cell>
              <table:table-cell office:value-type="float" office:value="0.610759000548529">
                <text:p>0.610759000548529</text:p>
              </table:table-cell>
              <table:table-cell office:value-type="float" office:value="0.610759000548529">
                <text:p>0.610759000548529</text:p>
              </table:table-cell>
              <table:table-cell office:value-type="float" office:value="57.447792677479">
                <text:p>57.447792677479</text:p>
              </table:table-cell>
              <table:table-cell office:value-type="float" office:value="0.52446687421577">
                <text:p>0.52446687421577</text:p>
              </table:table-cell>
              <table:table-cell office:value-type="float" office:value="0.52446687421577">
                <text:p>0.52446687421577</text:p>
              </table:table-cell>
            </table:table-row>
            <table:table-row>
              <table:table-cell office:value-type="string">
                <text:p>18 ms</text:p>
              </table:table-cell>
              <table:table-cell office:value-type="float" office:value="20.719">
                <text:p>20.719</text:p>
              </table:table-cell>
              <table:table-cell office:value-type="float" office:value="0.132069865893169">
                <text:p>0.132069865893169</text:p>
              </table:table-cell>
              <table:table-cell office:value-type="float" office:value="0.132069865893169">
                <text:p>0.132069865893169</text:p>
              </table:table-cell>
              <table:table-cell office:value-type="float" office:value="14.282">
                <text:p>14.282</text:p>
              </table:table-cell>
              <table:table-cell office:value-type="float" office:value="0.183790592243382">
                <text:p>0.183790592243382</text:p>
              </table:table-cell>
              <table:table-cell office:value-type="float" office:value="0.183790592243382">
                <text:p>0.183790592243382</text:p>
              </table:table-cell>
              <table:table-cell office:value-type="float" office:value="74.06448635178">
                <text:p>74.06448635178</text:p>
              </table:table-cell>
              <table:table-cell office:value-type="float" office:value="0.673341314892792">
                <text:p>0.673341314892792</text:p>
              </table:table-cell>
              <table:table-cell office:value-type="float" office:value="0.673341314892792">
                <text:p>0.673341314892792</text:p>
              </table:table-cell>
              <table:table-cell office:value-type="float" office:value="60.799008209148">
                <text:p>60.799008209148</text:p>
              </table:table-cell>
              <table:table-cell office:value-type="float" office:value="0.552766814086089">
                <text:p>0.552766814086089</text:p>
              </table:table-cell>
              <table:table-cell office:value-type="float" office:value="0.552766814086089">
                <text:p>0.552766814086089</text:p>
              </table:table-cell>
            </table:table-row>
            <table:table-row>
              <table:table-cell office:value-type="string">
                <text:p>19 ms</text:p>
              </table:table-cell>
              <table:table-cell office:value-type="float" office:value="20.967">
                <text:p>20.967</text:p>
              </table:table-cell>
              <table:table-cell office:value-type="float" office:value="0.129361591359819">
                <text:p>0.129361591359819</text:p>
              </table:table-cell>
              <table:table-cell office:value-type="float" office:value="0.129361591359819">
                <text:p>0.129361591359819</text:p>
              </table:table-cell>
              <table:table-cell office:value-type="float" office:value="14.685">
                <text:p>14.685</text:p>
              </table:table-cell>
              <table:table-cell office:value-type="float" office:value="0.18344818480156">
                <text:p>0.18344818480156</text:p>
              </table:table-cell>
              <table:table-cell office:value-type="float" office:value="0.18344818480156">
                <text:p>0.18344818480156</text:p>
              </table:table-cell>
              <table:table-cell office:value-type="float" office:value="76.207432338272">
                <text:p>76.207432338272</text:p>
              </table:table-cell>
              <table:table-cell office:value-type="float" office:value="0.677140773045259">
                <text:p>0.677140773045259</text:p>
              </table:table-cell>
              <table:table-cell office:value-type="float" office:value="0.677140773045259">
                <text:p>0.677140773045259</text:p>
              </table:table-cell>
              <table:table-cell office:value-type="float" office:value="63.197097702897">
                <text:p>63.197097702897</text:p>
              </table:table-cell>
              <table:table-cell office:value-type="float" office:value="0.581436809558781">
                <text:p>0.581436809558781</text:p>
              </table:table-cell>
              <table:table-cell office:value-type="float" office:value="0.581436809558781">
                <text:p>0.581436809558781</text:p>
              </table:table-cell>
            </table:table-row>
            <table:table-row>
              <table:table-cell office:value-type="string">
                <text:p>20 ms</text:p>
              </table:table-cell>
              <table:table-cell office:value-type="float" office:value="21.12">
                <text:p>21.12</text:p>
              </table:table-cell>
              <table:table-cell office:value-type="float" office:value="0.128282358617914">
                <text:p>0.128282358617914</text:p>
              </table:table-cell>
              <table:table-cell office:value-type="float" office:value="0.128282358617914">
                <text:p>0.128282358617914</text:p>
              </table:table-cell>
              <table:table-cell office:value-type="float" office:value="14.94">
                <text:p>14.94</text:p>
              </table:table-cell>
              <table:table-cell office:value-type="float" office:value="0.183957099401074">
                <text:p>0.183957099401074</text:p>
              </table:table-cell>
              <table:table-cell office:value-type="float" office:value="0.183957099401074">
                <text:p>0.183957099401074</text:p>
              </table:table-cell>
              <table:table-cell office:value-type="float" office:value="78.655798713759">
                <text:p>78.655798713759</text:p>
              </table:table-cell>
              <table:table-cell office:value-type="float" office:value="0.643233738369677">
                <text:p>0.643233738369677</text:p>
              </table:table-cell>
              <table:table-cell office:value-type="float" office:value="0.643233738369677">
                <text:p>0.643233738369677</text:p>
              </table:table-cell>
              <table:table-cell office:value-type="float" office:value="65.805532794055">
                <text:p>65.805532794055</text:p>
              </table:table-cell>
              <table:table-cell office:value-type="float" office:value="0.583418612468796">
                <text:p>0.583418612468796</text:p>
              </table:table-cell>
              <table:table-cell office:value-type="float" office:value="0.583418612468796">
                <text:p>0.583418612468796</text:p>
              </table:table-cell>
            </table:table-row>
            <table:table-row>
              <table:table-cell office:value-type="string">
                <text:p>21 ms</text:p>
              </table:table-cell>
              <table:table-cell office:value-type="float" office:value="21.171">
                <text:p>21.171</text:p>
              </table:table-cell>
              <table:table-cell office:value-type="float" office:value="0.126595027050636">
                <text:p>0.126595027050636</text:p>
              </table:table-cell>
              <table:table-cell office:value-type="float" office:value="0.126595027050636">
                <text:p>0.126595027050636</text:p>
              </table:table-cell>
              <table:table-cell office:value-type="float" office:value="15.287">
                <text:p>15.287</text:p>
              </table:table-cell>
              <table:table-cell office:value-type="float" office:value="0.181772603621523">
                <text:p>0.181772603621523</text:p>
              </table:table-cell>
              <table:table-cell office:value-type="float" office:value="0.181772603621523">
                <text:p>0.181772603621523</text:p>
              </table:table-cell>
              <table:table-cell office:value-type="float" office:value="81.880180111065">
                <text:p>81.880180111065</text:p>
              </table:table-cell>
              <table:table-cell office:value-type="float" office:value="0.689881032811772">
                <text:p>0.689881032811772</text:p>
              </table:table-cell>
              <table:table-cell office:value-type="float" office:value="0.689881032811772">
                <text:p>0.689881032811772</text:p>
              </table:table-cell>
              <table:table-cell office:value-type="float" office:value="68.361164609033">
                <text:p>68.361164609033</text:p>
              </table:table-cell>
              <table:table-cell office:value-type="float" office:value="0.648745000327033">
                <text:p>0.648745000327033</text:p>
              </table:table-cell>
              <table:table-cell office:value-type="float" office:value="0.648745000327033">
                <text:p>0.648745000327033</text:p>
              </table:table-cell>
            </table:table-row>
            <table:table-row>
              <table:table-cell office:value-type="string">
                <text:p>22 ms</text:p>
              </table:table-cell>
              <table:table-cell office:value-type="float" office:value="21.269">
                <text:p>21.269</text:p>
              </table:table-cell>
              <table:table-cell office:value-type="float" office:value="0.127305022412012">
                <text:p>0.127305022412012</text:p>
              </table:table-cell>
              <table:table-cell office:value-type="float" office:value="0.127305022412012">
                <text:p>0.127305022412012</text:p>
              </table:table-cell>
              <table:table-cell office:value-type="float" office:value="15.645">
                <text:p>15.645</text:p>
              </table:table-cell>
              <table:table-cell office:value-type="float" office:value="0.18421376921643">
                <text:p>0.18421376921643</text:p>
              </table:table-cell>
              <table:table-cell office:value-type="float" office:value="0.18421376921643">
                <text:p>0.18421376921643</text:p>
              </table:table-cell>
              <table:table-cell office:value-type="float" office:value="84.584831768747">
                <text:p>84.584831768747</text:p>
              </table:table-cell>
              <table:table-cell office:value-type="float" office:value="0.758776829765979">
                <text:p>0.758776829765979</text:p>
              </table:table-cell>
              <table:table-cell office:value-type="float" office:value="0.758776829765979">
                <text:p>0.758776829765979</text:p>
              </table:table-cell>
              <table:table-cell office:value-type="float" office:value="71.104997164192">
                <text:p>71.104997164192</text:p>
              </table:table-cell>
              <table:table-cell office:value-type="float" office:value="0.641337336888494">
                <text:p>0.641337336888494</text:p>
              </table:table-cell>
              <table:table-cell office:value-type="float" office:value="0.641337336888494">
                <text:p>0.641337336888494</text:p>
              </table:table-cell>
            </table:table-row>
            <table:table-row>
              <table:table-cell office:value-type="string">
                <text:p>23 ms</text:p>
              </table:table-cell>
              <table:table-cell office:value-type="float" office:value="21.334">
                <text:p>21.334</text:p>
              </table:table-cell>
              <table:table-cell office:value-type="float" office:value="0.128743807979262">
                <text:p>0.128743807979262</text:p>
              </table:table-cell>
              <table:table-cell office:value-type="float" office:value="0.128743807979262">
                <text:p>0.128743807979262</text:p>
              </table:table-cell>
              <table:table-cell office:value-type="float" office:value="15.815">
                <text:p>15.815</text:p>
              </table:table-cell>
              <table:table-cell office:value-type="float" office:value="0.173792976575651">
                <text:p>0.173792976575651</text:p>
              </table:table-cell>
              <table:table-cell office:value-type="float" office:value="0.173792976575651">
                <text:p>0.173792976575651</text:p>
              </table:table-cell>
              <table:table-cell office:value-type="float" office:value="87.526152938807">
                <text:p>87.526152938807</text:p>
              </table:table-cell>
              <table:table-cell office:value-type="float" office:value="0.749638590199557">
                <text:p>0.749638590199557</text:p>
              </table:table-cell>
              <table:table-cell office:value-type="float" office:value="0.749638590199557">
                <text:p>0.749638590199557</text:p>
              </table:table-cell>
              <table:table-cell office:value-type="float" office:value="73.486335779444">
                <text:p>73.486335779444</text:p>
              </table:table-cell>
              <table:table-cell office:value-type="float" office:value="0.665849306364965">
                <text:p>0.665849306364965</text:p>
              </table:table-cell>
              <table:table-cell office:value-type="float" office:value="0.665849306364965">
                <text:p>0.665849306364965</text:p>
              </table:table-cell>
            </table:table-row>
            <table:table-row>
              <table:table-cell office:value-type="string">
                <text:p>24 ms</text:p>
              </table:table-cell>
              <table:table-cell office:value-type="float" office:value="21.41">
                <text:p>21.41</text:p>
              </table:table-cell>
              <table:table-cell office:value-type="float" office:value="0.130751052036045">
                <text:p>0.130751052036045</text:p>
              </table:table-cell>
              <table:table-cell office:value-type="float" office:value="0.130751052036045">
                <text:p>0.130751052036045</text:p>
              </table:table-cell>
              <table:table-cell office:value-type="float" office:value="16.129">
                <text:p>16.129</text:p>
              </table:table-cell>
              <table:table-cell office:value-type="float" office:value="0.176445353179717">
                <text:p>0.176445353179717</text:p>
              </table:table-cell>
              <table:table-cell office:value-type="float" office:value="0.176445353179717">
                <text:p>0.176445353179717</text:p>
              </table:table-cell>
              <table:table-cell office:value-type="float" office:value="90.136589422389">
                <text:p>90.136589422389</text:p>
              </table:table-cell>
              <table:table-cell office:value-type="float" office:value="0.777992793533896">
                <text:p>0.777992793533896</text:p>
              </table:table-cell>
              <table:table-cell office:value-type="float" office:value="0.777992793533896">
                <text:p>0.777992793533896</text:p>
              </table:table-cell>
              <table:table-cell office:value-type="float" office:value="75.937552018832">
                <text:p>75.937552018832</text:p>
              </table:table-cell>
              <table:table-cell office:value-type="float" office:value="0.67072558569619">
                <text:p>0.67072558569619</text:p>
              </table:table-cell>
              <table:table-cell office:value-type="float" office:value="0.67072558569619">
                <text:p>0.67072558569619</text:p>
              </table:table-cell>
            </table:table-row>
            <table:table-row>
              <table:table-cell office:value-type="string">
                <text:p>25 ms</text:p>
              </table:table-cell>
              <table:table-cell office:value-type="float" office:value="21.52">
                <text:p>21.52</text:p>
              </table:table-cell>
              <table:table-cell office:value-type="float" office:value="0.130952351162713">
                <text:p>0.130952351162713</text:p>
              </table:table-cell>
              <table:table-cell office:value-type="float" office:value="0.130952351162713">
                <text:p>0.130952351162713</text:p>
              </table:table-cell>
              <table:table-cell office:value-type="float" office:value="16.202">
                <text:p>16.202</text:p>
              </table:table-cell>
              <table:table-cell office:value-type="float" office:value="0.180185061549105">
                <text:p>0.180185061549105</text:p>
              </table:table-cell>
              <table:table-cell office:value-type="float" office:value="0.180185061549105">
                <text:p>0.180185061549105</text:p>
              </table:table-cell>
              <table:table-cell office:value-type="float" office:value="93.280251206354">
                <text:p>93.280251206354</text:p>
              </table:table-cell>
              <table:table-cell office:value-type="float" office:value="0.824208952897068">
                <text:p>0.824208952897068</text:p>
              </table:table-cell>
              <table:table-cell office:value-type="float" office:value="0.824208952897068">
                <text:p>0.824208952897068</text:p>
              </table:table-cell>
              <table:table-cell office:value-type="float" office:value="78.635219482934">
                <text:p>78.635219482934</text:p>
              </table:table-cell>
              <table:table-cell office:value-type="float" office:value="0.686359914980603">
                <text:p>0.686359914980603</text:p>
              </table:table-cell>
              <table:table-cell office:value-type="float" office:value="0.686359914980603">
                <text:p>0.686359914980603</text:p>
              </table:table-cell>
            </table:table-row>
            <table:table-row>
              <table:table-cell office:value-type="string">
                <text:p>26 ms</text:p>
              </table:table-cell>
              <table:table-cell office:value-type="float" office:value="21.715">
                <text:p>21.715</text:p>
              </table:table-cell>
              <table:table-cell office:value-type="float" office:value="0.122520211026039">
                <text:p>0.122520211026039</text:p>
              </table:table-cell>
              <table:table-cell office:value-type="float" office:value="0.122520211026039">
                <text:p>0.122520211026039</text:p>
              </table:table-cell>
              <table:table-cell office:value-type="float" office:value="16.563">
                <text:p>16.563</text:p>
              </table:table-cell>
              <table:table-cell office:value-type="float" office:value="0.176092735985809">
                <text:p>0.176092735985809</text:p>
              </table:table-cell>
              <table:table-cell office:value-type="float" office:value="0.176092735985809">
                <text:p>0.176092735985809</text:p>
              </table:table-cell>
              <table:table-cell office:value-type="float" office:value="95.71163592706">
                <text:p>95.71163592706</text:p>
              </table:table-cell>
              <table:table-cell office:value-type="float" office:value="0.857137648431147">
                <text:p>0.857137648431147</text:p>
              </table:table-cell>
              <table:table-cell office:value-type="float" office:value="0.857137648431147">
                <text:p>0.857137648431147</text:p>
              </table:table-cell>
              <table:table-cell office:value-type="float" office:value="81.354482077943">
                <text:p>81.354482077943</text:p>
              </table:table-cell>
              <table:table-cell office:value-type="float" office:value="0.707251391987611">
                <text:p>0.707251391987611</text:p>
              </table:table-cell>
              <table:table-cell office:value-type="float" office:value="0.707251391987611">
                <text:p>0.707251391987611</text:p>
              </table:table-cell>
            </table:table-row>
            <table:table-row>
              <table:table-cell office:value-type="string">
                <text:p>27 ms</text:p>
              </table:table-cell>
              <table:table-cell office:value-type="float" office:value="21.677">
                <text:p>21.677</text:p>
              </table:table-cell>
              <table:table-cell office:value-type="float" office:value="0.121335915494443">
                <text:p>0.121335915494443</text:p>
              </table:table-cell>
              <table:table-cell office:value-type="float" office:value="0.121335915494443">
                <text:p>0.121335915494443</text:p>
              </table:table-cell>
              <table:table-cell office:value-type="float" office:value="16.716">
                <text:p>16.716</text:p>
              </table:table-cell>
              <table:table-cell office:value-type="float" office:value="0.17604155397671">
                <text:p>0.17604155397671</text:p>
              </table:table-cell>
              <table:table-cell office:value-type="float" office:value="0.17604155397671">
                <text:p>0.17604155397671</text:p>
              </table:table-cell>
              <table:table-cell office:value-type="float" office:value="99.02015283456">
                <text:p>99.02015283456</text:p>
              </table:table-cell>
              <table:table-cell office:value-type="float" office:value="0.887006821482563">
                <text:p>0.887006821482563</text:p>
              </table:table-cell>
              <table:table-cell office:value-type="float" office:value="0.887006821482563">
                <text:p>0.887006821482563</text:p>
              </table:table-cell>
              <table:table-cell office:value-type="float" office:value="84.998509713036">
                <text:p>84.998509713036</text:p>
              </table:table-cell>
              <table:table-cell office:value-type="float" office:value="0.737143822609736">
                <text:p>0.737143822609736</text:p>
              </table:table-cell>
              <table:table-cell office:value-type="float" office:value="0.737143822609736">
                <text:p>0.737143822609736</text:p>
              </table:table-cell>
            </table:table-row>
            <table:table-row>
              <table:table-cell office:value-type="string">
                <text:p>28 ms</text:p>
              </table:table-cell>
              <table:table-cell office:value-type="float" office:value="21.775">
                <text:p>21.775</text:p>
              </table:table-cell>
              <table:table-cell office:value-type="float" office:value="0.116908737263959">
                <text:p>0.116908737263959</text:p>
              </table:table-cell>
              <table:table-cell office:value-type="float" office:value="0.116908737263959">
                <text:p>0.116908737263959</text:p>
              </table:table-cell>
              <table:table-cell office:value-type="float" office:value="16.971">
                <text:p>16.971</text:p>
              </table:table-cell>
              <table:table-cell office:value-type="float" office:value="0.174845014786428">
                <text:p>0.174845014786428</text:p>
              </table:table-cell>
              <table:table-cell office:value-type="float" office:value="0.174845014786428">
                <text:p>0.174845014786428</text:p>
              </table:table-cell>
              <table:table-cell office:value-type="float" office:value="101.699058637197">
                <text:p>101.699058637197</text:p>
              </table:table-cell>
              <table:table-cell office:value-type="float" office:value="0.909171411808666">
                <text:p>0.909171411808666</text:p>
              </table:table-cell>
              <table:table-cell office:value-type="float" office:value="0.909171411808666">
                <text:p>0.909171411808666</text:p>
              </table:table-cell>
              <table:table-cell office:value-type="float" office:value="87.595704913706">
                <text:p>87.595704913706</text:p>
              </table:table-cell>
              <table:table-cell office:value-type="float" office:value="0.748357699904987">
                <text:p>0.748357699904987</text:p>
              </table:table-cell>
              <table:table-cell office:value-type="float" office:value="0.748357699904987">
                <text:p>0.748357699904987</text:p>
              </table:table-cell>
            </table:table-row>
            <table:table-row>
              <table:table-cell office:value-type="string">
                <text:p>29 ms</text:p>
              </table:table-cell>
              <table:table-cell office:value-type="float" office:value="21.882">
                <text:p>21.882</text:p>
              </table:table-cell>
              <table:table-cell office:value-type="float" office:value="0.116541436459201">
                <text:p>0.116541436459201</text:p>
              </table:table-cell>
              <table:table-cell office:value-type="float" office:value="0.116541436459201">
                <text:p>0.116541436459201</text:p>
              </table:table-cell>
              <table:table-cell office:value-type="float" office:value="17.145">
                <text:p>17.145</text:p>
              </table:table-cell>
              <table:table-cell office:value-type="float" office:value="0.174622923973948">
                <text:p>0.174622923973948</text:p>
              </table:table-cell>
              <table:table-cell office:value-type="float" office:value="0.174622923973948">
                <text:p>0.174622923973948</text:p>
              </table:table-cell>
              <table:table-cell office:value-type="float" office:value="104.56566184268">
                <text:p>104.56566184268</text:p>
              </table:table-cell>
              <table:table-cell office:value-type="float" office:value="0.941532136240264">
                <text:p>0.941532136240264</text:p>
              </table:table-cell>
              <table:table-cell office:value-type="float" office:value="0.941532136240264">
                <text:p>0.941532136240264</text:p>
              </table:table-cell>
              <table:table-cell office:value-type="float" office:value="90.500509875703">
                <text:p>90.500509875703</text:p>
              </table:table-cell>
              <table:table-cell office:value-type="float" office:value="0.787447089497456">
                <text:p>0.787447089497456</text:p>
              </table:table-cell>
              <table:table-cell office:value-type="float" office:value="0.787447089497456">
                <text:p>0.787447089497456</text:p>
              </table:table-cell>
            </table:table-row>
            <table:table-row>
              <table:table-cell office:value-type="string">
                <text:p>30 ms</text:p>
              </table:table-cell>
              <table:table-cell office:value-type="float" office:value="21.886">
                <text:p>21.886</text:p>
              </table:table-cell>
              <table:table-cell office:value-type="float" office:value="0.113243563338">
                <text:p>0.113243563338</text:p>
              </table:table-cell>
              <table:table-cell office:value-type="float" office:value="0.113243563338">
                <text:p>0.113243563338</text:p>
              </table:table-cell>
              <table:table-cell office:value-type="float" office:value="17.309">
                <text:p>17.309</text:p>
              </table:table-cell>
              <table:table-cell office:value-type="float" office:value="0.17488195852496">
                <text:p>0.17488195852496</text:p>
              </table:table-cell>
              <table:table-cell office:value-type="float" office:value="0.17488195852496">
                <text:p>0.17488195852496</text:p>
              </table:table-cell>
              <table:table-cell office:value-type="float" office:value="107.583105582513">
                <text:p>107.583105582513</text:p>
              </table:table-cell>
              <table:table-cell office:value-type="float" office:value="1.01175199277991">
                <text:p>1.01175199277991</text:p>
              </table:table-cell>
              <table:table-cell office:value-type="float" office:value="1.01175199277991">
                <text:p>1.01175199277991</text:p>
              </table:table-cell>
              <table:table-cell office:value-type="float" office:value="92.653984467333">
                <text:p>92.653984467333</text:p>
              </table:table-cell>
              <table:table-cell office:value-type="float" office:value="0.810954582497519">
                <text:p>0.810954582497519</text:p>
              </table:table-cell>
              <table:table-cell office:value-type="float" office:value="0.810954582497519">
                <text:p>0.810954582497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